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14.4991666666667cm" style:use-optimal-column-width="true"/>
    </style:style>
    <style:style style:name="co3" style:family="table-column">
      <style:table-column-properties fo:break-before="auto" style:column-width="21.11375cm" style:use-optimal-column-width="true"/>
    </style:style>
    <style:style style:name="co4" style:family="table-column">
      <style:table-column-properties fo:break-before="auto" style:column-width="32.14687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Modelltype</text:p>
          </table:table-cell>
          <table:table-cell office:value-type="string" table:style-name="ce2">
            <text:p>Modellnavn</text:p>
          </table:table-cell>
          <table:table-cell office:value-type="string" table:style-name="ce2">
            <text:p>Komponentsamling</text:p>
          </table:table-cell>
          <table:table-cell office:value-type="string" table:style-name="ce2">
            <text:p>Objekttype</text:p>
          </table:table-cell>
          <table:table-cell office:value-type="string" table:style-name="ce2">
            <text:p>Komponentnav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Bygninger</text:p>
          </table:table-cell>
          <table:table-cell office:value-type="string" table:style-name="ce1">
            <text:p>BygningElement_</text:p>
          </table:table-cell>
          <table:table-cell office:value-type="string" table:style-name="ce1">
            <text:p>Toalettanlegg</text:p>
          </table:table-cell>
          <table:table-cell office:value-type="string" table:style-name="ce1">
            <text:p>BygningElement_Toalett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Bygninger</text:p>
          </table:table-cell>
          <table:table-cell office:value-type="string" table:style-name="ce1">
            <text:p>BygningElement_</text:p>
          </table:table-cell>
          <table:table-cell office:value-type="string" table:style-name="ce1">
            <text:p>Eksisterende</text:p>
          </table:table-cell>
          <table:table-cell office:value-type="string" table:style-name="ce1">
            <text:p>BygningElement_Eksister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Armatur</text:p>
          </table:table-cell>
          <table:table-cell office:value-type="string" table:style-name="ce1">
            <text:p>ElektroElement_Kobling_Armat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Bryter</text:p>
          </table:table-cell>
          <table:table-cell office:value-type="string" table:style-name="ce1">
            <text:p>ElektroElement_Kobling_Bry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Feilindikator</text:p>
          </table:table-cell>
          <table:table-cell office:value-type="string" table:style-name="ce1">
            <text:p>ElektroElement_Kobling_Feilindik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Koplingspunkt</text:p>
          </table:table-cell>
          <table:table-cell office:value-type="string" table:style-name="ce1">
            <text:p>ElektroElement_Kobling_Kopl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Skjøt</text:p>
          </table:table-cell>
          <table:table-cell office:value-type="string" table:style-name="ce1">
            <text:p>ElektroElement_Kobling_Skjø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Tamp</text:p>
          </table:table-cell>
          <table:table-cell office:value-type="string" table:style-name="ce1">
            <text:p>ElektroElement_Kobling_Ta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Generator</text:p>
          </table:table-cell>
          <table:table-cell office:value-type="string" table:style-name="ce1">
            <text:p>ElektroElement_Kobling_Gener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Generell</text:p>
          </table:table-cell>
          <table:table-cell office:value-type="string" table:style-name="ce1">
            <text:p>ElektroElement_Kobling_Genere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Kobling_</text:p>
          </table:table-cell>
          <table:table-cell office:value-type="string" table:style-name="ce1">
            <text:p>Jordingspunkt</text:p>
          </table:table-cell>
          <table:table-cell office:value-type="string" table:style-name="ce1">
            <text:p>ElektroElement_Kobling_Jord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Ledning_</text:p>
          </table:table-cell>
          <table:table-cell office:value-type="string" table:style-name="ce1">
            <text:p>Jordkabel</text:p>
          </table:table-cell>
          <table:table-cell office:value-type="string" table:style-name="ce1">
            <text:p>ElektroElement_Ledning_Jord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Ledning_</text:p>
          </table:table-cell>
          <table:table-cell office:value-type="string" table:style-name="ce1">
            <text:p>Sjøkabel</text:p>
          </table:table-cell>
          <table:table-cell office:value-type="string" table:style-name="ce1">
            <text:p>ElektroElement_Ledning_Sjø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Jordingsledning</text:p>
          </table:table-cell>
          <table:table-cell office:value-type="string" table:style-name="ce1">
            <text:p>ElektroElement_Jordi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TekniskBygg</text:p>
          </table:table-cell>
          <table:table-cell office:value-type="string" table:style-name="ce1">
            <text:p>ElektroElement_Teknisk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</text:p>
          </table:table-cell>
          <table:table-cell office:value-type="string" table:style-name="ce1">
            <text:p>Varmekabel</text:p>
          </table:table-cell>
          <table:table-cell office:value-type="string" table:style-name="ce1">
            <text:p>ElektroElement_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Mast</text:p>
          </table:table-cell>
          <table:table-cell office:value-type="string" table:style-name="ce1">
            <text:p>ElektroElement_Framføringsnode_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Kum</text:p>
          </table:table-cell>
          <table:table-cell office:value-type="string" table:style-name="ce1">
            <text:p>ElektroElement_Framføringsnode_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Skap</text:p>
          </table:table-cell>
          <table:table-cell office:value-type="string" table:style-name="ce1">
            <text:p>ElektroElement_Framføringsnode_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</text:p>
          </table:table-cell>
          <table:table-cell office:value-type="string" table:style-name="ce1">
            <text:p>Søkesonde</text:p>
          </table:table-cell>
          <table:table-cell office:value-type="string" table:style-name="ce1">
            <text:p>ElektroElement_Framføringsnode_Søkeso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Kraftstasjon</text:p>
          </table:table-cell>
          <table:table-cell office:value-type="string" table:style-name="ce1">
            <text:p>ElektroElement_Framføringsnode_Nettverkstatsjon_Kraf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Transformatorstasjon</text:p>
          </table:table-cell>
          <table:table-cell office:value-type="string" table:style-name="ce1">
            <text:p>ElektroElement_Framføringsnode_Nettverkstatsjon_Transformator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Vindturbin</text:p>
          </table:table-cell>
          <table:table-cell office:value-type="string" table:style-name="ce1">
            <text:p>ElektroElement_Framføringsnode_Nettverkstatsjon_Vindturb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Nettstasjon</text:p>
          </table:table-cell>
          <table:table-cell office:value-type="string" table:style-name="ce1">
            <text:p>ElektroElement_Framføringsnode_Nettverkstatsjon_Net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node_Nettverkstatsjon_</text:p>
          </table:table-cell>
          <table:table-cell office:value-type="string" table:style-name="ce1">
            <text:p>Omformerstasjon</text:p>
          </table:table-cell>
          <table:table-cell office:value-type="string" table:style-name="ce1">
            <text:p>ElektroElement_Framføringsnode_Nettverkstatsjon_Omformer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Trase</text:p>
          </table:table-cell>
          <table:table-cell office:value-type="string" table:style-name="ce1">
            <text:p>ElektroElement_Framføringsveger_Trase_T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Veglys</text:p>
          </table:table-cell>
          <table:table-cell office:value-type="string" table:style-name="ce1">
            <text:p>ElektroElement_Framføringsveger_Trase_Vegl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Høgspent</text:p>
          </table:table-cell>
          <table:table-cell office:value-type="string" table:style-name="ce1">
            <text:p>ElektroElement_Framføringsveger_Trase_Høgs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Lavspent</text:p>
          </table:table-cell>
          <table:table-cell office:value-type="string" table:style-name="ce1">
            <text:p>ElektroElement_Framføringsveger_Trase_Lavs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Kontaktledning</text:p>
          </table:table-cell>
          <table:table-cell office:value-type="string" table:style-name="ce1">
            <text:p>ElektroElement_Framføringsveger_Trase_Kontakt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orbigangsledning</text:p>
          </table:table-cell>
          <table:table-cell office:value-type="string" table:style-name="ce1">
            <text:p>ElektroElement_Framføringsveger_Trase_Forbiga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orsterkningsledning</text:p>
          </table:table-cell>
          <table:table-cell office:value-type="string" table:style-name="ce1">
            <text:p>ElektroElement_Framføringsveger_Trase_Forsterkning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Returledning</text:p>
          </table:table-cell>
          <table:table-cell office:value-type="string" table:style-name="ce1">
            <text:p>ElektroElement_Framføringsveger_Trase_Retur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Fjernledning</text:p>
          </table:table-cell>
          <table:table-cell office:value-type="string" table:style-name="ce1">
            <text:p>ElektroElement_Framføringsveger_Trase_Fjern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Mateledning</text:p>
          </table:table-cell>
          <table:table-cell office:value-type="string" table:style-name="ce1">
            <text:p>ElektroElement_Framføringsveger_Trase_Mate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Sporvekselvarmekabel</text:p>
          </table:table-cell>
          <table:table-cell office:value-type="string" table:style-name="ce1">
            <text:p>ElektroElement_Framføringsveger_Trase_Sporveksel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Elektro</text:p>
          </table:table-cell>
          <table:table-cell office:value-type="string" table:style-name="ce1">
            <text:p>ElektroElement_Framføringsveger_Trase_</text:p>
          </table:table-cell>
          <table:table-cell office:value-type="string" table:style-name="ce1">
            <text:p>Togvarmekabel</text:p>
          </table:table-cell>
          <table:table-cell office:value-type="string" table:style-name="ce1">
            <text:p>ElektroElement_Framføringsveger_Trase_Togvarmekab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</text:p>
          </table:table-cell>
          <table:table-cell office:value-type="string" table:style-name="ce1">
            <text:p>Sykkelparkering</text:p>
          </table:table-cell>
          <table:table-cell office:value-type="string" table:style-name="ce1">
            <text:p>GatemøblerElement_Sykkelpark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Leskur</text:p>
          </table:table-cell>
          <table:table-cell office:value-type="string" table:style-name="ce1">
            <text:p>GatemøblerElement_Lekeapparat_Lesk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Huske</text:p>
          </table:table-cell>
          <table:table-cell office:value-type="string" table:style-name="ce1">
            <text:p>GatemøblerElement_Lekeapparat_Hus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Sandkasse</text:p>
          </table:table-cell>
          <table:table-cell office:value-type="string" table:style-name="ce1">
            <text:p>GatemøblerElement_Lekeapparat_Sandk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Vippe</text:p>
          </table:table-cell>
          <table:table-cell office:value-type="string" table:style-name="ce1">
            <text:p>GatemøblerElement_Lekeapparat_Vip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Lekehus</text:p>
          </table:table-cell>
          <table:table-cell office:value-type="string" table:style-name="ce1">
            <text:p>GatemøblerElement_Lekeapparat_Lekeh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Rutsjebane</text:p>
          </table:table-cell>
          <table:table-cell office:value-type="string" table:style-name="ce1">
            <text:p>GatemøblerElement_Lekeapparat_Rutsj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Minigolf</text:p>
          </table:table-cell>
          <table:table-cell office:value-type="string" table:style-name="ce1">
            <text:p>GatemøblerElement_Lekeapparat_Minigolf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Lekeapparat_</text:p>
          </table:table-cell>
          <table:table-cell office:value-type="string" table:style-name="ce1">
            <text:p>Klatrestativ</text:p>
          </table:table-cell>
          <table:table-cell office:value-type="string" table:style-name="ce1">
            <text:p>GatemøblerElement_Lekeapparat_Klatrestati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Skulptur</text:p>
          </table:table-cell>
          <table:table-cell office:value-type="string" table:style-name="ce1">
            <text:p>GatemøblerElement_KunstUtsmykning_Skulpt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Veggbilde</text:p>
          </table:table-cell>
          <table:table-cell office:value-type="string" table:style-name="ce1">
            <text:p>GatemøblerElement_KunstUtsmykning_Veggbil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Mosaikk</text:p>
          </table:table-cell>
          <table:table-cell office:value-type="string" table:style-name="ce1">
            <text:p>GatemøblerElement_KunstUtsmykning_Mosa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Byggverk</text:p>
          </table:table-cell>
          <table:table-cell office:value-type="string" table:style-name="ce1">
            <text:p>GatemøblerElement_KunstUtsmykning_Byggve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KunstUtsmykning_</text:p>
          </table:table-cell>
          <table:table-cell office:value-type="string" table:style-name="ce1">
            <text:p>AnnenType</text:p>
          </table:table-cell>
          <table:table-cell office:value-type="string" table:style-name="ce1">
            <text:p>GatemøblerElement_KunstUtsmykning_Annen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Plastbelagt</text:p>
          </table:table-cell>
          <table:table-cell office:value-type="string" table:style-name="ce1">
            <text:p>GatemøblerElement_Gjerde_FlettverkPlastbela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Stål</text:p>
          </table:table-cell>
          <table:table-cell office:value-type="string" table:style-name="ce1">
            <text:p>GatemøblerElement_Gjerde_Flettverk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Storrutet</text:p>
          </table:table-cell>
          <table:table-cell office:value-type="string" table:style-name="ce1">
            <text:p>GatemøblerElement_Gjerde_FlettverkStorrut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FlettverkKraftig</text:p>
          </table:table-cell>
          <table:table-cell office:value-type="string" table:style-name="ce1">
            <text:p>GatemøblerElement_Gjerde_FlettverkKrafti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</text:p>
          </table:table-cell>
          <table:table-cell office:value-type="string" table:style-name="ce1">
            <text:p>GatemøblerElement_Gjerde_Tre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Tett</text:p>
          </table:table-cell>
          <table:table-cell office:value-type="string" table:style-name="ce1">
            <text:p>GatemøblerElement_Gjerde_TregjerdeT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TregjerdeÅpent</text:p>
          </table:table-cell>
          <table:table-cell office:value-type="string" table:style-name="ce1">
            <text:p>GatemøblerElement_Gjerde_TregjerdeÅp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ålRørgjerde</text:p>
          </table:table-cell>
          <table:table-cell office:value-type="string" table:style-name="ce1">
            <text:p>GatemøblerElement_Gjerde_StålRør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Aluminiumsgjerde</text:p>
          </table:table-cell>
          <table:table-cell office:value-type="string" table:style-name="ce1">
            <text:p>GatemøblerElement_Gjerde_Aluminiums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HerdetGlass</text:p>
          </table:table-cell>
          <table:table-cell office:value-type="string" table:style-name="ce1">
            <text:p>GatemøblerElement_Gjerde_HerdetG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leksiGlass</text:p>
          </table:table-cell>
          <table:table-cell office:value-type="string" table:style-name="ce1">
            <text:p>GatemøblerElement_Gjerde_PleksiG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eingjerde</text:p>
          </table:table-cell>
          <table:table-cell office:value-type="string" table:style-name="ce1">
            <text:p>GatemøblerElement_Gjerde_Stein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Kjettinggjerde</text:p>
          </table:table-cell>
          <table:table-cell office:value-type="string" table:style-name="ce1">
            <text:p>GatemøblerElement_Gjerde_Kjetti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Aluminium</text:p>
          </table:table-cell>
          <table:table-cell office:value-type="string" table:style-name="ce1">
            <text:p>GatemøblerElement_Gjerde_StolpeAlumini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Stål</text:p>
          </table:table-cell>
          <table:table-cell office:value-type="string" table:style-name="ce1">
            <text:p>GatemøblerElement_Gjerde_Stolpe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Tre</text:p>
          </table:table-cell>
          <table:table-cell office:value-type="string" table:style-name="ce1">
            <text:p>GatemøblerElement_Gjerde_Stolpe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Plast</text:p>
          </table:table-cell>
          <table:table-cell office:value-type="string" table:style-name="ce1">
            <text:p>GatemøblerElement_Gjerde_StolpePl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StolpeBetong</text:p>
          </table:table-cell>
          <table:table-cell office:value-type="string" table:style-name="ce1">
            <text:p>GatemøblerElement_Gjerde_Stolp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Aluminium</text:p>
          </table:table-cell>
          <table:table-cell office:value-type="string" table:style-name="ce1">
            <text:p>GatemøblerElement_Gjerde_PortAlumini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Stål</text:p>
          </table:table-cell>
          <table:table-cell office:value-type="string" table:style-name="ce1">
            <text:p>GatemøblerElement_Gjerde_PortStå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atemøbler</text:p>
          </table:table-cell>
          <table:table-cell office:value-type="string" table:style-name="ce1">
            <text:p>GatemøblerElement_Gjerde_</text:p>
          </table:table-cell>
          <table:table-cell office:value-type="string" table:style-name="ce1">
            <text:p>PortTre</text:p>
          </table:table-cell>
          <table:table-cell office:value-type="string" table:style-name="ce1">
            <text:p>GatemøblerElement_Gjerde_Port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Bergoverflate</text:p>
          </table:table-cell>
          <table:table-cell office:value-type="string" table:style-name="ce1">
            <text:p>GeologiElement_LagIGrunnElement_Bergoverf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Vegetasjonsdekke</text:p>
          </table:table-cell>
          <table:table-cell office:value-type="string" table:style-name="ce1">
            <text:p>GeologiElement_LagIGrunnElement_Vegetasjonsdek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Svakhetssoner</text:p>
          </table:table-cell>
          <table:table-cell office:value-type="string" table:style-name="ce1">
            <text:p>GeologiElement_LagIGrunnElement_Svakhetss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Matjord</text:p>
          </table:table-cell>
          <table:table-cell office:value-type="string" table:style-name="ce1">
            <text:p>GeologiElement_LagIGrunnElement_Ma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Løsmasse</text:p>
          </table:table-cell>
          <table:table-cell office:value-type="string" table:style-name="ce1">
            <text:p>GeologiElement_LagIGrunnElement_Løsm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</text:p>
          </table:table-cell>
          <table:table-cell office:value-type="string" table:style-name="ce1">
            <text:p>Utskiftingsmasser</text:p>
          </table:table-cell>
          <table:table-cell office:value-type="string" table:style-name="ce1">
            <text:p>GeologiElement_LagIGrunnElement_Utskifting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tein</text:p>
          </table:table-cell>
          <table:table-cell office:value-type="string" table:style-name="ce1">
            <text:p>GeologiElement_LagIGrunnElement_Skred_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JordLøsmasse</text:p>
          </table:table-cell>
          <table:table-cell office:value-type="string" table:style-name="ce1">
            <text:p>GeologiElement_LagIGrunnElement_Skred_JordLøsma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nø</text:p>
          </table:table-cell>
          <table:table-cell office:value-type="string" table:style-name="ce1">
            <text:p>GeologiElement_LagIGrunnElement_Skred_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GeologiElement_LagIGrunnElement_Skred_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IsStein</text:p>
          </table:table-cell>
          <table:table-cell office:value-type="string" table:style-name="ce1">
            <text:p>GeologiElement_LagIGrunnElement_Skred_Is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Flomskred</text:p>
          </table:table-cell>
          <table:table-cell office:value-type="string" table:style-name="ce1">
            <text:p>GeologiElement_LagIGrunnElement_Skred_Flomskr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Sørpeskred</text:p>
          </table:table-cell>
          <table:table-cell office:value-type="string" table:style-name="ce1">
            <text:p>GeologiElement_LagIGrunnElement_Skred_Sørpeskr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LagIGrunnElement_Skred_</text:p>
          </table:table-cell>
          <table:table-cell office:value-type="string" table:style-name="ce1">
            <text:p>UtglidningAvVeg</text:p>
          </table:table-cell>
          <table:table-cell office:value-type="string" table:style-name="ce1">
            <text:p>GeologiElement_LagIGrunnElement_Skred_UtglidningAv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logiElement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Nettstasjon</text:p>
          </table:table-cell>
          <table:table-cell office:value-type="string" table:style-name="ce1">
            <text:p>GeologiElement_Nett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logiElement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TyngeSikring</text:p>
          </table:table-cell>
          <table:table-cell office:value-type="string" table:style-name="ce1">
            <text:p>GeologiElement_Tyng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magasin</text:p>
          </table:table-cell>
          <table:table-cell office:value-type="string" table:style-name="ce1">
            <text:p>GeologiElement_Skred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Fanggrøft</text:p>
          </table:table-cell>
          <table:table-cell office:value-type="string" table:style-name="ce1">
            <text:p>GeologiElement_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overbygg</text:p>
          </table:table-cell>
          <table:table-cell office:value-type="string" table:style-name="ce1">
            <text:p>GeologiElement_Skredover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utløsningstiltak</text:p>
          </table:table-cell>
          <table:table-cell office:value-type="string" table:style-name="ce1">
            <text:p>GeologiElement_Skredutløsnings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kredvarslingOvervåkning</text:p>
          </table:table-cell>
          <table:table-cell office:value-type="string" table:style-name="ce1">
            <text:p>GeologiElement_SkredvarslingOvervå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teinspranggjerde</text:p>
          </table:table-cell>
          <table:table-cell office:value-type="string" table:style-name="ce1">
            <text:p>GeologiElement_Steinspra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logi</text:p>
          </table:table-cell>
          <table:table-cell office:value-type="string" table:style-name="ce1">
            <text:p>GeologiElement_</text:p>
          </table:table-cell>
          <table:table-cell office:value-type="string" table:style-name="ce1">
            <text:p>StøtteforbygningSnø</text:p>
          </table:table-cell>
          <table:table-cell office:value-type="string" table:style-name="ce1">
            <text:p>GeologiElement_Støtteforbygning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teknikkElement_TiltakElement_TiltakITunnel_Sikring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Nett</text:p>
          </table:table-cell>
          <table:table-cell office:value-type="string" table:style-name="ce1">
            <text:p>GeoteknikkElement_TiltakElement_TiltakITunnel_Sikring_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Sikring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teknikkElement_TiltakElement_TiltakITunnel_Sikring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TyngreSikring</text:p>
          </table:table-cell>
          <table:table-cell office:value-type="string" table:style-name="ce1">
            <text:p>GeoteknikkElement_TiltakElement_TiltakITunnel_Tyngr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Injeksjon</text:p>
          </table:table-cell>
          <table:table-cell office:value-type="string" table:style-name="ce1">
            <text:p>GeoteknikkElement_TiltakElement_TiltakITunnel_Inje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TiltakITunnel_</text:p>
          </table:table-cell>
          <table:table-cell office:value-type="string" table:style-name="ce1">
            <text:p>BerguttakTunnel</text:p>
          </table:table-cell>
          <table:table-cell office:value-type="string" table:style-name="ce1">
            <text:p>GeoteknikkElement_TiltakElement_TiltakITunnel_Berguttak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GraveplanerForByggegrop</text:p>
          </table:table-cell>
          <table:table-cell office:value-type="string" table:style-name="ce1">
            <text:p>GeoteknikkElement_TiltakElement_GraveplanerForByggegro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Bjelkestengsler</text:p>
          </table:table-cell>
          <table:table-cell office:value-type="string" table:style-name="ce1">
            <text:p>GeoteknikkElement_TiltakElement_Bjelkestengs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Masseutskiftning</text:p>
          </table:table-cell>
          <table:table-cell office:value-type="string" table:style-name="ce1">
            <text:p>GeoteknikkElement_TiltakElement_Masseutskift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BerguttakBergskjæring</text:p>
          </table:table-cell>
          <table:table-cell office:value-type="string" table:style-name="ce1">
            <text:p>GeoteknikkElement_TiltakElement_Bergskjæring_Berguttak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Bolter</text:p>
          </table:table-cell>
          <table:table-cell office:value-type="string" table:style-name="ce1">
            <text:p>GeoteknikkElement_TiltakElement_Bergskjæring_Bo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Bergskjæring_</text:p>
          </table:table-cell>
          <table:table-cell office:value-type="string" table:style-name="ce1">
            <text:p>Nett</text:p>
          </table:table-cell>
          <table:table-cell office:value-type="string" table:style-name="ce1">
            <text:p>GeoteknikkElement_TiltakElement_Bergskjæring_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Sprøytebetong</text:p>
          </table:table-cell>
          <table:table-cell office:value-type="string" table:style-name="ce1">
            <text:p>GeoteknikkElement_TiltakElement_Sprøyte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TyngreSikring</text:p>
          </table:table-cell>
          <table:table-cell office:value-type="string" table:style-name="ce1">
            <text:p>GeoteknikkElement_TiltakElement_Tyngre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SkredmagasinFanggrøft</text:p>
          </table:table-cell>
          <table:table-cell office:value-type="string" table:style-name="ce1">
            <text:p>GeoteknikkElement_TiltakElement_Skredmagasin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teinspranggjerde</text:p>
          </table:table-cell>
          <table:table-cell office:value-type="string" table:style-name="ce1">
            <text:p>GeoteknikkElement_TiltakElement_Skredsikring_Steinsprang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overbygg</text:p>
          </table:table-cell>
          <table:table-cell office:value-type="string" table:style-name="ce1">
            <text:p>GeoteknikkElement_TiltakElement_Skredsikring_Skredover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utløsningstiltak</text:p>
          </table:table-cell>
          <table:table-cell office:value-type="string" table:style-name="ce1">
            <text:p>GeoteknikkElement_TiltakElement_Skredsikring_Skredutløsnings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varslingOvervåkning</text:p>
          </table:table-cell>
          <table:table-cell office:value-type="string" table:style-name="ce1">
            <text:p>GeoteknikkElement_TiltakElement_Skredsikring_SkredvarslingOvervå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kredmagasinFanggrøft</text:p>
          </table:table-cell>
          <table:table-cell office:value-type="string" table:style-name="ce1">
            <text:p>GeoteknikkElement_TiltakElement_Skredsikring_SkredmagasinFang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StøtteforbygningSnø</text:p>
          </table:table-cell>
          <table:table-cell office:value-type="string" table:style-name="ce1">
            <text:p>GeoteknikkElement_TiltakElement_Skredsikring_StøtteforbygningSn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kredsikring_</text:p>
          </table:table-cell>
          <table:table-cell office:value-type="string" table:style-name="ce1">
            <text:p>Voll</text:p>
          </table:table-cell>
          <table:table-cell office:value-type="string" table:style-name="ce1">
            <text:p>GeoteknikkElement_TiltakElement_Skredsikring_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Erosjonssikring</text:p>
          </table:table-cell>
          <table:table-cell office:value-type="string" table:style-name="ce1">
            <text:p>GeoteknikkElement_TiltakElement_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</text:p>
          </table:table-cell>
          <table:table-cell office:value-type="string" table:style-name="ce1">
            <text:p>Grunnforsterkning</text:p>
          </table:table-cell>
          <table:table-cell office:value-type="string" table:style-name="ce1">
            <text:p>GeoteknikkElement_TiltakElement_Grunnforster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Peler_</text:p>
          </table:table-cell>
          <table:table-cell office:value-type="string" table:style-name="ce1">
            <text:p>Lettfyllinger</text:p>
          </table:table-cell>
          <table:table-cell office:value-type="string" table:style-name="ce1">
            <text:p>GeoteknikkElement_TiltakElement_Peler_Lettfyllin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Peler_</text:p>
          </table:table-cell>
          <table:table-cell office:value-type="string" table:style-name="ce1">
            <text:p>BoredePeler</text:p>
          </table:table-cell>
          <table:table-cell office:value-type="string" table:style-name="ce1">
            <text:p>GeoteknikkElement_TiltakElement_Peler_BoredeP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RammedePeler</text:p>
          </table:table-cell>
          <table:table-cell office:value-type="string" table:style-name="ce1">
            <text:p>GeoteknikkElement_TiltakElement_Støttekonstruksjoner_RammedeP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Spunt</text:p>
          </table:table-cell>
          <table:table-cell office:value-type="string" table:style-name="ce1">
            <text:p>GeoteknikkElement_TiltakElement_Støttekonstruksjoner_Spu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Rørvegg</text:p>
          </table:table-cell>
          <table:table-cell office:value-type="string" table:style-name="ce1">
            <text:p>GeoteknikkElement_TiltakElement_Støttekonstruksjoner_Rør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Slissevegg</text:p>
          </table:table-cell>
          <table:table-cell office:value-type="string" table:style-name="ce1">
            <text:p>GeoteknikkElement_TiltakElement_Støttekonstruksjoner_Slisse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JordArmertMur</text:p>
          </table:table-cell>
          <table:table-cell office:value-type="string" table:style-name="ce1">
            <text:p>GeoteknikkElement_TiltakElement_Støttekonstruksjoner_JordArmert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Jordnagling</text:p>
          </table:table-cell>
          <table:table-cell office:value-type="string" table:style-name="ce1">
            <text:p>GeoteknikkElement_TiltakElement_Støttekonstruksjoner_Jordnag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Gabioner</text:p>
          </table:table-cell>
          <table:table-cell office:value-type="string" table:style-name="ce1">
            <text:p>GeoteknikkElement_TiltakElement_Støttekonstruksjoner_Gabi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eoteknikk</text:p>
          </table:table-cell>
          <table:table-cell office:value-type="string" table:style-name="ce1">
            <text:p>GeoteknikkElement_TiltakElement_Støttekonstruksjoner_</text:p>
          </table:table-cell>
          <table:table-cell office:value-type="string" table:style-name="ce1">
            <text:p>Tørrmur</text:p>
          </table:table-cell>
          <table:table-cell office:value-type="string" table:style-name="ce1">
            <text:p>GeoteknikkElement_TiltakElement_Støttekonstruksjoner_Tørr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Arealressurs</text:p>
          </table:table-cell>
          <table:table-cell office:value-type="string" table:style-name="ce1">
            <text:p>GrunnervervElement_ErvervetAreal_GrenseArealress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Teig</text:p>
          </table:table-cell>
          <table:table-cell office:value-type="string" table:style-name="ce1">
            <text:p>GrunnervervElement_ErvervetAreal_GrenseTei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GrenseEiendom</text:p>
          </table:table-cell>
          <table:table-cell office:value-type="string" table:style-name="ce1">
            <text:p>GrunnervervElement_ErvervetAreal_GrenseEiend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Matrikkelenhet</text:p>
          </table:table-cell>
          <table:table-cell office:value-type="string" table:style-name="ce1">
            <text:p>GrunnervervElement_ErvervetAreal_Matrikkelenh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MidlertidigBeslag</text:p>
          </table:table-cell>
          <table:table-cell office:value-type="string" table:style-name="ce1">
            <text:p>GrunnervervElement_ErvervetAreal_MidlertidigBes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PermanentErverv</text:p>
          </table:table-cell>
          <table:table-cell office:value-type="string" table:style-name="ce1">
            <text:p>GrunnervervElement_ErvervetAreal_PermanentErver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PermanentKlausulertAreal</text:p>
          </table:table-cell>
          <table:table-cell office:value-type="string" table:style-name="ce1">
            <text:p>GrunnervervElement_ErvervetAreal_PermanentKlausulertAre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</text:p>
          </table:table-cell>
          <table:table-cell office:value-type="string" table:style-name="ce1">
            <text:p>Servitutter</text:p>
          </table:table-cell>
          <table:table-cell office:value-type="string" table:style-name="ce1">
            <text:p>GrunnervervElement_ErvervetAreal_Servitut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Bebygd</text:p>
          </table:table-cell>
          <table:table-cell office:value-type="string" table:style-name="ce1">
            <text:p>GrunnervervElement_ErvervetAreal_ArealressursType_Bebyg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Ferskvann</text:p>
          </table:table-cell>
          <table:table-cell office:value-type="string" table:style-name="ce1">
            <text:p>GrunnervervElement_ErvervetAreal_ArealressursType_Ferskv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FulldyrkaJord</text:p>
          </table:table-cell>
          <table:table-cell office:value-type="string" table:style-name="ce1">
            <text:p>GrunnervervElement_ErvervetAreal_ArealressursType_Fulldyrka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Hav</text:p>
          </table:table-cell>
          <table:table-cell office:value-type="string" table:style-name="ce1">
            <text:p>GrunnervervElement_ErvervetAreal_ArealressursType_Ha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IkkeKartlagt</text:p>
          </table:table-cell>
          <table:table-cell office:value-type="string" table:style-name="ce1">
            <text:p>GrunnervervElement_ErvervetAreal_ArealressursType_IkkeKartla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Innmarksbeite</text:p>
          </table:table-cell>
          <table:table-cell office:value-type="string" table:style-name="ce1">
            <text:p>GrunnervervElement_ErvervetAreal_ArealressursType_Innmarksbei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Myr</text:p>
          </table:table-cell>
          <table:table-cell office:value-type="string" table:style-name="ce1">
            <text:p>GrunnervervElement_ErvervetAreal_ArealressursType_My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OverflatedyrkaJord</text:p>
          </table:table-cell>
          <table:table-cell office:value-type="string" table:style-name="ce1">
            <text:p>GrunnervervElement_ErvervetAreal_ArealressursType_Overflatedyrka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GrunnervervElement_ErvervetAreal_ArealressursType_Samferds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kog</text:p>
          </table:table-cell>
          <table:table-cell office:value-type="string" table:style-name="ce1">
            <text:p>GrunnervervElement_ErvervetAreal_ArealressursType_Sko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Snøisbre</text:p>
          </table:table-cell>
          <table:table-cell office:value-type="string" table:style-name="ce1">
            <text:p>GrunnervervElement_ErvervetAreal_ArealressursType_Snø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Grunnerverv</text:p>
          </table:table-cell>
          <table:table-cell office:value-type="string" table:style-name="ce1">
            <text:p>GrunnervervElement_ErvervetAreal_ArealressursType_</text:p>
          </table:table-cell>
          <table:table-cell office:value-type="string" table:style-name="ce1">
            <text:p>ÅpenFastmark</text:p>
          </table:table-cell>
          <table:table-cell office:value-type="string" table:style-name="ce1">
            <text:p>GrunnervervElement_ErvervetAreal_ArealressursType_ÅpenFastma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FeltKonservering</text:p>
          </table:table-cell>
          <table:table-cell office:value-type="string" table:style-name="ce1">
            <text:p>KulturminnevernElement_TiltakElement_KonserveringType_Felt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MuseumsKonservering</text:p>
          </table:table-cell>
          <table:table-cell office:value-type="string" table:style-name="ce1">
            <text:p>KulturminnevernElement_TiltakElement_KonserveringType_Museums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KonserveringType_</text:p>
          </table:table-cell>
          <table:table-cell office:value-type="string" table:style-name="ce1">
            <text:p>BygningsKonservering</text:p>
          </table:table-cell>
          <table:table-cell office:value-type="string" table:style-name="ce1">
            <text:p>KulturminnevernElement_TiltakElement_KonserveringType_BygningsKonserv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Replika</text:p>
          </table:table-cell>
          <table:table-cell office:value-type="string" table:style-name="ce1">
            <text:p>KulturminnevernElement_TiltakElement_RestaureringType_Replik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Kopi</text:p>
          </table:table-cell>
          <table:table-cell office:value-type="string" table:style-name="ce1">
            <text:p>KulturminnevernElement_TiltakElement_RestaureringType_Kop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Duplikat</text:p>
          </table:table-cell>
          <table:table-cell office:value-type="string" table:style-name="ce1">
            <text:p>KulturminnevernElement_TiltakElement_RestaureringType_Duplik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RestaureringType_</text:p>
          </table:table-cell>
          <table:table-cell office:value-type="string" table:style-name="ce1">
            <text:p>Parafrase</text:p>
          </table:table-cell>
          <table:table-cell office:value-type="string" table:style-name="ce1">
            <text:p>KulturminnevernElement_TiltakElement_RestaureringType_Paraf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Overvåking</text:p>
          </table:table-cell>
          <table:table-cell office:value-type="string" table:style-name="ce1">
            <text:p>KulturminnevernElement_TiltakElement_SkadeforebyggingType_Overvå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Gjerde</text:p>
          </table:table-cell>
          <table:table-cell office:value-type="string" table:style-name="ce1">
            <text:p>KulturminnevernElement_TiltakElement_SkadeforebyggingType_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SkadeforebyggingType_</text:p>
          </table:table-cell>
          <table:table-cell office:value-type="string" table:style-name="ce1">
            <text:p>SpuntVegg</text:p>
          </table:table-cell>
          <table:table-cell office:value-type="string" table:style-name="ce1">
            <text:p>KulturminnevernElement_TiltakElement_SkadeforebyggingType_Spunt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AnalyseElement_</text:p>
          </table:table-cell>
          <table:table-cell office:value-type="string" table:style-name="ce1">
            <text:p>Analyse</text:p>
          </table:table-cell>
          <table:table-cell office:value-type="string" table:style-name="ce1">
            <text:p>KulturminnevernElement_AnalyseElement_Analy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Kulturminnevern</text:p>
          </table:table-cell>
          <table:table-cell office:value-type="string" table:style-name="ce1">
            <text:p>KulturminnevernElement_TiltakElement_</text:p>
          </table:table-cell>
          <table:table-cell office:value-type="string" table:style-name="ce1">
            <text:p>Tiltaksgrense</text:p>
          </table:table-cell>
          <table:table-cell office:value-type="string" table:style-name="ce1">
            <text:p>KulturminnevernElement_TiltakElement_Tiltaksgren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Voll</text:p>
          </table:table-cell>
          <table:table-cell office:value-type="string" table:style-name="ce1">
            <text:p>NaturvernElement_TiltakElement_Beskyttelsestiltak_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Gjerde</text:p>
          </table:table-cell>
          <table:table-cell office:value-type="string" table:style-name="ce1">
            <text:p>NaturvernElement_TiltakElement_Beskyttelsestiltak_Gjer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Beskyttelsestiltak_</text:p>
          </table:table-cell>
          <table:table-cell office:value-type="string" table:style-name="ce1">
            <text:p>Faunapassasje</text:p>
          </table:table-cell>
          <table:table-cell office:value-type="string" table:style-name="ce1">
            <text:p>NaturvernElement_TiltakElement_Beskyttelsestiltak_Faunapassas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</text:p>
          </table:table-cell>
          <table:table-cell office:value-type="string" table:style-name="ce1">
            <text:p>Barriærer</text:p>
          </table:table-cell>
          <table:table-cell office:value-type="string" table:style-name="ce1">
            <text:p>NaturvernElement_TiltakElement_SkadereduserendeTiltak_Barriæ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egetasjonstiltak_</text:p>
          </table:table-cell>
          <table:table-cell office:value-type="string" table:style-name="ce1">
            <text:p>Art</text:p>
          </table:table-cell>
          <table:table-cell office:value-type="string" table:style-name="ce1">
            <text:p>NaturvernElement_TiltakElement_SkadereduserendeTiltak_Vegetasjonstiltak_A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egetasjonstiltak_</text:p>
          </table:table-cell>
          <table:table-cell office:value-type="string" table:style-name="ce1">
            <text:p>Siktrydding</text:p>
          </table:table-cell>
          <table:table-cell office:value-type="string" table:style-name="ce1">
            <text:p>NaturvernElement_TiltakElement_SkadereduserendeTiltak_Vegetasjonstiltak_Siktrydd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Kantstein</text:p>
          </table:table-cell>
          <table:table-cell office:value-type="string" table:style-name="ce1">
            <text:p>NaturvernElement_TiltakElement_SkadereduserendeTiltak_Tilpasninger_Kant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Midtdeler</text:p>
          </table:table-cell>
          <table:table-cell office:value-type="string" table:style-name="ce1">
            <text:p>NaturvernElement_TiltakElement_SkadereduserendeTiltak_Tilpasninger_Midt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Dreneringssystemer</text:p>
          </table:table-cell>
          <table:table-cell office:value-type="string" table:style-name="ce1">
            <text:p>NaturvernElement_TiltakElement_SkadereduserendeTiltak_Tilpasninger_Dreneringssyste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Tilpasninger_</text:p>
          </table:table-cell>
          <table:table-cell office:value-type="string" table:style-name="ce1">
            <text:p>Trafikkreduksjon</text:p>
          </table:table-cell>
          <table:table-cell office:value-type="string" table:style-name="ce1">
            <text:p>NaturvernElement_TiltakElement_SkadereduserendeTiltak_Tilpasninger_Trafikkred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Sedimenthandtering_</text:p>
          </table:table-cell>
          <table:table-cell office:value-type="string" table:style-name="ce1">
            <text:p>Sedimentasjonsbasseng</text:p>
          </table:table-cell>
          <table:table-cell office:value-type="string" table:style-name="ce1">
            <text:p>NaturvernElement_TiltakElement_SkadereduserendeTiltak_Sedimenthandtering_Sedimentasjon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Sedimenthandtering_</text:p>
          </table:table-cell>
          <table:table-cell office:value-type="string" table:style-name="ce1">
            <text:p>Fangrist</text:p>
          </table:table-cell>
          <table:table-cell office:value-type="string" table:style-name="ce1">
            <text:p>NaturvernElement_TiltakElement_SkadereduserendeTiltak_Sedimenthandtering_Fang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Vanngjennomløp</text:p>
          </table:table-cell>
          <table:table-cell office:value-type="string" table:style-name="ce1">
            <text:p>NaturvernElement_TiltakElement_SkadereduserendeTiltak_Vannhandtering_Vanngjennom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RensesystemDrivevann</text:p>
          </table:table-cell>
          <table:table-cell office:value-type="string" table:style-name="ce1">
            <text:p>NaturvernElement_TiltakElement_SkadereduserendeTiltak_Vannhandtering_RensesystemDrivev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nnhandtering_</text:p>
          </table:table-cell>
          <table:table-cell office:value-type="string" table:style-name="ce1">
            <text:p>OmlageVannveier</text:p>
          </table:table-cell>
          <table:table-cell office:value-type="string" table:style-name="ce1">
            <text:p>NaturvernElement_TiltakElement_SkadereduserendeTiltak_Vannhandtering_OmlageVannvei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rsling_</text:p>
          </table:table-cell>
          <table:table-cell office:value-type="string" table:style-name="ce1">
            <text:p>Fareskilt</text:p>
          </table:table-cell>
          <table:table-cell office:value-type="string" table:style-name="ce1">
            <text:p>NaturvernElement_TiltakElement_SkadereduserendeTiltak_Varsling_Fareski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SkadereduserendeTiltak_Varsling_</text:p>
          </table:table-cell>
          <table:table-cell office:value-type="string" table:style-name="ce1">
            <text:p>Detektorer</text:p>
          </table:table-cell>
          <table:table-cell office:value-type="string" table:style-name="ce1">
            <text:p>NaturvernElement_TiltakElement_SkadereduserendeTiltak_Varsling_Detekto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vegetering</text:p>
          </table:table-cell>
          <table:table-cell office:value-type="string" table:style-name="ce1">
            <text:p>NaturvernElement_TiltakElement_Restaureringstiltak_Reveget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Terrengarbeid</text:p>
          </table:table-cell>
          <table:table-cell office:value-type="string" table:style-name="ce1">
            <text:p>NaturvernElement_TiltakElement_Restaureringstiltak_Terrengarbe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NaturligVannveg</text:p>
          </table:table-cell>
          <table:table-cell office:value-type="string" table:style-name="ce1">
            <text:p>NaturvernElement_TiltakElement_Restaureringstiltak_ReetablereNaturligVann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Gyteplass</text:p>
          </table:table-cell>
          <table:table-cell office:value-type="string" table:style-name="ce1">
            <text:p>NaturvernElement_TiltakElement_Restaureringstiltak_ReetablereGytepl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Restaureringstiltak_</text:p>
          </table:table-cell>
          <table:table-cell office:value-type="string" table:style-name="ce1">
            <text:p>ReetablereTrær</text:p>
          </table:table-cell>
          <table:table-cell office:value-type="string" table:style-name="ce1">
            <text:p>NaturvernElement_TiltakElement_Restaureringstiltak_ReetablereTræ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Habitattiltak</text:p>
          </table:table-cell>
          <table:table-cell office:value-type="string" table:style-name="ce1">
            <text:p>NaturvernElement_TiltakElement_KompenserendeTiltak_Habitat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Fiskevandringtiltak</text:p>
          </table:table-cell>
          <table:table-cell office:value-type="string" table:style-name="ce1">
            <text:p>NaturvernElement_TiltakElement_KompenserendeTiltak_Fiskevandring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Omplassering</text:p>
          </table:table-cell>
          <table:table-cell office:value-type="string" table:style-name="ce1">
            <text:p>NaturvernElement_TiltakElement_KompenserendeTiltak_Omplass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TiltakElement_KompenserendeTiltak_</text:p>
          </table:table-cell>
          <table:table-cell office:value-type="string" table:style-name="ce1">
            <text:p>OekologiskKompensasjon</text:p>
          </table:table-cell>
          <table:table-cell office:value-type="string" table:style-name="ce1">
            <text:p>NaturvernElement_TiltakElement_KompenserendeTiltak_OekologiskKompens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Naturvern</text:p>
          </table:table-cell>
          <table:table-cell office:value-type="string" table:style-name="ce1">
            <text:p>NaturvernElement_AnalyseElement_</text:p>
          </table:table-cell>
          <table:table-cell office:value-type="string" table:style-name="ce1">
            <text:p>GrenseAnalyseelement</text:p>
          </table:table-cell>
          <table:table-cell office:value-type="string" table:style-name="ce1">
            <text:p>NaturvernElement_AnalyseElement_GrenseAnalyse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Flomveg</text:p>
          </table:table-cell>
          <table:table-cell office:value-type="string" table:style-name="ce1">
            <text:p>OvervannElement_VannHåndteringElement_ÅpenElement_Flom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egnbed</text:p>
          </table:table-cell>
          <table:table-cell office:value-type="string" table:style-name="ce1">
            <text:p>OvervannElement_VannHåndteringElement_ÅpenElement_Regnb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enne</text:p>
          </table:table-cell>
          <table:table-cell office:value-type="string" table:style-name="ce1">
            <text:p>OvervannElement_VannHåndteringElement_ÅpenElement_Re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GrøftÅpen</text:p>
          </table:table-cell>
          <table:table-cell office:value-type="string" table:style-name="ce1">
            <text:p>OvervannElement_VannHåndteringElement_ÅpenElement_Grøft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StikkrenneKulvert</text:p>
          </table:table-cell>
          <table:table-cell office:value-type="string" table:style-name="ce1">
            <text:p>OvervannElement_VannHåndteringElement_ÅpenElement_StikkrenneKulv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</text:p>
          </table:table-cell>
          <table:table-cell office:value-type="string" table:style-name="ce1">
            <text:p>OvervannElement_VannHåndteringElement_ÅpenElement_BassengMagasin_Rense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Sedimentasjon</text:p>
          </table:table-cell>
          <table:table-cell office:value-type="string" table:style-name="ce1">
            <text:p>OvervannElement_VannHåndteringElement_ÅpenElement_BassengMagasin_RensebassengSedimen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Infiltrasjon</text:p>
          </table:table-cell>
          <table:table-cell office:value-type="string" table:style-name="ce1">
            <text:p>OvervannElement_VannHåndteringElement_ÅpenElement_BassengMagasin_RensebassengInfiltr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RensebassengVåtmark</text:p>
          </table:table-cell>
          <table:table-cell office:value-type="string" table:style-name="ce1">
            <text:p>OvervannElement_VannHåndteringElement_ÅpenElement_BassengMagasin_RensebassengVåtma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OppsamlingForurensning</text:p>
          </table:table-cell>
          <table:table-cell office:value-type="string" table:style-name="ce1">
            <text:p>OvervannElement_VannHåndteringElement_ÅpenElement_BassengMagasin_OppsamlingForurens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Fordrøyningsbasseng</text:p>
          </table:table-cell>
          <table:table-cell office:value-type="string" table:style-name="ce1">
            <text:p>OvervannElement_VannHåndteringElement_ÅpenElement_BassengMagasin_Fordrøyning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Vannmagasin</text:p>
          </table:table-cell>
          <table:table-cell office:value-type="string" table:style-name="ce1">
            <text:p>OvervannElement_VannHåndteringElement_ÅpenElement_BassengMagasin_Vann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Pumpesump</text:p>
          </table:table-cell>
          <table:table-cell office:value-type="string" table:style-name="ce1">
            <text:p>OvervannElement_VannHåndteringElement_ÅpenElement_BassengMagasin_Pumpesu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BassengMagasin_</text:p>
          </table:table-cell>
          <table:table-cell office:value-type="string" table:style-name="ce1">
            <text:p>AnnetBruksområde</text:p>
          </table:table-cell>
          <table:table-cell office:value-type="string" table:style-name="ce1">
            <text:p>OvervannElement_VannHåndteringElement_ÅpenElement_BassengMagasin_AnnetBruksområ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Fontene</text:p>
          </table:table-cell>
          <table:table-cell office:value-type="string" table:style-name="ce1">
            <text:p>OvervannElement_VannHåndteringElement_ÅpenElement_Fonte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Kanal</text:p>
          </table:table-cell>
          <table:table-cell office:value-type="string" table:style-name="ce1">
            <text:p>OvervannElement_VannHåndteringElement_ÅpenElement_Ka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ElvBekk</text:p>
          </table:table-cell>
          <table:table-cell office:value-type="string" table:style-name="ce1">
            <text:p>OvervannElement_VannHåndteringElement_ÅpenElement_ElvBe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Vannspeil</text:p>
          </table:table-cell>
          <table:table-cell office:value-type="string" table:style-name="ce1">
            <text:p>OvervannElement_VannHåndteringElement_ÅpenElement_Vannspe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PlastringErosjonssikring</text:p>
          </table:table-cell>
          <table:table-cell office:value-type="string" table:style-name="ce1">
            <text:p>OvervannElement_VannHåndteringElement_ÅpenElement_Plastring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ÅpenElement_</text:p>
          </table:table-cell>
          <table:table-cell office:value-type="string" table:style-name="ce1">
            <text:p>Rist</text:p>
          </table:table-cell>
          <table:table-cell office:value-type="string" table:style-name="ce1">
            <text:p>OvervannElement_VannHåndteringElement_ÅpenElement_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DrensgrøftDyp</text:p>
          </table:table-cell>
          <table:table-cell office:value-type="string" table:style-name="ce1">
            <text:p>OvervannElement_VannHåndteringElement_LukketElement_DrensgrøftDy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DrensgrøftGrunn</text:p>
          </table:table-cell>
          <table:table-cell office:value-type="string" table:style-name="ce1">
            <text:p>OvervannElement_VannHåndteringElement_LukketElement_DrensgrøftGru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Pukkstreng</text:p>
          </table:table-cell>
          <table:table-cell office:value-type="string" table:style-name="ce1">
            <text:p>OvervannElement_VannHåndteringElement_LukketElement_Pukkstr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Avløpsgrøft</text:p>
          </table:table-cell>
          <table:table-cell office:value-type="string" table:style-name="ce1">
            <text:p>OvervannElement_VannHåndteringElement_LukketElement_Avløps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LukketElement_</text:p>
          </table:table-cell>
          <table:table-cell office:value-type="string" table:style-name="ce1">
            <text:p>FilterRensegrøft</text:p>
          </table:table-cell>
          <table:table-cell office:value-type="string" table:style-name="ce1">
            <text:p>OvervannElement_VannHåndteringElement_LukketElement_FilterRense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VannHåndteringElement_RensetiltakElement_</text:p>
          </table:table-cell>
          <table:table-cell office:value-type="string" table:style-name="ce1">
            <text:p>Rensetiltak</text:p>
          </table:table-cell>
          <table:table-cell office:value-type="string" table:style-name="ce1">
            <text:p>OvervannElement_VannHåndteringElement_RensetiltakElement_Rensetil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ilterduk</text:p>
          </table:table-cell>
          <table:table-cell office:value-type="string" table:style-name="ce1">
            <text:p>OvervannElement_Filterdu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ilterlag</text:p>
          </table:table-cell>
          <table:table-cell office:value-type="string" table:style-name="ce1">
            <text:p>OvervannElement_Filter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Erosjonssikring</text:p>
          </table:table-cell>
          <table:table-cell office:value-type="string" table:style-name="ce1">
            <text:p>OvervannElement_Erosjonssi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ramføringsveiLukket</text:p>
          </table:table-cell>
          <table:table-cell office:value-type="string" table:style-name="ce1">
            <text:p>OvervannElement_FramføringsveiLukk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Overvann</text:p>
          </table:table-cell>
          <table:table-cell office:value-type="string" table:style-name="ce1">
            <text:p>OvervannElement_</text:p>
          </table:table-cell>
          <table:table-cell office:value-type="string" table:style-name="ce1">
            <text:p>FramføringsveiÅpen</text:p>
          </table:table-cell>
          <table:table-cell office:value-type="string" table:style-name="ce1">
            <text:p>OvervannElement_Framføringsvei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</text:p>
          </table:table-cell>
          <table:table-cell office:value-type="string" table:style-name="ce1">
            <text:p>RekkverkElement_RekkverkendeElement_Sideforank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Fjellskjæring</text:p>
          </table:table-cell>
          <table:table-cell office:value-type="string" table:style-name="ce1">
            <text:p>RekkverkElement_RekkverkendeElement_SideforankringFjell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Jordskjæring</text:p>
          </table:table-cell>
          <table:table-cell office:value-type="string" table:style-name="ce1">
            <text:p>RekkverkElement_RekkverkendeElement_SideforankringJord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Mur</text:p>
          </table:table-cell>
          <table:table-cell office:value-type="string" table:style-name="ce1">
            <text:p>RekkverkElement_RekkverkendeElement_Sideforankring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Tunnelportal</text:p>
          </table:table-cell>
          <table:table-cell office:value-type="string" table:style-name="ce1">
            <text:p>RekkverkElement_RekkverkendeElement_SideforankringTunnel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SideforankringNaboelement</text:p>
          </table:table-cell>
          <table:table-cell office:value-type="string" table:style-name="ce1">
            <text:p>RekkverkElement_RekkverkendeElement_SideforankringNabo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Ettergivende</text:p>
          </table:table-cell>
          <table:table-cell office:value-type="string" table:style-name="ce1">
            <text:p>RekkverkElement_RekkverkendeElement_Ettergiv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NedføringUtenUtsvingning</text:p>
          </table:table-cell>
          <table:table-cell office:value-type="string" table:style-name="ce1">
            <text:p>RekkverkElement_RekkverkendeElement_NedføringUten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NedføringMedUtsvingning</text:p>
          </table:table-cell>
          <table:table-cell office:value-type="string" table:style-name="ce1">
            <text:p>RekkverkElement_RekkverkendeElement_NedføringMed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ningFullHøydeUtenUtsvingning</text:p>
          </table:table-cell>
          <table:table-cell office:value-type="string" table:style-name="ce1">
            <text:p>RekkverkElement_RekkverkendeElement_AvslutningFullHøydeUten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ningFullHøydeMedUtsvingning</text:p>
          </table:table-cell>
          <table:table-cell office:value-type="string" table:style-name="ce1">
            <text:p>RekkverkElement_RekkverkendeElement_AvslutningFullHøydeMedUtsving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tetUtenforSikkerhetssone</text:p>
          </table:table-cell>
          <table:table-cell office:value-type="string" table:style-name="ce1">
            <text:p>RekkverkElement_RekkverkendeElement_AvsluttetUtenforSikkerhet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RekkverkendeElement_</text:p>
          </table:table-cell>
          <table:table-cell office:value-type="string" table:style-name="ce1">
            <text:p>AvsluttetIAnnetVegobjekt</text:p>
          </table:table-cell>
          <table:table-cell office:value-type="string" table:style-name="ce1">
            <text:p>RekkverkElement_RekkverkendeElement_AvsluttetIAnnetVegobje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Betong</text:p>
          </table:table-cell>
          <table:table-cell office:value-type="string" table:style-name="ce1">
            <text:p>RekkverkElement_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Håndlist</text:p>
          </table:table-cell>
          <table:table-cell office:value-type="string" table:style-name="ce1">
            <text:p>RekkverkElement_Håndl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Skinne</text:p>
          </table:table-cell>
          <table:table-cell office:value-type="string" table:style-name="ce1">
            <text:p>RekkverkElement_Ski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Stolpe</text:p>
          </table:table-cell>
          <table:table-cell office:value-type="string" table:style-name="ce1">
            <text:p>RekkverkElement_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</text:p>
          </table:table-cell>
          <table:table-cell office:value-type="string" table:style-name="ce1">
            <text:p>Overgang</text:p>
          </table:table-cell>
          <table:table-cell office:value-type="string" table:style-name="ce1">
            <text:p>RekkverkElement_Overg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Rekkverk</text:p>
          </table:table-cell>
          <table:table-cell office:value-type="string" table:style-name="ce1">
            <text:p>RekkverkElement_StøtputeElement_</text:p>
          </table:table-cell>
          <table:table-cell office:value-type="string" table:style-name="ce1">
            <text:p>TypegodkjentStøtpute</text:p>
          </table:table-cell>
          <table:table-cell office:value-type="string" table:style-name="ce1">
            <text:p>RekkverkElement_StøtputeElement_TypegodkjentStøtp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Jordstikk</text:p>
          </table:table-cell>
          <table:table-cell office:value-type="string" table:style-name="ce1">
            <text:p>SignalElement_FundamentElement_Jordst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Fjellfundament</text:p>
          </table:table-cell>
          <table:table-cell office:value-type="string" table:style-name="ce1">
            <text:p>SignalElement_FundamentElement_Fjell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Jordfundament</text:p>
          </table:table-cell>
          <table:table-cell office:value-type="string" table:style-name="ce1">
            <text:p>SignalElement_FundamentElement_Jord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FundamentElement_</text:p>
          </table:table-cell>
          <table:table-cell office:value-type="string" table:style-name="ce1">
            <text:p>KumMedFundament</text:p>
          </table:table-cell>
          <table:table-cell office:value-type="string" table:style-name="ce1">
            <text:p>SignalElement_FundamentElement_KumMed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EgenStolpe</text:p>
          </table:table-cell>
          <table:table-cell office:value-type="string" table:style-name="ce1">
            <text:p>SignalElement_OppsettingsElement_Egen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HelPortal</text:p>
          </table:table-cell>
          <table:table-cell office:value-type="string" table:style-name="ce1">
            <text:p>SignalElement_OppsettingsElement_Hel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HalvPortal</text:p>
          </table:table-cell>
          <table:table-cell office:value-type="string" table:style-name="ce1">
            <text:p>SignalElement_OppsettingsElement_HalvPort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Wirestrekk</text:p>
          </table:table-cell>
          <table:table-cell office:value-type="string" table:style-name="ce1">
            <text:p>SignalElement_OppsettingsElement_Wirestre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SkiltbjelkeGitterdragerITak</text:p>
          </table:table-cell>
          <table:table-cell office:value-type="string" table:style-name="ce1">
            <text:p>SignalElement_OppsettingsElement_SkiltbjelkeGitterdragerI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KabelbroTakhengt</text:p>
          </table:table-cell>
          <table:table-cell office:value-type="string" table:style-name="ce1">
            <text:p>SignalElement_OppsettingsElement_KabelbroTakheng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Vegg</text:p>
          </table:table-cell>
          <table:table-cell office:value-type="string" table:style-name="ce1">
            <text:p>SignalElement_OppsettingsElement_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Lysmast</text:p>
          </table:table-cell>
          <table:table-cell office:value-type="string" table:style-name="ce1">
            <text:p>SignalElement_OppsettingsElement_Lys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OppsettingsElement_</text:p>
          </table:table-cell>
          <table:table-cell office:value-type="string" table:style-name="ce1">
            <text:p>Vegbom</text:p>
          </table:table-cell>
          <table:table-cell office:value-type="string" table:style-name="ce1">
            <text:p>SignalElement_OppsettingsElement_Vegb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Vegkryss</text:p>
          </table:table-cell>
          <table:table-cell office:value-type="string" table:style-name="ce1">
            <text:p>SignalElement_BrumsområdeElement_Vegkry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Gangfelt</text:p>
          </table:table-cell>
          <table:table-cell office:value-type="string" table:style-name="ce1">
            <text:p>SignalElement_BrumsområdeElement_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Skyttelssignalanlegg</text:p>
          </table:table-cell>
          <table:table-cell office:value-type="string" table:style-name="ce1">
            <text:p>SignalElement_BrumsområdeElement_Skyttelssignal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SignalerForRampekontroll</text:p>
          </table:table-cell>
          <table:table-cell office:value-type="string" table:style-name="ce1">
            <text:p>SignalElement_BrumsområdeElement_SignalerForRampekontr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KjørefeltSignal</text:p>
          </table:table-cell>
          <table:table-cell office:value-type="string" table:style-name="ce1">
            <text:p>SignalElement_BrumsområdeElement_Kjørefelt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Bru</text:p>
          </table:table-cell>
          <table:table-cell office:value-type="string" table:style-name="ce1">
            <text:p>SignalElement_BrumsområdeElement_RødtStoppblinkBr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Høgfjellsstrekning</text:p>
          </table:table-cell>
          <table:table-cell office:value-type="string" table:style-name="ce1">
            <text:p>SignalElement_BrumsområdeElement_RødtStoppblinkHøgfjellsstrek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Tunnel</text:p>
          </table:table-cell>
          <table:table-cell office:value-type="string" table:style-name="ce1">
            <text:p>SignalElement_BrumsområdeElement_RødtStoppblink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LavHøyde</text:p>
          </table:table-cell>
          <table:table-cell office:value-type="string" table:style-name="ce1">
            <text:p>SignalElement_BrumsområdeElement_RødtStoppblinkLavHøy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Skredfare</text:p>
          </table:table-cell>
          <table:table-cell office:value-type="string" table:style-name="ce1">
            <text:p>SignalElement_BrumsområdeElement_RødtStoppblinkSkredf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VindUvær</text:p>
          </table:table-cell>
          <table:table-cell office:value-type="string" table:style-name="ce1">
            <text:p>SignalElement_BrumsområdeElement_RødtStoppblinkVindUvæ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Utrykningsstasjon</text:p>
          </table:table-cell>
          <table:table-cell office:value-type="string" table:style-name="ce1">
            <text:p>SignalElement_BrumsområdeElement_RødtStoppblinkUtryknings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RødtStoppblinkAnnenFare</text:p>
          </table:table-cell>
          <table:table-cell office:value-type="string" table:style-name="ce1">
            <text:p>SignalElement_BrumsområdeElement_RødtStoppblinkAnnenFa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BlinkendeSignalForanJernbane</text:p>
          </table:table-cell>
          <table:table-cell office:value-type="string" table:style-name="ce1">
            <text:p>SignalElement_BrumsområdeElement_BlinkendeSignalForanJern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GultBlinkesignal</text:p>
          </table:table-cell>
          <table:table-cell office:value-type="string" table:style-name="ce1">
            <text:p>SignalElement_BrumsområdeElement_GultBlinke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Ferjekai</text:p>
          </table:table-cell>
          <table:table-cell office:value-type="string" table:style-name="ce1">
            <text:p>SignalElement_BrumsområdeElement_Ferjek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Bomstasjon</text:p>
          </table:table-cell>
          <table:table-cell office:value-type="string" table:style-name="ce1">
            <text:p>SignalElement_BrumsområdeElement_Bom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arkering</text:p>
          </table:table-cell>
          <table:table-cell office:value-type="string" table:style-name="ce1">
            <text:p>SignalElement_BrumsområdeElement_Park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Hovedsignal3Lys</text:p>
          </table:table-cell>
          <table:table-cell office:value-type="string" table:style-name="ce1">
            <text:p>SignalElement_BrumsområdeElement_Hovedsignal3L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ilsignal3LysVenstre</text:p>
          </table:table-cell>
          <table:table-cell office:value-type="string" table:style-name="ce1">
            <text:p>SignalElement_BrumsområdeElement_Pilsignal3Lys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BrumsområdeElement_</text:p>
          </table:table-cell>
          <table:table-cell office:value-type="string" table:style-name="ce1">
            <text:p>Pilsignal3LysRettFrem</text:p>
          </table:table-cell>
          <table:table-cell office:value-type="string" table:style-name="ce1">
            <text:p>SignalElement_BrumsområdeElement_Pilsignal3Lys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3LysHøyre</text:p>
          </table:table-cell>
          <table:table-cell office:value-type="string" table:style-name="ce1">
            <text:p>SignalElement_HodeElement_Pilsignal3Lys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Venstre</text:p>
          </table:table-cell>
          <table:table-cell office:value-type="string" table:style-name="ce1">
            <text:p>SignalElement_HodeElement_Pilsignal2LysGulGrønn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RettFrem</text:p>
          </table:table-cell>
          <table:table-cell office:value-type="string" table:style-name="ce1">
            <text:p>SignalElement_HodeElement_Pilsignal2LysGulGrønn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GulGrønnHøyre</text:p>
          </table:table-cell>
          <table:table-cell office:value-type="string" table:style-name="ce1">
            <text:p>SignalElement_HodeElement_Pilsignal2LysGulGrønn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Venstre</text:p>
          </table:table-cell>
          <table:table-cell office:value-type="string" table:style-name="ce1">
            <text:p>SignalElement_HodeElement_Pilsignal2LysRødGul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RettFrem</text:p>
          </table:table-cell>
          <table:table-cell office:value-type="string" table:style-name="ce1">
            <text:p>SignalElement_HodeElement_Pilsignal2LysRødGul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2LysRødGulHøyre</text:p>
          </table:table-cell>
          <table:table-cell office:value-type="string" table:style-name="ce1">
            <text:p>SignalElement_HodeElement_Pilsignal2LysRødGul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Venstre</text:p>
          </table:table-cell>
          <table:table-cell office:value-type="string" table:style-name="ce1">
            <text:p>SignalElement_HodeElement_Pilsignal1LysGrønnVens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RettFrem</text:p>
          </table:table-cell>
          <table:table-cell office:value-type="string" table:style-name="ce1">
            <text:p>SignalElement_HodeElement_Pilsignal1LysGrønnRettFr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Pilsignal1LysGrønnHøyre</text:p>
          </table:table-cell>
          <table:table-cell office:value-type="string" table:style-name="ce1">
            <text:p>SignalElement_HodeElement_Pilsignal1LysGrønnHøy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Sykkelsignal</text:p>
          </table:table-cell>
          <table:table-cell office:value-type="string" table:style-name="ce1">
            <text:p>SignalElement_HodeElement_Sykkel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Fotgjengersignal</text:p>
          </table:table-cell>
          <table:table-cell office:value-type="string" table:style-name="ce1">
            <text:p>SignalElement_HodeElement_Fotgjenger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SignalForKollektivtrafikk</text:p>
          </table:table-cell>
          <table:table-cell office:value-type="string" table:style-name="ce1">
            <text:p>SignalElement_HodeElement_SignalForKollektivtrafi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Kjørefeltsignal</text:p>
          </table:table-cell>
          <table:table-cell office:value-type="string" table:style-name="ce1">
            <text:p>SignalElement_HodeElement_Kjørefelt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Tolyssignal</text:p>
          </table:table-cell>
          <table:table-cell office:value-type="string" table:style-name="ce1">
            <text:p>SignalElement_HodeElement_Tolys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RødtStoppblinksignal</text:p>
          </table:table-cell>
          <table:table-cell office:value-type="string" table:style-name="ce1">
            <text:p>SignalElement_HodeElement_RødtStoppblink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BlinkendeSignalForanJernbane</text:p>
          </table:table-cell>
          <table:table-cell office:value-type="string" table:style-name="ce1">
            <text:p>SignalElement_HodeElement_BlinkendeSignalForanJern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HodeElement_</text:p>
          </table:table-cell>
          <table:table-cell office:value-type="string" table:style-name="ce1">
            <text:p>GultBlinkesignal</text:p>
          </table:table-cell>
          <table:table-cell office:value-type="string" table:style-name="ce1">
            <text:p>SignalElement_HodeElement_GultBlinkesign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ignalanlegg</text:p>
          </table:table-cell>
          <table:table-cell office:value-type="string" table:style-name="ce1">
            <text:p>SignalElement_KoblingspunktElement_Signal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pparatskap</text:p>
          </table:table-cell>
          <table:table-cell office:value-type="string" table:style-name="ce1">
            <text:p>SignalElement_KoblingspunktElement_Apparat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veivskap</text:p>
          </table:table-cell>
          <table:table-cell office:value-type="string" table:style-name="ce1">
            <text:p>SignalElement_KoblingspunktElement_Sveiv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amlelås</text:p>
          </table:table-cell>
          <table:table-cell office:value-type="string" table:style-name="ce1">
            <text:p>SignalElement_KoblingspunktElement_Samlelå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Lokalstiller</text:p>
          </table:table-cell>
          <table:table-cell office:value-type="string" table:style-name="ce1">
            <text:p>SignalElement_KoblingspunktElement_Lokalst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IsolertSkjøt</text:p>
          </table:table-cell>
          <table:table-cell office:value-type="string" table:style-name="ce1">
            <text:p>SignalElement_KoblingspunktElement_IsolertSkjø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vsporingsindikator</text:p>
          </table:table-cell>
          <table:table-cell office:value-type="string" table:style-name="ce1">
            <text:p>SignalElement_KoblingspunktElement_Avsporingsindikat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porsperre</text:p>
          </table:table-cell>
          <table:table-cell office:value-type="string" table:style-name="ce1">
            <text:p>SignalElement_KoblingspunktElement_Sporsper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Drivmaskin</text:p>
          </table:table-cell>
          <table:table-cell office:value-type="string" table:style-name="ce1">
            <text:p>SignalElement_KoblingspunktElement_Drivmask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Balise</text:p>
          </table:table-cell>
          <table:table-cell office:value-type="string" table:style-name="ce1">
            <text:p>SignalElement_KoblingspunktElement_Bali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Akselteller</text:p>
          </table:table-cell>
          <table:table-cell office:value-type="string" table:style-name="ce1">
            <text:p>SignalElement_KoblingspunktElement_Akselt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pole</text:p>
          </table:table-cell>
          <table:table-cell office:value-type="string" table:style-name="ce1">
            <text:p>SignalElement_KoblingspunktElement_Spo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ignal</text:p>
          </table:table-cell>
          <table:table-cell office:value-type="string" table:style-name="ce1">
            <text:p>SignalElement_KoblingspunktElement_</text:p>
          </table:table-cell>
          <table:table-cell office:value-type="string" table:style-name="ce1">
            <text:p>Signalstyreapparat</text:p>
          </table:table-cell>
          <table:table-cell office:value-type="string" table:style-name="ce1">
            <text:p>SignalElement_KoblingspunktElement_Signalstyreappar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VariabelSkiltplate</text:p>
          </table:table-cell>
          <table:table-cell office:value-type="string" table:style-name="ce1">
            <text:p>SkiltElement_PlateElement_Variabel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FastSkiltplate</text:p>
          </table:table-cell>
          <table:table-cell office:value-type="string" table:style-name="ce1">
            <text:p>SkiltElement_PlateElement_Fast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PlateElement_</text:p>
          </table:table-cell>
          <table:table-cell office:value-type="string" table:style-name="ce1">
            <text:p>EtterlysendeSkiltplate</text:p>
          </table:table-cell>
          <table:table-cell office:value-type="string" table:style-name="ce1">
            <text:p>SkiltElement_PlateElement_EtterlysendeSkiltp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Skiltstolpe</text:p>
          </table:table-cell>
          <table:table-cell office:value-type="string" table:style-name="ce1">
            <text:p>SkiltElement_OppsettingsutstyrElement_Skilt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Fjellfeste</text:p>
          </table:table-cell>
          <table:table-cell office:value-type="string" table:style-name="ce1">
            <text:p>SkiltElement_OppsettingsutstyrElement_Fjellfes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Lysmast</text:p>
          </table:table-cell>
          <table:table-cell office:value-type="string" table:style-name="ce1">
            <text:p>SkiltElement_OppsettingsutstyrElement_PåLysma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UtkragerFraVegg</text:p>
          </table:table-cell>
          <table:table-cell office:value-type="string" table:style-name="ce1">
            <text:p>SkiltElement_OppsettingsutstyrElement_UtkragerFra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Tunnelvegg</text:p>
          </table:table-cell>
          <table:table-cell office:value-type="string" table:style-name="ce1">
            <text:p>SkiltElement_OppsettingsutstyrElement_PåTunnel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BrakettFraKonstruksjon</text:p>
          </table:table-cell>
          <table:table-cell office:value-type="string" table:style-name="ce1">
            <text:p>SkiltElement_OppsettingsutstyrElement_BrakettFraKonstr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BoltegruppeFraKonstruksjon</text:p>
          </table:table-cell>
          <table:table-cell office:value-type="string" table:style-name="ce1">
            <text:p>SkiltElement_OppsettingsutstyrElement_BoltegruppeFraKonstruk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RekkverkStøtpute</text:p>
          </table:table-cell>
          <table:table-cell office:value-type="string" table:style-name="ce1">
            <text:p>SkiltElement_OppsettingsutstyrElement_PåRekkverkStøtp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TverrbjelkeTunnel</text:p>
          </table:table-cell>
          <table:table-cell office:value-type="string" table:style-name="ce1">
            <text:p>SkiltElement_OppsettingsutstyrElement_PåTverrbjelkeTunn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OppsettingsutstyrElement_</text:p>
          </table:table-cell>
          <table:table-cell office:value-type="string" table:style-name="ce1">
            <text:p>PåSignalstolpe</text:p>
          </table:table-cell>
          <table:table-cell office:value-type="string" table:style-name="ce1">
            <text:p>SkiltElement_OppsettingsutstyrElement_PåSignalstol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FundamentElement_</text:p>
          </table:table-cell>
          <table:table-cell office:value-type="string" table:style-name="ce1">
            <text:p>FundamentFjell</text:p>
          </table:table-cell>
          <table:table-cell office:value-type="string" table:style-name="ce1">
            <text:p>SkiltElement_FundamentElement_FundamentFje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kilt</text:p>
          </table:table-cell>
          <table:table-cell office:value-type="string" table:style-name="ce1">
            <text:p>SkiltElement_FundamentElement_</text:p>
          </table:table-cell>
          <table:table-cell office:value-type="string" table:style-name="ce1">
            <text:p>FundamentJord</text:p>
          </table:table-cell>
          <table:table-cell office:value-type="string" table:style-name="ce1">
            <text:p>SkiltElement_FundamentElement_Fundamen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</text:p>
          </table:table-cell>
          <table:table-cell office:value-type="string" table:style-name="ce1">
            <text:p>SteinsettingElement_KantsteinElement_Kantstein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Plasstøpt</text:p>
          </table:table-cell>
          <table:table-cell office:value-type="string" table:style-name="ce1">
            <text:p>SteinsettingElement_KantsteinElement_KantsteinBetongPlasstøp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BetongPrefabrikert</text:p>
          </table:table-cell>
          <table:table-cell office:value-type="string" table:style-name="ce1">
            <text:p>SteinsettingElement_KantsteinElement_KantsteinBetongPrefabrik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Granitt</text:p>
          </table:table-cell>
          <table:table-cell office:value-type="string" table:style-name="ce1">
            <text:p>SteinsettingElement_KantsteinElement_KantsteinGrani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SkiferHeller</text:p>
          </table:table-cell>
          <table:table-cell office:value-type="string" table:style-name="ce1">
            <text:p>SteinsettingElement_KantsteinElement_KantsteinSkiferH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KantsteinElement_</text:p>
          </table:table-cell>
          <table:table-cell office:value-type="string" table:style-name="ce1">
            <text:p>KantsteinAsfalt</text:p>
          </table:table-cell>
          <table:table-cell office:value-type="string" table:style-name="ce1">
            <text:p>SteinsettingElement_KantsteinElement_KantsteinAsfa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</text:p>
          </table:table-cell>
          <table:table-cell office:value-type="string" table:style-name="ce1">
            <text:p>SteinsettingElement_NedsenkaKantsteinElement_Kantstein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Plasstøpt</text:p>
          </table:table-cell>
          <table:table-cell office:value-type="string" table:style-name="ce1">
            <text:p>SteinsettingElement_NedsenkaKantsteinElement_KantsteinBetongPlasstøp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BetongPrefabrikert</text:p>
          </table:table-cell>
          <table:table-cell office:value-type="string" table:style-name="ce1">
            <text:p>SteinsettingElement_NedsenkaKantsteinElement_KantsteinBetongPrefabriker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Granitt</text:p>
          </table:table-cell>
          <table:table-cell office:value-type="string" table:style-name="ce1">
            <text:p>SteinsettingElement_NedsenkaKantsteinElement_KantsteinGrani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SkiferHeller</text:p>
          </table:table-cell>
          <table:table-cell office:value-type="string" table:style-name="ce1">
            <text:p>SteinsettingElement_NedsenkaKantsteinElement_KantsteinSkiferHe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NedsenkaKantsteinElement_</text:p>
          </table:table-cell>
          <table:table-cell office:value-type="string" table:style-name="ce1">
            <text:p>KantsteinAsfalt</text:p>
          </table:table-cell>
          <table:table-cell office:value-type="string" table:style-name="ce1">
            <text:p>SteinsettingElement_NedsenkaKantsteinElement_KantsteinAsfa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Betong</text:p>
          </table:table-cell>
          <table:table-cell office:value-type="string" table:style-name="ce1">
            <text:p>SteinsettingElement_TaktileIndikatorerElement_TaktilIndikatorBet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Naturstein</text:p>
          </table:table-cell>
          <table:table-cell office:value-type="string" table:style-name="ce1">
            <text:p>SteinsettingElement_TaktileIndikatorerElement_TaktilIndikatorNatur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Metall</text:p>
          </table:table-cell>
          <table:table-cell office:value-type="string" table:style-name="ce1">
            <text:p>SteinsettingElement_TaktileIndikatorerElement_TaktilIndikatorMet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Tre</text:p>
          </table:table-cell>
          <table:table-cell office:value-type="string" table:style-name="ce1">
            <text:p>SteinsettingElement_TaktileIndikatorerElement_TaktilIndikator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Keramisk</text:p>
          </table:table-cell>
          <table:table-cell office:value-type="string" table:style-name="ce1">
            <text:p>SteinsettingElement_TaktileIndikatorerElement_TaktilIndikatorKeram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TaktilIndikatorNaturgummi</text:p>
          </table:table-cell>
          <table:table-cell office:value-type="string" table:style-name="ce1">
            <text:p>SteinsettingElement_TaktileIndikatorerElement_TaktilIndikatorNaturgumm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Bakstøp</text:p>
          </table:table-cell>
          <table:table-cell office:value-type="string" table:style-name="ce1">
            <text:p>SteinsettingElement_TaktileIndikatorerElement_Bakst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Armering</text:p>
          </table:table-cell>
          <table:table-cell office:value-type="string" table:style-name="ce1">
            <text:p>SteinsettingElement_TaktileIndikatorerElement_Arm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Steinsetting</text:p>
          </table:table-cell>
          <table:table-cell office:value-type="string" table:style-name="ce1">
            <text:p>SteinsettingElement_TaktileIndikatorerElement_</text:p>
          </table:table-cell>
          <table:table-cell office:value-type="string" table:style-name="ce1">
            <text:p>Fundament</text:p>
          </table:table-cell>
          <table:table-cell office:value-type="string" table:style-name="ce1">
            <text:p>SteinsettingElement_TaktileIndikatorerElement_Funda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Vannledning</text:p>
          </table:table-cell>
          <table:table-cell office:value-type="string" table:style-name="ce1">
            <text:p>VAElementsamling_VAElement_LedningElement_Vann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Overvannsledning</text:p>
          </table:table-cell>
          <table:table-cell office:value-type="string" table:style-name="ce1">
            <text:p>VAElementsamling_VAElement_LedningElement_Overvann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Avløpsledning</text:p>
          </table:table-cell>
          <table:table-cell office:value-type="string" table:style-name="ce1">
            <text:p>VAElementsamling_VAElement_LedningElement_Avløp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LedningElement_</text:p>
          </table:table-cell>
          <table:table-cell office:value-type="string" table:style-name="ce1">
            <text:p>Drensledning</text:p>
          </table:table-cell>
          <table:table-cell office:value-type="string" table:style-name="ce1">
            <text:p>VAElementsamling_VAElement_LedningElement_Drensled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Vanninntak</text:p>
          </table:table-cell>
          <table:table-cell office:value-type="string" table:style-name="ce1">
            <text:p>VAElementsamling_VAElement_KoblingElement_Vanninn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Bekkeinntak</text:p>
          </table:table-cell>
          <table:table-cell office:value-type="string" table:style-name="ce1">
            <text:p>VAElementsamling_VAElement_KoblingElement_Bekkeinn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UtløpUtslipp</text:p>
          </table:table-cell>
          <table:table-cell office:value-type="string" table:style-name="ce1">
            <text:p>VAElementsamling_VAElement_KoblingElement_UtløpUtsli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Uttak</text:p>
          </table:table-cell>
          <table:table-cell office:value-type="string" table:style-name="ce1">
            <text:p>VAElementsamling_VAElement_KoblingElement_Utta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Kum</text:p>
          </table:table-cell>
          <table:table-cell office:value-type="string" table:style-name="ce1">
            <text:p>VAElementsamling_VAElement_KoblingElement_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Kumlokk</text:p>
          </table:table-cell>
          <table:table-cell office:value-type="string" table:style-name="ce1">
            <text:p>VAElementsamling_VAElement_KoblingElement_Kumlo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</text:p>
          </table:table-cell>
          <table:table-cell office:value-type="string" table:style-name="ce1">
            <text:p>Reduksjonskum</text:p>
          </table:table-cell>
          <table:table-cell office:value-type="string" table:style-name="ce1">
            <text:p>VAElementsamling_VAElement_KoblingElement_Reduksjons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Målestasjon</text:p>
          </table:table-cell>
          <table:table-cell office:value-type="string" table:style-name="ce1">
            <text:p>VAElementsamling_VAElement_KoblingElement_Nettstasjon_Måle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Vannbehandling</text:p>
          </table:table-cell>
          <table:table-cell office:value-type="string" table:style-name="ce1">
            <text:p>VAElementsamling_VAElement_KoblingElement_Nettstasjon_Vannbehand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Fordroyningsanlegg</text:p>
          </table:table-cell>
          <table:table-cell office:value-type="string" table:style-name="ce1">
            <text:p>VAElementsamling_VAElement_KoblingElement_Nettstasjon_Fordroynings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HøydebassengTårn</text:p>
          </table:table-cell>
          <table:table-cell office:value-type="string" table:style-name="ce1">
            <text:p>VAElementsamling_VAElement_KoblingElement_Nettstasjon_Basseng_HøydebassengTår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Magasin</text:p>
          </table:table-cell>
          <table:table-cell office:value-type="string" table:style-name="ce1">
            <text:p>VAElementsamling_VAElement_KoblingElement_Nettstasjon_Basseng_Magas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Basseng_</text:p>
          </table:table-cell>
          <table:table-cell office:value-type="string" table:style-name="ce1">
            <text:p>Trykkredusjonsbasseng</text:p>
          </table:table-cell>
          <table:table-cell office:value-type="string" table:style-name="ce1">
            <text:p>VAElementsamling_VAElement_KoblingElement_Nettstasjon_Basseng_Trykkredusjon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Påslippskum</text:p>
          </table:table-cell>
          <table:table-cell office:value-type="string" table:style-name="ce1">
            <text:p>VAElementsamling_VAElement_KoblingElement_Nettstasjon_Påslippsk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Ventilkammer</text:p>
          </table:table-cell>
          <table:table-cell office:value-type="string" table:style-name="ce1">
            <text:p>VAElementsamling_VAElement_KoblingElement_Nettstasjon_Ventilkam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Bjelkestengsel</text:p>
          </table:table-cell>
          <table:table-cell office:value-type="string" table:style-name="ce1">
            <text:p>VAElementsamling_VAElement_KoblingElement_Nettstasjon_Overløpstasjon_Bjelkestengs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HøytSideOverløp</text:p>
          </table:table-cell>
          <table:table-cell office:value-type="string" table:style-name="ce1">
            <text:p>VAElementsamling_VAElement_KoblingElement_Nettstasjon_Overløpstasjon_HøytSide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HvirvelOverløp</text:p>
          </table:table-cell>
          <table:table-cell office:value-type="string" table:style-name="ce1">
            <text:p>VAElementsamling_VAElement_KoblingElement_Nettstasjon_Overløpstasjon_Hvirvel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Overløpstasjon_</text:p>
          </table:table-cell>
          <table:table-cell office:value-type="string" table:style-name="ce1">
            <text:p>TverrOverløp</text:p>
          </table:table-cell>
          <table:table-cell office:value-type="string" table:style-name="ce1">
            <text:p>VAElementsamling_VAElement_KoblingElement_Nettstasjon_Overløpstasjon_Tverr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Pumpestasjon</text:p>
          </table:table-cell>
          <table:table-cell office:value-type="string" table:style-name="ce1">
            <text:p>VAElementsamling_VAElement_KoblingElement_Nettstasjon_Pumpes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Infiltrasjonsanlegg</text:p>
          </table:table-cell>
          <table:table-cell office:value-type="string" table:style-name="ce1">
            <text:p>VAElementsamling_VAElement_KoblingElement_Nettstasjon_Infiltrasjons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Avlopsrensing</text:p>
          </table:table-cell>
          <table:table-cell office:value-type="string" table:style-name="ce1">
            <text:p>VAElementsamling_VAElement_KoblingElement_Nettstasjon_Avlopsrens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Nettstasjon_</text:p>
          </table:table-cell>
          <table:table-cell office:value-type="string" table:style-name="ce1">
            <text:p>Utjevningsbasseng</text:p>
          </table:table-cell>
          <table:table-cell office:value-type="string" table:style-name="ce1">
            <text:p>VAElementsamling_VAElement_KoblingElement_Nettstasjon_Utjevnings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Tverroverløp</text:p>
          </table:table-cell>
          <table:table-cell office:value-type="string" table:style-name="ce1">
            <text:p>VAElementsamling_VAElement_KoblingElement_Prosess_Overløp_Tverr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HøySideOverløp</text:p>
          </table:table-cell>
          <table:table-cell office:value-type="string" table:style-name="ce1">
            <text:p>VAElementsamling_VAElement_KoblingElement_Prosess_Overløp_HøySide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Overløp_</text:p>
          </table:table-cell>
          <table:table-cell office:value-type="string" table:style-name="ce1">
            <text:p>HvirvelOverløp</text:p>
          </table:table-cell>
          <table:table-cell office:value-type="string" table:style-name="ce1">
            <text:p>VAElementsamling_VAElement_KoblingElement_Prosess_Overløp_HvirvelOverlø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Trykkmåler</text:p>
          </table:table-cell>
          <table:table-cell office:value-type="string" table:style-name="ce1">
            <text:p>VAElementsamling_VAElement_KoblingElement_Prosess_Målertype_Trykk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Mengdemåler</text:p>
          </table:table-cell>
          <table:table-cell office:value-type="string" table:style-name="ce1">
            <text:p>VAElementsamling_VAElement_KoblingElement_Prosess_Målertype_Mengde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Nivåmåler</text:p>
          </table:table-cell>
          <table:table-cell office:value-type="string" table:style-name="ce1">
            <text:p>VAElementsamling_VAElement_KoblingElement_Prosess_Målertype_Nivå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Temperaturmåler</text:p>
          </table:table-cell>
          <table:table-cell office:value-type="string" table:style-name="ce1">
            <text:p>VAElementsamling_VAElement_KoblingElement_Prosess_Målertype_Temperatur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Klorrestmåler</text:p>
          </table:table-cell>
          <table:table-cell office:value-type="string" table:style-name="ce1">
            <text:p>VAElementsamling_VAElement_KoblingElement_Prosess_Målertype_Klorrestmå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AnnenMålertype</text:p>
          </table:table-cell>
          <table:table-cell office:value-type="string" table:style-name="ce1">
            <text:p>VAElementsamling_VAElement_KoblingElement_Prosess_Målertype_AnnenMåler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Målerenne</text:p>
          </table:table-cell>
          <table:table-cell office:value-type="string" table:style-name="ce1">
            <text:p>VAElementsamling_VAElement_KoblingElement_Prosess_Målertype_Målere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Målertype_</text:p>
          </table:table-cell>
          <table:table-cell office:value-type="string" table:style-name="ce1">
            <text:p>Lydlogger</text:p>
          </table:table-cell>
          <table:table-cell office:value-type="string" table:style-name="ce1">
            <text:p>VAElementsamling_VAElement_KoblingElement_Prosess_Målertype_Lydlog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rkulasjonspumpeVåtløper</text:p>
          </table:table-cell>
          <table:table-cell office:value-type="string" table:style-name="ce1">
            <text:p>VAElementsamling_VAElement_KoblingElement_Prosess_Pumper_SirkulasjonspumpeVåtlø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rkulasjonspumpeTørrløper</text:p>
          </table:table-cell>
          <table:table-cell office:value-type="string" table:style-name="ce1">
            <text:p>VAElementsamling_VAElement_KoblingElement_Prosess_Pumper_SirkulasjonspumpeTørrlø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entrifugalpumpe</text:p>
          </table:table-cell>
          <table:table-cell office:value-type="string" table:style-name="ce1">
            <text:p>VAElementsamling_VAElement_KoblingElement_Prosess_Pumper_Sentrifuga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idekanalpumpe</text:p>
          </table:table-cell>
          <table:table-cell office:value-type="string" table:style-name="ce1">
            <text:p>VAElementsamling_VAElement_KoblingElement_Prosess_Pumper_Sidekana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Forgreiningspumpe</text:p>
          </table:table-cell>
          <table:table-cell office:value-type="string" table:style-name="ce1">
            <text:p>VAElementsamling_VAElement_KoblingElement_Prosess_Pumper_Forgreinings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Eksenter-skruepumpe</text:p>
          </table:table-cell>
          <table:table-cell office:value-type="string" table:style-name="ce1">
            <text:p>VAElementsamling_VAElement_KoblingElement_Prosess_Pumper_Eksenter-skrue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Stempelpumpe</text:p>
          </table:table-cell>
          <table:table-cell office:value-type="string" table:style-name="ce1">
            <text:p>VAElementsamling_VAElement_KoblingElement_Prosess_Pumper_Stempe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Lamellpumpe</text:p>
          </table:table-cell>
          <table:table-cell office:value-type="string" table:style-name="ce1">
            <text:p>VAElementsamling_VAElement_KoblingElement_Prosess_Pumper_Lamell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RotordynamiskPumpe</text:p>
          </table:table-cell>
          <table:table-cell office:value-type="string" table:style-name="ce1">
            <text:p>VAElementsamling_VAElement_KoblingElement_Prosess_Pumper_Rotordynamisk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Vakuumpumpe</text:p>
          </table:table-cell>
          <table:table-cell office:value-type="string" table:style-name="ce1">
            <text:p>VAElementsamling_VAElement_KoblingElement_Prosess_Pumper_Vakuumpum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Pumper_</text:p>
          </table:table-cell>
          <table:table-cell office:value-type="string" table:style-name="ce1">
            <text:p>AnnenPumpetype</text:p>
          </table:table-cell>
          <table:table-cell office:value-type="string" table:style-name="ce1">
            <text:p>VAElementsamling_VAElement_KoblingElement_Prosess_Pumper_AnnenPumpet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</text:p>
          </table:table-cell>
          <table:table-cell office:value-type="string" table:style-name="ce1">
            <text:p>Kammer</text:p>
          </table:table-cell>
          <table:table-cell office:value-type="string" table:style-name="ce1">
            <text:p>VAElementsamling_VAElement_KoblingElement_Prosess_Kamm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Marmorfilter</text:p>
          </table:table-cell>
          <table:table-cell office:value-type="string" table:style-name="ce1">
            <text:p>VAElementsamling_VAElement_KoblingElement_Prosess_Enhetsoperasjon_Marmorfil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UVRensepunkt</text:p>
          </table:table-cell>
          <table:table-cell office:value-type="string" table:style-name="ce1">
            <text:p>VAElementsamling_VAElement_KoblingElement_Prosess_Enhetsoperasjon_UVRense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Hydrofor</text:p>
          </table:table-cell>
          <table:table-cell office:value-type="string" table:style-name="ce1">
            <text:p>VAElementsamling_VAElement_KoblingElement_Prosess_Enhetsoperasjon_Hydrof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iltrering</text:p>
          </table:table-cell>
          <table:table-cell office:value-type="string" table:style-name="ce1">
            <text:p>VAElementsamling_VAElement_KoblingElement_Prosess_Enhetsoperasjon_Filtr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Lufting</text:p>
          </table:table-cell>
          <table:table-cell office:value-type="string" table:style-name="ce1">
            <text:p>VAElementsamling_VAElement_KoblingElement_Prosess_Enhetsoperasjon_Luft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AktivtKull</text:p>
          </table:table-cell>
          <table:table-cell office:value-type="string" table:style-name="ce1">
            <text:p>VAElementsamling_VAElement_KoblingElement_Prosess_Enhetsoperasjon_AktivtKu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lotasjon</text:p>
          </table:table-cell>
          <table:table-cell office:value-type="string" table:style-name="ce1">
            <text:p>VAElementsamling_VAElement_KoblingElement_Prosess_Enhetsoperasjon_Flo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Trykksil</text:p>
          </table:table-cell>
          <table:table-cell office:value-type="string" table:style-name="ce1">
            <text:p>VAElementsamling_VAElement_KoblingElement_Prosess_Enhetsoperasjon_Trykks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VanntankBasseng</text:p>
          </table:table-cell>
          <table:table-cell office:value-type="string" table:style-name="ce1">
            <text:p>VAElementsamling_VAElement_KoblingElement_Prosess_Enhetsoperasjon_VanntankBass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Klordoseringspunkt</text:p>
          </table:table-cell>
          <table:table-cell office:value-type="string" table:style-name="ce1">
            <text:p>VAElementsamling_VAElement_KoblingElement_Prosess_Enhetsoperasjon_Klordoser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TettTank</text:p>
          </table:table-cell>
          <table:table-cell office:value-type="string" table:style-name="ce1">
            <text:p>VAElementsamling_VAElement_KoblingElement_Prosess_Enhetsoperasjon_TettTan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Vannglassdoseringspunkt</text:p>
          </table:table-cell>
          <table:table-cell office:value-type="string" table:style-name="ce1">
            <text:p>VAElementsamling_VAElement_KoblingElement_Prosess_Enhetsoperasjon_Vannglassdoser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SandfangFettfang</text:p>
          </table:table-cell>
          <table:table-cell office:value-type="string" table:style-name="ce1">
            <text:p>VAElementsamling_VAElement_KoblingElement_Prosess_Enhetsoperasjon_SandfangFettf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Rist</text:p>
          </table:table-cell>
          <table:table-cell office:value-type="string" table:style-name="ce1">
            <text:p>VAElementsamling_VAElement_KoblingElement_Prosess_Enhetsoperasjon_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FellingSedimentasjon</text:p>
          </table:table-cell>
          <table:table-cell office:value-type="string" table:style-name="ce1">
            <text:p>VAElementsamling_VAElement_KoblingElement_Prosess_Enhetsoperasjon_FellingSedimentasj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BiologiskRensetrinn</text:p>
          </table:table-cell>
          <table:table-cell office:value-type="string" table:style-name="ce1">
            <text:p>VAElementsamling_VAElement_KoblingElement_Prosess_Enhetsoperasjon_BiologiskRensetri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KjemiskRensetrinn</text:p>
          </table:table-cell>
          <table:table-cell office:value-type="string" table:style-name="ce1">
            <text:p>VAElementsamling_VAElement_KoblingElement_Prosess_Enhetsoperasjon_KjemiskRensetri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Prosess_Enhetsoperasjon_</text:p>
          </table:table-cell>
          <table:table-cell office:value-type="string" table:style-name="ce1">
            <text:p>AnnenRenseprosess</text:p>
          </table:table-cell>
          <table:table-cell office:value-type="string" table:style-name="ce1">
            <text:p>VAElementsamling_VAElement_KoblingElement_Prosess_Enhetsoperasjon_AnnenRenseprose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Bend</text:p>
          </table:table-cell>
          <table:table-cell office:value-type="string" table:style-name="ce1">
            <text:p>VAElementsamling_VAElement_KoblingElement_Rørdel_Be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Kryss</text:p>
          </table:table-cell>
          <table:table-cell office:value-type="string" table:style-name="ce1">
            <text:p>VAElementsamling_VAElement_KoblingElement_Rørdel_Kry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Grenrør</text:p>
          </table:table-cell>
          <table:table-cell office:value-type="string" table:style-name="ce1">
            <text:p>VAElementsamling_VAElement_KoblingElement_Rørdel_Grenrø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Blindflens</text:p>
          </table:table-cell>
          <table:table-cell office:value-type="string" table:style-name="ce1">
            <text:p>VAElementsamling_VAElement_KoblingElement_Rørdel_Blindfle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Mellomring</text:p>
          </table:table-cell>
          <table:table-cell office:value-type="string" table:style-name="ce1">
            <text:p>VAElementsamling_VAElement_KoblingElement_Rørdel_Mellom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Overgang</text:p>
          </table:table-cell>
          <table:table-cell office:value-type="string" table:style-name="ce1">
            <text:p>VAElementsamling_VAElement_KoblingElement_Rørdel_Overg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Ledningslokk</text:p>
          </table:table-cell>
          <table:table-cell office:value-type="string" table:style-name="ce1">
            <text:p>VAElementsamling_VAElement_KoblingElement_Rørdel_Ledningslok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Reparasjonsmuffe</text:p>
          </table:table-cell>
          <table:table-cell office:value-type="string" table:style-name="ce1">
            <text:p>VAElementsamling_VAElement_KoblingElement_Rørdel_Reparasjonsmuff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Rørdel_</text:p>
          </table:table-cell>
          <table:table-cell office:value-type="string" table:style-name="ce1">
            <text:p>Anboring</text:p>
          </table:table-cell>
          <table:table-cell office:value-type="string" table:style-name="ce1">
            <text:p>VAElementsamling_VAElement_KoblingElement_Rørdel_An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luseventil</text:p>
          </table:table-cell>
          <table:table-cell office:value-type="string" table:style-name="ce1">
            <text:p>VAElementsamling_VAElement_KoblingElement_Ventil_Stengeventil_Slus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pjeldventil</text:p>
          </table:table-cell>
          <table:table-cell office:value-type="string" table:style-name="ce1">
            <text:p>VAElementsamling_VAElement_KoblingElement_Ventil_Stengeventil_Spjeld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Kuleventil</text:p>
          </table:table-cell>
          <table:table-cell office:value-type="string" table:style-name="ce1">
            <text:p>VAElementsamling_VAElement_KoblingElement_Ventil_Stengeventil_Ku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eteventil</text:p>
          </table:table-cell>
          <table:table-cell office:value-type="string" table:style-name="ce1">
            <text:p>VAElementsamling_VAElement_KoblingElement_Ventil_Stengeventil_Set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kyvespjeld</text:p>
          </table:table-cell>
          <table:table-cell office:value-type="string" table:style-name="ce1">
            <text:p>VAElementsamling_VAElement_KoblingElement_Ventil_Stengeventil_Skyvespjel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Stoppekran</text:p>
          </table:table-cell>
          <table:table-cell office:value-type="string" table:style-name="ce1">
            <text:p>VAElementsamling_VAElement_KoblingElement_Ventil_Stengeventil_Stoppek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Stengeventil_</text:p>
          </table:table-cell>
          <table:table-cell office:value-type="string" table:style-name="ce1">
            <text:p>Nåleventil</text:p>
          </table:table-cell>
          <table:table-cell office:value-type="string" table:style-name="ce1">
            <text:p>VAElementsamling_VAElement_KoblingElement_Ventil_Stengeventil_Nå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Klaff</text:p>
          </table:table-cell>
          <table:table-cell office:value-type="string" table:style-name="ce1">
            <text:p>VAElementsamling_VAElement_KoblingElement_Ventil_Tilbakeslagsventil_Klaff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Kuleventil</text:p>
          </table:table-cell>
          <table:table-cell office:value-type="string" table:style-name="ce1">
            <text:p>VAElementsamling_VAElement_KoblingElement_Ventil_Tilbakeslagsventil_Kule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Tilbakeslagsventil_</text:p>
          </table:table-cell>
          <table:table-cell office:value-type="string" table:style-name="ce1">
            <text:p>Membran</text:p>
          </table:table-cell>
          <table:table-cell office:value-type="string" table:style-name="ce1">
            <text:p>VAElementsamling_VAElement_KoblingElement_Ventil_Tilbakeslagsventil_Membr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Reduksjonsventil</text:p>
          </table:table-cell>
          <table:table-cell office:value-type="string" table:style-name="ce1">
            <text:p>VAElementsamling_VAElement_KoblingElement_Ventil_Reguleringsventil_Reduksjon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Sikkerhetsventil</text:p>
          </table:table-cell>
          <table:table-cell office:value-type="string" table:style-name="ce1">
            <text:p>VAElementsamling_VAElement_KoblingElement_Ventil_Reguleringsventil_Sikkerhet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Flotørventil</text:p>
          </table:table-cell>
          <table:table-cell office:value-type="string" table:style-name="ce1">
            <text:p>VAElementsamling_VAElement_KoblingElement_Ventil_Reguleringsventil_Flotør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Mengdekontrollventil</text:p>
          </table:table-cell>
          <table:table-cell office:value-type="string" table:style-name="ce1">
            <text:p>VAElementsamling_VAElement_KoblingElement_Ventil_Reguleringsventil_Mengdekontroll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Reguleringsventil_</text:p>
          </table:table-cell>
          <table:table-cell office:value-type="string" table:style-name="ce1">
            <text:p>Rørbruddsventil</text:p>
          </table:table-cell>
          <table:table-cell office:value-type="string" table:style-name="ce1">
            <text:p>VAElementsamling_VAElement_KoblingElement_Ventil_Reguleringsventil_Rørbrudds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</text:p>
          </table:table-cell>
          <table:table-cell office:value-type="string" table:style-name="ce1">
            <text:p>Brannventil</text:p>
          </table:table-cell>
          <table:table-cell office:value-type="string" table:style-name="ce1">
            <text:p>VAElementsamling_VAElement_KoblingElement_Ventil_Brann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VAElement_KoblingElement_Ventil_</text:p>
          </table:table-cell>
          <table:table-cell office:value-type="string" table:style-name="ce1">
            <text:p>Luftventil</text:p>
          </table:table-cell>
          <table:table-cell office:value-type="string" table:style-name="ce1">
            <text:p>VAElementsamling_VAElement_KoblingElement_Ventil_Luftvent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</text:p>
          </table:table-cell>
          <table:table-cell office:value-type="string" table:style-name="ce1">
            <text:p>Grøft</text:p>
          </table:table-cell>
          <table:table-cell office:value-type="string" table:style-name="ce1">
            <text:p>VAElementsamling_Grøf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Elementsamling_</text:p>
          </table:table-cell>
          <table:table-cell office:value-type="string" table:style-name="ce1">
            <text:p>Ledningsnett</text:p>
          </table:table-cell>
          <table:table-cell office:value-type="string" table:style-name="ce1">
            <text:p>VAElementsamling_Ledningsn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Slitelag</text:p>
          </table:table-cell>
          <table:table-cell office:value-type="string" table:style-name="ce1">
            <text:p>Vegkonstruksjon_Vegkropp_Overbygning_Slite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indlag</text:p>
          </table:table-cell>
          <table:table-cell office:value-type="string" table:style-name="ce1">
            <text:p>Vegkonstruksjon_Vegkropp_Overbygning_Bind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ærelagOvre</text:p>
          </table:table-cell>
          <table:table-cell office:value-type="string" table:style-name="ce1">
            <text:p>Vegkonstruksjon_Vegkropp_Overbygning_BærelagOv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BærelagNedre</text:p>
          </table:table-cell>
          <table:table-cell office:value-type="string" table:style-name="ce1">
            <text:p>Vegkonstruksjon_Vegkropp_Overbygning_BærelagNed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orsterkningslag</text:p>
          </table:table-cell>
          <table:table-cell office:value-type="string" table:style-name="ce1">
            <text:p>Vegkonstruksjon_Vegkropp_Overbygning_Forsterknings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ilterlag</text:p>
          </table:table-cell>
          <table:table-cell office:value-type="string" table:style-name="ce1">
            <text:p>Vegkonstruksjon_Vegkropp_Overbygning_Filterl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Fiberduk</text:p>
          </table:table-cell>
          <table:table-cell office:value-type="string" table:style-name="ce1">
            <text:p>Vegkonstruksjon_Vegkropp_Overbygning_Fiberdu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Overbygning_</text:p>
          </table:table-cell>
          <table:table-cell office:value-type="string" table:style-name="ce1">
            <text:p>Planum</text:p>
          </table:table-cell>
          <table:table-cell office:value-type="string" table:style-name="ce1">
            <text:p>Vegkonstruksjon_Vegkropp_Overbygning_Plan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UndergrunnForbedret</text:p>
          </table:table-cell>
          <table:table-cell office:value-type="string" table:style-name="ce1">
            <text:p>Vegkonstruksjon_Vegkropp_Underbygning_UndergrunnForbedr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FyllingOppTilPlanum</text:p>
          </table:table-cell>
          <table:table-cell office:value-type="string" table:style-name="ce1">
            <text:p>Vegkonstruksjon_Vegkropp_Underbygning_FyllingOppTilPlanu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Vegkropp_Underbygning_</text:p>
          </table:table-cell>
          <table:table-cell office:value-type="string" table:style-name="ce1">
            <text:p>DreneringElement</text:p>
          </table:table-cell>
          <table:table-cell office:value-type="string" table:style-name="ce1">
            <text:p>Vegkonstruksjon_Vegkropp_Underbygning_Drenering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Rabatt_</text:p>
          </table:table-cell>
          <table:table-cell office:value-type="string" table:style-name="ce1">
            <text:p>RabattElement</text:p>
          </table:table-cell>
          <table:table-cell office:value-type="string" table:style-name="ce1">
            <text:p>Vegkonstruksjon_Rabatt_Rabatt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Midtrekkverk</text:p>
          </table:table-cell>
          <table:table-cell office:value-type="string" table:style-name="ce1">
            <text:p>Vegkonstruksjon_SkilleMellomKjøreretninger_Midtrekkver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ForsterketMidtoppmerking</text:p>
          </table:table-cell>
          <table:table-cell office:value-type="string" table:style-name="ce1">
            <text:p>Vegkonstruksjon_SkilleMellomKjøreretninger_ForsterketMid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konstruksjon_SkilleMellomKjøreretninger_</text:p>
          </table:table-cell>
          <table:table-cell office:value-type="string" table:style-name="ce1">
            <text:p>Midtlinje</text:p>
          </table:table-cell>
          <table:table-cell office:value-type="string" table:style-name="ce1">
            <text:p>Vegkonstruksjon_SkilleMellomKjøreretninger_Mid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Fartsdemper</text:p>
          </table:table-cell>
          <table:table-cell office:value-type="string" table:style-name="ce1">
            <text:p>VegOgGateObjekter_Fartsdemp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Ferist</text:p>
          </table:table-cell>
          <table:table-cell office:value-type="string" table:style-name="ce1">
            <text:p>VegOgGateObjekter_Feri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PortDør</text:p>
          </table:table-cell>
          <table:table-cell office:value-type="string" table:style-name="ce1">
            <text:p>VegOgGateObjekter_PortDø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Skjerm</text:p>
          </table:table-cell>
          <table:table-cell office:value-type="string" table:style-name="ce1">
            <text:p>VegOgGateObjekter_Skjer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Vegbom</text:p>
          </table:table-cell>
          <table:table-cell office:value-type="string" table:style-name="ce1">
            <text:p>VegOgGateObjekter_Vegb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gGateObjekter_</text:p>
          </table:table-cell>
          <table:table-cell office:value-type="string" table:style-name="ce1">
            <text:p>Høydehinder</text:p>
          </table:table-cell>
          <table:table-cell office:value-type="string" table:style-name="ce1">
            <text:p>VegOgGateObjekter_Høydehin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Kjørebane</text:p>
          </table:table-cell>
          <table:table-cell office:value-type="string" table:style-name="ce1">
            <text:p>Vegområde_VegområdeElement_GateKjør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Syklendegående</text:p>
          </table:table-cell>
          <table:table-cell office:value-type="string" table:style-name="ce1">
            <text:p>Vegområde_VegområdeElement_GateSyklendegå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FortauSone</text:p>
          </table:table-cell>
          <table:table-cell office:value-type="string" table:style-name="ce1">
            <text:p>Vegområde_VegområdeElement_GateFortau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Kantstein</text:p>
          </table:table-cell>
          <table:table-cell office:value-type="string" table:style-name="ce1">
            <text:p>Vegområde_VegområdeElement_GateKantste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Tilleggselement</text:p>
          </table:table-cell>
          <table:table-cell office:value-type="string" table:style-name="ce1">
            <text:p>Vegområde_VegområdeElement_GateTilleggs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Kjørebane</text:p>
          </table:table-cell>
          <table:table-cell office:value-type="string" table:style-name="ce1">
            <text:p>Vegområde_VegområdeElement_VegKjøreba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Syklendegående</text:p>
          </table:table-cell>
          <table:table-cell office:value-type="string" table:style-name="ce1">
            <text:p>Vegområde_VegområdeElement_VegSyklendegåen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TilleggsElement</text:p>
          </table:table-cell>
          <table:table-cell office:value-type="string" table:style-name="ce1">
            <text:p>Vegområde_VegområdeElement_VegTilleggs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_GrøftÅpen</text:p>
          </table:table-cell>
          <table:table-cell office:value-type="string" table:style-name="ce1">
            <text:p>Vegområde_VegområdeElement_RekkverkSideområde_GrøftÅp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_GrøftLukket</text:p>
          </table:table-cell>
          <table:table-cell office:value-type="string" table:style-name="ce1">
            <text:p>Vegområde_VegområdeElement_RekkverkSideområde_GrøftLukk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Voll</text:p>
          </table:table-cell>
          <table:table-cell office:value-type="string" table:style-name="ce1">
            <text:p>Vegområde_VegområdeElement_RekkverkSideområdeVo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Trafikkdeler</text:p>
          </table:table-cell>
          <table:table-cell office:value-type="string" table:style-name="ce1">
            <text:p>Vegområde_VegområdeElement_RekkverkSideområdeTrafikk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Mur</text:p>
          </table:table-cell>
          <table:table-cell office:value-type="string" table:style-name="ce1">
            <text:p>Vegområde_VegområdeElement_RekkverkSideområdeM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RekkverkSideområdeSideterreng</text:p>
          </table:table-cell>
          <table:table-cell office:value-type="string" table:style-name="ce1">
            <text:p>Vegområde_VegområdeElement_RekkverkSideområdeSideterre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FyllingSkjæring</text:p>
          </table:table-cell>
          <table:table-cell office:value-type="string" table:style-name="ce1">
            <text:p>Vegområde_VegområdeElement_Fyllin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SkilleMellomKjøreretninger</text:p>
          </table:table-cell>
          <table:table-cell office:value-type="string" table:style-name="ce1">
            <text:p>Vegområde_VegområdeElement_SkilleMellomKjøreretning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Sideanlegg</text:p>
          </table:table-cell>
          <table:table-cell office:value-type="string" table:style-name="ce1">
            <text:p>Vegområde_VegområdeElement_Sideanl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VegBuss</text:p>
          </table:table-cell>
          <table:table-cell office:value-type="string" table:style-name="ce1">
            <text:p>Vegområde_VegområdeElement_Veg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VegområdeElement_</text:p>
          </table:table-cell>
          <table:table-cell office:value-type="string" table:style-name="ce1">
            <text:p>GateBuss</text:p>
          </table:table-cell>
          <table:table-cell office:value-type="string" table:style-name="ce1">
            <text:p>Vegområde_VegområdeElement_Gate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Fyllingsfot</text:p>
          </table:table-cell>
          <table:table-cell office:value-type="string" table:style-name="ce1">
            <text:p>Vegområde_Sideområde_Fyllingsf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Skjæring</text:p>
          </table:table-cell>
          <table:table-cell office:value-type="string" table:style-name="ce1">
            <text:p>Vegområde_Sideområde_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Skjæringstopp</text:p>
          </table:table-cell>
          <table:table-cell office:value-type="string" table:style-name="ce1">
            <text:p>Vegområde_Sideområde_Skjæringsto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JordskråningBergvegg</text:p>
          </table:table-cell>
          <table:table-cell office:value-type="string" table:style-name="ce1">
            <text:p>Vegområde_Sideområde_Skråning_Jordskråning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Bergvegg</text:p>
          </table:table-cell>
          <table:table-cell office:value-type="string" table:style-name="ce1">
            <text:p>Vegområde_Sideområde_Skråning_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råning_</text:p>
          </table:table-cell>
          <table:table-cell office:value-type="string" table:style-name="ce1">
            <text:p>Jordskråning</text:p>
          </table:table-cell>
          <table:table-cell office:value-type="string" table:style-name="ce1">
            <text:p>Vegområde_Sideområde_Skråning_Jord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JordskjæringBergskjæring</text:p>
          </table:table-cell>
          <table:table-cell office:value-type="string" table:style-name="ce1">
            <text:p>Vegområde_Sideområde_Skjæring_Jordskjæring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Jordskjæring</text:p>
          </table:table-cell>
          <table:table-cell office:value-type="string" table:style-name="ce1">
            <text:p>Vegområde_Sideområde_Skjæring_Jord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Skjæring_</text:p>
          </table:table-cell>
          <table:table-cell office:value-type="string" table:style-name="ce1">
            <text:p>Bergskjæring</text:p>
          </table:table-cell>
          <table:table-cell office:value-type="string" table:style-name="ce1">
            <text:p>Vegområde_Sideområde_Skjæring_Bergskjæ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Hovedfylling</text:p>
          </table:table-cell>
          <table:table-cell office:value-type="string" table:style-name="ce1">
            <text:p>Vegområde_Sideområde_Fylling_Hovedfyl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Motfylling</text:p>
          </table:table-cell>
          <table:table-cell office:value-type="string" table:style-name="ce1">
            <text:p>Vegområde_Sideområde_Fylling_Motfyl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Fylling_</text:p>
          </table:table-cell>
          <table:table-cell office:value-type="string" table:style-name="ce1">
            <text:p>Massedeponi</text:p>
          </table:table-cell>
          <table:table-cell office:value-type="string" table:style-name="ce1">
            <text:p>Vegområde_Sideområde_Fylling_Massedepon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</text:p>
          </table:table-cell>
          <table:table-cell office:value-type="string" table:style-name="ce1">
            <text:p>Vegområde_Sideområde_</text:p>
          </table:table-cell>
          <table:table-cell office:value-type="string" table:style-name="ce1">
            <text:p>Fyllingsskråning</text:p>
          </table:table-cell>
          <table:table-cell office:value-type="string" table:style-name="ce1">
            <text:p>Vegområde_Sideområde_Fyllings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Midtlinje</text:p>
          </table:table-cell>
          <table:table-cell office:value-type="string" table:style-name="ce1">
            <text:p>VegoppmerkingElement_LangsgåendeElement_Mid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Kantlinje</text:p>
          </table:table-cell>
          <table:table-cell office:value-type="string" table:style-name="ce1">
            <text:p>VegoppmerkingElement_LangsgåendeElement_Kant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Delelinje</text:p>
          </table:table-cell>
          <table:table-cell office:value-type="string" table:style-name="ce1">
            <text:p>VegoppmerkingElement_LangsgåendeElement_Del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elinjeKollektivfelt</text:p>
          </table:table-cell>
          <table:table-cell office:value-type="string" table:style-name="ce1">
            <text:p>VegoppmerkingElement_LangsgåendeElement_SkilelinjeKollektiv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lelinjeFartsendringsfelt</text:p>
          </table:table-cell>
          <table:table-cell office:value-type="string" table:style-name="ce1">
            <text:p>VegoppmerkingElement_LangsgåendeElement_SkillelinjeFartsendring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SkillelinjeSykkelfelt</text:p>
          </table:table-cell>
          <table:table-cell office:value-type="string" table:style-name="ce1">
            <text:p>VegoppmerkingElement_LangsgåendeElement_SkillelinjeSykkel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LangsgåendeElement_</text:p>
          </table:table-cell>
          <table:table-cell office:value-type="string" table:style-name="ce1">
            <text:p>Ledelinje</text:p>
          </table:table-cell>
          <table:table-cell office:value-type="string" table:style-name="ce1">
            <text:p>VegoppmerkingElement_LangsgåendeElement_Led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topplinje</text:p>
          </table:table-cell>
          <table:table-cell office:value-type="string" table:style-name="ce1">
            <text:p>VegoppmerkingElement_TverrgåendeElement_Stopp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Vikelinje</text:p>
          </table:table-cell>
          <table:table-cell office:value-type="string" table:style-name="ce1">
            <text:p>VegoppmerkingElement_TverrgåendeElement_Vike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Gangfelt</text:p>
          </table:table-cell>
          <table:table-cell office:value-type="string" table:style-name="ce1">
            <text:p>VegoppmerkingElement_TverrgåendeElement_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ykkelkryssing</text:p>
          </table:table-cell>
          <table:table-cell office:value-type="string" table:style-name="ce1">
            <text:p>VegoppmerkingElement_TverrgåendeElement_Sykkelkryss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ykkelkryssingInntilGangfelt</text:p>
          </table:table-cell>
          <table:table-cell office:value-type="string" table:style-name="ce1">
            <text:p>VegoppmerkingElement_TverrgåendeElement_SykkelkryssingInntilGang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Fartshump</text:p>
          </table:table-cell>
          <table:table-cell office:value-type="string" table:style-name="ce1">
            <text:p>VegoppmerkingElement_TverrgåendeElement_Fartshum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Parkeringsfelt</text:p>
          </table:table-cell>
          <table:table-cell office:value-type="string" table:style-name="ce1">
            <text:p>VegoppmerkingElement_TverrgåendeElement_Parkering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verrgåendeElement_</text:p>
          </table:table-cell>
          <table:table-cell office:value-type="string" table:style-name="ce1">
            <text:p>Sperreområde</text:p>
          </table:table-cell>
          <table:table-cell office:value-type="string" table:style-name="ce1">
            <text:p>VegoppmerkingElement_TverrgåendeElement_Sperreområ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Fartsgrense</text:p>
          </table:table-cell>
          <table:table-cell office:value-type="string" table:style-name="ce1">
            <text:p>VegoppmerkingElement_SymbolTekstElement_Fartsgren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LitenElektriskMotorvogn</text:p>
          </table:table-cell>
          <table:table-cell office:value-type="string" table:style-name="ce1">
            <text:p>VegoppmerkingElement_SymbolTekstElement_LitenElektriskMotorvog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ambruksfelt</text:p>
          </table:table-cell>
          <table:table-cell office:value-type="string" table:style-name="ce1">
            <text:p>VegoppmerkingElement_SymbolTekstElement_Sambruks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Tungtrafikkfelt</text:p>
          </table:table-cell>
          <table:table-cell office:value-type="string" table:style-name="ce1">
            <text:p>VegoppmerkingElement_SymbolTekstElement_Tungtrafikkfel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Vikesymbol</text:p>
          </table:table-cell>
          <table:table-cell office:value-type="string" table:style-name="ce1">
            <text:p>VegoppmerkingElement_SymbolTekstElement_Vike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Gangsymbol</text:p>
          </table:table-cell>
          <table:table-cell office:value-type="string" table:style-name="ce1">
            <text:p>VegoppmerkingElement_SymbolTekstElement_Gang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Delesymbol</text:p>
          </table:table-cell>
          <table:table-cell office:value-type="string" table:style-name="ce1">
            <text:p>VegoppmerkingElement_SymbolTekstElement_Dele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ykkelsymbol</text:p>
          </table:table-cell>
          <table:table-cell office:value-type="string" table:style-name="ce1">
            <text:p>VegoppmerkingElement_SymbolTekstElement_Sykkel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Parkeringssymbol</text:p>
          </table:table-cell>
          <table:table-cell office:value-type="string" table:style-name="ce1">
            <text:p>VegoppmerkingElement_SymbolTekstElement_Parkeringssymbo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ymbolForForflytningshemmede</text:p>
          </table:table-cell>
          <table:table-cell office:value-type="string" table:style-name="ce1">
            <text:p>VegoppmerkingElement_SymbolTekstElement_SymbolForForflytningshemme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Skinnekjøretøy</text:p>
          </table:table-cell>
          <table:table-cell office:value-type="string" table:style-name="ce1">
            <text:p>VegoppmerkingElement_SymbolTekstElement_Skinnekjøretø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SymbolTekstElement_</text:p>
          </table:table-cell>
          <table:table-cell office:value-type="string" table:style-name="ce1">
            <text:p>Piler</text:p>
          </table:table-cell>
          <table:table-cell office:value-type="string" table:style-name="ce1">
            <text:p>VegoppmerkingElement_SymbolTekstElement_Pi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Stopp</text:p>
          </table:table-cell>
          <table:table-cell office:value-type="string" table:style-name="ce1">
            <text:p>VegoppmerkingElement_TekstElement_Stop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Buss</text:p>
          </table:table-cell>
          <table:table-cell office:value-type="string" table:style-name="ce1">
            <text:p>VegoppmerkingElement_TekstElement_Bu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VegoppmerkingElement_TekstElement_Tax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Vegvisning</text:p>
          </table:table-cell>
          <table:table-cell office:value-type="string" table:style-name="ce1">
            <text:p>VegoppmerkingElement_TekstElement_Vegvis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TekstElement_</text:p>
          </table:table-cell>
          <table:table-cell office:value-type="string" table:style-name="ce1">
            <text:p>Skole</text:p>
          </table:table-cell>
          <table:table-cell office:value-type="string" table:style-name="ce1">
            <text:p>VegoppmerkingElement_TekstElement_Sko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Sinusfres</text:p>
          </table:table-cell>
          <table:table-cell office:value-type="string" table:style-name="ce1">
            <text:p>VegoppmerkingElement_FreseElement_Sinusf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Planfres</text:p>
          </table:table-cell>
          <table:table-cell office:value-type="string" table:style-name="ce1">
            <text:p>VegoppmerkingElement_FreseElement_Planf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Midtoppmerking</text:p>
          </table:table-cell>
          <table:table-cell office:value-type="string" table:style-name="ce1">
            <text:p>VegoppmerkingElement_FreseElement_ForsterketMid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OppmerkingMotMidtdeler</text:p>
          </table:table-cell>
          <table:table-cell office:value-type="string" table:style-name="ce1">
            <text:p>VegoppmerkingElement_FreseElement_ForsterketOppmerkingMotMidtde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gmodell</text:p>
          </table:table-cell>
          <table:table-cell office:value-type="string" table:style-name="ce1">
            <text:p>Vegoppmerking</text:p>
          </table:table-cell>
          <table:table-cell office:value-type="string" table:style-name="ce1">
            <text:p>VegoppmerkingElement_FreseElement_</text:p>
          </table:table-cell>
          <table:table-cell office:value-type="string" table:style-name="ce1">
            <text:p>ForsterketKantoppmerking</text:p>
          </table:table-cell>
          <table:table-cell office:value-type="string" table:style-name="ce1">
            <text:p>VegoppmerkingElement_FreseElement_ForsterketKantoppmer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Hydrologisk</text:p>
          </table:table-cell>
          <table:table-cell office:value-type="string" table:style-name="ce1">
            <text:p>GrunnUndersøkelseElement_BorhullElement_Hydrolog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Kjerneboring</text:p>
          </table:table-cell>
          <table:table-cell office:value-type="string" table:style-name="ce1">
            <text:p>GrunnUndersøkelseElement_BorhullElement_Kjerne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Geofysisk</text:p>
          </table:table-cell>
          <table:table-cell office:value-type="string" table:style-name="ce1">
            <text:p>GrunnUndersøkelseElement_BorhullElement_Geofys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Miljøgeologisk</text:p>
          </table:table-cell>
          <table:table-cell office:value-type="string" table:style-name="ce1">
            <text:p>GrunnUndersøkelseElement_BorhullElement_Miljøgeolog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BorhullElement_</text:p>
          </table:table-cell>
          <table:table-cell office:value-type="string" table:style-name="ce1">
            <text:p>Løsmassegeologi</text:p>
          </table:table-cell>
          <table:table-cell office:value-type="string" table:style-name="ce1">
            <text:p>GrunnUndersøkelseElement_BorhullElement_Løsmassegeolog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Sondering</text:p>
          </table:table-cell>
          <table:table-cell office:value-type="string" table:style-name="ce1">
            <text:p>GrunnUndersøkelseElement_UndersøkelseElement_Sonde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CPTU</text:p>
          </table:table-cell>
          <table:table-cell office:value-type="string" table:style-name="ce1">
            <text:p>GrunnUndersøkelseElement_UndersøkelseElement_CPT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Vingeboring</text:p>
          </table:table-cell>
          <table:table-cell office:value-type="string" table:style-name="ce1">
            <text:p>GrunnUndersøkelseElement_UndersøkelseElement_Vingebor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oretrykkmåling</text:p>
          </table:table-cell>
          <table:table-cell office:value-type="string" table:style-name="ce1">
            <text:p>GrunnUndersøkelseElement_UndersøkelseElement_Poretrykkmå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røvetaking</text:p>
          </table:table-cell>
          <table:table-cell office:value-type="string" table:style-name="ce1">
            <text:p>GrunnUndersøkelseElement_UndersøkelseElement_Prøvetak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</text:p>
          </table:table-cell>
          <table:table-cell office:value-type="string" table:style-name="ce1">
            <text:p>Prøvegraving</text:p>
          </table:table-cell>
          <table:table-cell office:value-type="string" table:style-name="ce1">
            <text:p>GrunnUndersøkelseElement_UndersøkelseElement_Prøvegrav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Bergvegg</text:p>
          </table:table-cell>
          <table:table-cell office:value-type="string" table:style-name="ce1">
            <text:p>GrunnUndersøkelseElement_UndersøkelseElement_ObservasjonsElement_Skråning_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KombinertJordskråningOgBergvegg</text:p>
          </table:table-cell>
          <table:table-cell office:value-type="string" table:style-name="ce1">
            <text:p>GrunnUndersøkelseElement_UndersøkelseElement_ObservasjonsElement_Skråning_KombinertJordskråningOgBergve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Skråning_</text:p>
          </table:table-cell>
          <table:table-cell office:value-type="string" table:style-name="ce1">
            <text:p>Jordskråning</text:p>
          </table:table-cell>
          <table:table-cell office:value-type="string" table:style-name="ce1">
            <text:p>GrunnUndersøkelseElement_UndersøkelseElement_ObservasjonsElement_Skråning_Jordskrån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UndersøkelseElement_ObservasjonsElement_</text:p>
          </table:table-cell>
          <table:table-cell office:value-type="string" table:style-name="ce1">
            <text:p>BergIDag</text:p>
          </table:table-cell>
          <table:table-cell office:value-type="string" table:style-name="ce1">
            <text:p>GrunnUndersøkelseElement_UndersøkelseElement_ObservasjonsElement_BergIDa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Berg</text:p>
          </table:table-cell>
          <table:table-cell office:value-type="string" table:style-name="ce1">
            <text:p>GrunnUndersøkelseElement_LagIGrunnenElement_Ber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Matjord</text:p>
          </table:table-cell>
          <table:table-cell office:value-type="string" table:style-name="ce1">
            <text:p>GrunnUndersøkelseElement_LagIGrunnenElement_Matjo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Svakhetssoner</text:p>
          </table:table-cell>
          <table:table-cell office:value-type="string" table:style-name="ce1">
            <text:p>GrunnUndersøkelseElement_LagIGrunnenElement_Svakhetsson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Utskiftingsmasser</text:p>
          </table:table-cell>
          <table:table-cell office:value-type="string" table:style-name="ce1">
            <text:p>GrunnUndersøkelseElement_LagIGrunnenElement_Utskifting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Løsmasser</text:p>
          </table:table-cell>
          <table:table-cell office:value-type="string" table:style-name="ce1">
            <text:p>GrunnUndersøkelseElement_LagIGrunnenElement_Løsmass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Grunnforhold</text:p>
          </table:table-cell>
          <table:table-cell office:value-type="string" table:style-name="ce1">
            <text:p>GrunnUndersøkelseElement_LagIGrunnenElement_</text:p>
          </table:table-cell>
          <table:table-cell office:value-type="string" table:style-name="ce1">
            <text:p>Vegetasjonsdekke</text:p>
          </table:table-cell>
          <table:table-cell office:value-type="string" table:style-name="ce1">
            <text:p>GrunnUndersøkelseElement_LagIGrunnenElement_Vegetasjonsdek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nneSikringssone</text:p>
          </table:table-cell>
          <table:table-cell office:value-type="string" table:style-name="ce1">
            <text:p>KulturarvElement_KulturminneSikring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nne</text:p>
          </table:table-cell>
          <table:table-cell office:value-type="string" table:style-name="ce1">
            <text:p>KulturarvElement_Kulturmin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Kulturarv</text:p>
          </table:table-cell>
          <table:table-cell office:value-type="string" table:style-name="ce1">
            <text:p>KulturarvElement_</text:p>
          </table:table-cell>
          <table:table-cell office:value-type="string" table:style-name="ce1">
            <text:p>Kulturmiljø</text:p>
          </table:table-cell>
          <table:table-cell office:value-type="string" table:style-name="ce1">
            <text:p>KulturarvElement_Kulturmil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</text:p>
          </table:table-cell>
          <table:table-cell office:value-type="string" table:style-name="ce1">
            <text:p>LandskapsElement_Naturtype_InnlandsLandskap_InnlandsSletteLandskap_Innlandsslette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Jordbruksdominans</text:p>
          </table:table-cell>
          <table:table-cell office:value-type="string" table:style-name="ce1">
            <text:p>LandskapsElement_Naturtype_InnlandsLandskap_InnlandsSletteLandskap_Innlandsslette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ebygdeOmråder</text:p>
          </table:table-cell>
          <table:table-cell office:value-type="string" table:style-name="ce1">
            <text:p>LandskapsElement_Naturtype_InnlandsLandskap_InnlandsSletteLandskap_Innlandsslette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ebygdeOmråderOgJordbruksdominans</text:p>
          </table:table-cell>
          <table:table-cell office:value-type="string" table:style-name="ce1">
            <text:p>LandskapsElement_Naturtype_InnlandsLandskap_InnlandsSletteLandskap_Innlandsslette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Tettbebyggelse</text:p>
          </table:table-cell>
          <table:table-cell office:value-type="string" table:style-name="ce1">
            <text:p>LandskapsElement_Naturtype_InnlandsLandskap_InnlandsSletteLandskap_Innlandsslette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TettbebyggelseOgJordbruksdominans</text:p>
          </table:table-cell>
          <table:table-cell office:value-type="string" table:style-name="ce1">
            <text:p>LandskapsElement_Naturtype_InnlandsLandskap_InnlandsSletteLandskap_Innlandsslette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By</text:p>
          </table:table-cell>
          <table:table-cell office:value-type="string" table:style-name="ce1">
            <text:p>LandskapsElement_Naturtype_InnlandsLandskap_InnlandsSletteLandskap_Innlandsslette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</text:p>
          </table:table-cell>
          <table:table-cell office:value-type="string" table:style-name="ce1">
            <text:p>LandskapsElement_Naturtype_InnlandsLandskap_InnlandsSletteLandskap_Innlandsslette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MedBebygdeOmråder</text:p>
          </table:table-cell>
          <table:table-cell office:value-type="string" table:style-name="ce1">
            <text:p>LandskapsElement_Naturtype_InnlandsLandskap_InnlandsSletteLandskap_Innlandsslette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OverSkoggrensen</text:p>
          </table:table-cell>
          <table:table-cell office:value-type="string" table:style-name="ce1">
            <text:p>LandskapsElement_Naturtype_InnlandsLandskap_InnlandsSletteLandskap_Innlandsslette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</text:p>
          </table:table-cell>
          <table:table-cell office:value-type="string" table:style-name="ce1">
            <text:p>LandskapsElement_Naturtype_InnlandsLandskap_InnlandsSletteLandskap_Innlandsslette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DominertAvIsbre</text:p>
          </table:table-cell>
          <table:table-cell office:value-type="string" table:style-name="ce1">
            <text:p>LandskapsElement_Naturtype_InnlandsLandskap_InnlandsSletteLandskap_Innlandsslette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</text:p>
          </table:table-cell>
          <table:table-cell office:value-type="string" table:style-name="ce1">
            <text:p>LandskapsElement_Naturtype_InnlandsLandskap_InnlandsSletteLandskap_Innlandsslettelandskap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OgBebygdeOmråder</text:p>
          </table:table-cell>
          <table:table-cell office:value-type="string" table:style-name="ce1">
            <text:p>LandskapsElement_Naturtype_InnlandsLandskap_InnlandsSletteLandskap_InnlandsslettelandskapUnderSkoggrensen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BebygdeOmråderOgJordbruksdominans</text:p>
          </table:table-cell>
          <table:table-cell office:value-type="string" table:style-name="ce1">
            <text:p>LandskapsElement_Naturtype_InnlandsLandskap_InnlandsSletteLandskap_InnlandsslettelandskapUnderSkoggrensenMedHøytVåtmarkspreg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UnderSkoggrensenMedHøytVåtmarkspregOgTettbebyggelse</text:p>
          </table:table-cell>
          <table:table-cell office:value-type="string" table:style-name="ce1">
            <text:p>LandskapsElement_Naturtype_InnlandsLandskap_InnlandsSletteLandskap_InnlandsslettelandskapUnderSkoggrensenMedHøytVåtmarkspreg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UnderSkoggrensenMedHøytVåtmarkspreg</text:p>
          </table:table-cell>
          <table:table-cell office:value-type="string" table:style-name="ce1">
            <text:p>LandskapsElement_Naturtype_InnlandsLandskap_InnlandsSletteLandskap_InnlandsslettelandskapMedHei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HeiOverSkoggrensenMedHøytVåtmarkspreg</text:p>
          </table:table-cell>
          <table:table-cell office:value-type="string" table:style-name="ce1">
            <text:p>LandskapsElement_Naturtype_InnlandsLandskap_InnlandsSletteLandskap_InnlandsslettelandskapMedHei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InnlandsslettelandskapMedBartFjellOverSkoggrensenMedHøytVåtmarkspreg</text:p>
          </table:table-cell>
          <table:table-cell office:value-type="string" table:style-name="ce1">
            <text:p>LandskapsElement_Naturtype_InnlandsLandskap_InnlandsSletteLandskap_InnlandsslettelandskapMedBartFjell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</text:p>
          </table:table-cell>
          <table:table-cell office:value-type="string" table:style-name="ce1">
            <text:p>LandskapsElement_Naturtype_InnlandsLandskap_InnlandsSletteLandskap_KystnærtInnlandsslette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ebygdeOmråder</text:p>
          </table:table-cell>
          <table:table-cell office:value-type="string" table:style-name="ce1">
            <text:p>LandskapsElement_Naturtype_InnlandsLandskap_InnlandsSletteLandskap_KystnærtInnlandsslette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ebygdeOmråderOgJordbruksdominans</text:p>
          </table:table-cell>
          <table:table-cell office:value-type="string" table:style-name="ce1">
            <text:p>LandskapsElement_Naturtype_InnlandsLandskap_InnlandsSletteLandskap_KystnærtInnlandsslette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Tettbebyggelse</text:p>
          </table:table-cell>
          <table:table-cell office:value-type="string" table:style-name="ce1">
            <text:p>LandskapsElement_Naturtype_InnlandsLandskap_InnlandsSletteLandskap_KystnærtInnlandsslette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TettbebyggelseOgJordbruksdominans</text:p>
          </table:table-cell>
          <table:table-cell office:value-type="string" table:style-name="ce1">
            <text:p>LandskapsElement_Naturtype_InnlandsLandskap_InnlandsSletteLandskap_KystnærtInnlandsslette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By</text:p>
          </table:table-cell>
          <table:table-cell office:value-type="string" table:style-name="ce1">
            <text:p>LandskapsElement_Naturtype_InnlandsLandskap_InnlandsSletteLandskap_KystnærtInnlandsslette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UnderSkoggrensen</text:p>
          </table:table-cell>
          <table:table-cell office:value-type="string" table:style-name="ce1">
            <text:p>LandskapsElement_Naturtype_InnlandsLandskap_InnlandsSletteLandskap_KystnærtInnlandsslette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OverSkoggrensen</text:p>
          </table:table-cell>
          <table:table-cell office:value-type="string" table:style-name="ce1">
            <text:p>LandskapsElement_Naturtype_InnlandsLandskap_InnlandsSletteLandskap_KystnærtInnlandsslette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</text:p>
          </table:table-cell>
          <table:table-cell office:value-type="string" table:style-name="ce1">
            <text:p>LandskapsElement_Naturtype_InnlandsLandskap_InnlandsSletteLandskap_KystnærtInnlandsslette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DominertAvIsbre</text:p>
          </table:table-cell>
          <table:table-cell office:value-type="string" table:style-name="ce1">
            <text:p>LandskapsElement_Naturtype_InnlandsLandskap_InnlandsSletteLandskap_KystnærtInnlandsslette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</text:p>
          </table:table-cell>
          <table:table-cell office:value-type="string" table:style-name="ce1">
            <text:p>LandskapsElement_Naturtype_InnlandsLandskap_InnlandsSletteLandskap_KystnærtInnlandsslettelandskap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OgJordbruksdominans</text:p>
          </table:table-cell>
          <table:table-cell office:value-type="string" table:style-name="ce1">
            <text:p>LandskapsElement_Naturtype_InnlandsLandskap_InnlandsSletteLandskap_KystnærtInnlandsslettelandskapUnderSkoggrensen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UnderSkoggrensenMedHøytVåtmarkspregBebygdeOmråderOgJordbruksdominans</text:p>
          </table:table-cell>
          <table:table-cell office:value-type="string" table:style-name="ce1">
            <text:p>LandskapsElement_Naturtype_InnlandsLandskap_InnlandsSletteLandskap_KystnærtInnlandsslettelandskapUnderSkoggrensenMedHøytVåtmarkspreg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UnderSkoggrensenMedHøytVåtmarkspreg</text:p>
          </table:table-cell>
          <table:table-cell office:value-type="string" table:style-name="ce1">
            <text:p>LandskapsElement_Naturtype_InnlandsLandskap_InnlandsSletteLandskap_KystnærtInnlandsslettelandskapMedHeiUnd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HeiOverSkoggrensenMedHøytVåtmarkspreg</text:p>
          </table:table-cell>
          <table:table-cell office:value-type="string" table:style-name="ce1">
            <text:p>LandskapsElement_Naturtype_InnlandsLandskap_InnlandsSletteLandskap_KystnærtInnlandsslettelandskapMedHei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KystnærtInnlandsslettelandskapMedBartFjellOverSkoggrensenMedHøytVåtmarkspreg</text:p>
          </table:table-cell>
          <table:table-cell office:value-type="string" table:style-name="ce1">
            <text:p>LandskapsElement_Naturtype_InnlandsLandskap_InnlandsSletteLandskap_KystnærtInnlandsslettelandskapMedBartFjellOverSkoggrensen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</text:p>
          </table:table-cell>
          <table:table-cell office:value-type="string" table:style-name="ce1">
            <text:p>LandskapsElement_Naturtype_InnlandsLandskap_InnlandsSletteLandskap_Åpen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Jordbruksdominans</text:p>
          </table:table-cell>
          <table:table-cell office:value-type="string" table:style-name="ce1">
            <text:p>LandskapsElement_Naturtype_InnlandsLandskap_InnlandsSletteLandskap_Åpen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BebygdeOmråder</text:p>
          </table:table-cell>
          <table:table-cell office:value-type="string" table:style-name="ce1">
            <text:p>LandskapsElement_Naturtype_InnlandsLandskap_InnlandsSletteLandskap_Åpen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BebygdeOmråderOgJordbruksdominans</text:p>
          </table:table-cell>
          <table:table-cell office:value-type="string" table:style-name="ce1">
            <text:p>LandskapsElement_Naturtype_InnlandsLandskap_InnlandsSletteLandskap_Åpen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Tettbebyggelse</text:p>
          </table:table-cell>
          <table:table-cell office:value-type="string" table:style-name="ce1">
            <text:p>LandskapsElement_Naturtype_InnlandsLandskap_InnlandsSletteLandskap_Åpen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TettbebyggelseOgJordbruksdominans</text:p>
          </table:table-cell>
          <table:table-cell office:value-type="string" table:style-name="ce1">
            <text:p>LandskapsElement_Naturtype_InnlandsLandskap_InnlandsSletteLandskap_ÅpentDa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</text:p>
          </table:table-cell>
          <table:table-cell office:value-type="string" table:style-name="ce1">
            <text:p>LandskapsElement_Naturtype_InnlandsLandskap_InnlandsSletteLandskap_Åpen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BebygdeOmråder</text:p>
          </table:table-cell>
          <table:table-cell office:value-type="string" table:style-name="ce1">
            <text:p>LandskapsElement_Naturtype_InnlandsLandskap_InnlandsSletteLandskap_Åpen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</text:p>
          </table:table-cell>
          <table:table-cell office:value-type="string" table:style-name="ce1">
            <text:p>LandskapsElement_Naturtype_InnlandsLandskap_InnlandsSletteLandskap_Åpen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</text:p>
          </table:table-cell>
          <table:table-cell office:value-type="string" table:style-name="ce1">
            <text:p>LandskapsElement_Naturtype_InnlandsLandskap_InnlandsSletteLandskap_Åpen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DominertAvIsbre</text:p>
          </table:table-cell>
          <table:table-cell office:value-type="string" table:style-name="ce1">
            <text:p>LandskapsElement_Naturtype_InnlandsLandskap_InnlandsSletteLandskap_Åpen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</text:p>
          </table:table-cell>
          <table:table-cell office:value-type="string" table:style-name="ce1">
            <text:p>LandskapsElement_Naturtype_InnlandsLandskap_InnlandsSletteLandskap_Åpen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MedJordbruksdominans</text:p>
          </table:table-cell>
          <table:table-cell office:value-type="string" table:style-name="ce1">
            <text:p>LandskapsElement_Naturtype_InnlandsLandskap_InnlandsSletteLandskap_ÅpentDallandskapUnderSkoggrensenMedInnsjø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OgBebygdeOmråder</text:p>
          </table:table-cell>
          <table:table-cell office:value-type="string" table:style-name="ce1">
            <text:p>LandskapsElement_Naturtype_InnlandsLandskap_InnlandsSletteLandskap_Åpen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MedBebygdeOmråderOgJordbruksdominans</text:p>
          </table:table-cell>
          <table:table-cell office:value-type="string" table:style-name="ce1">
            <text:p>LandskapsElement_Naturtype_InnlandsLandskap_InnlandsSletteLandskap_ÅpentDallandskapUnderSkoggrensenMed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InnsjøOgTettbebyggelse</text:p>
          </table:table-cell>
          <table:table-cell office:value-type="string" table:style-name="ce1">
            <text:p>LandskapsElement_Naturtype_InnlandsLandskap_InnlandsSletteLandskap_Åpen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Innsjø</text:p>
          </table:table-cell>
          <table:table-cell office:value-type="string" table:style-name="ce1">
            <text:p>LandskapsElement_Naturtype_InnlandsLandskap_InnlandsSletteLandskap_Åpen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InnsjøOgBebygdeOmråder</text:p>
          </table:table-cell>
          <table:table-cell office:value-type="string" table:style-name="ce1">
            <text:p>LandskapsElement_Naturtype_InnlandsLandskap_InnlandsSletteLandskap_Åpen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MedInnsjø</text:p>
          </table:table-cell>
          <table:table-cell office:value-type="string" table:style-name="ce1">
            <text:p>LandskapsElement_Naturtype_InnlandsLandskap_InnlandsSletteLandskap_Åpen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MedInnsjø</text:p>
          </table:table-cell>
          <table:table-cell office:value-type="string" table:style-name="ce1">
            <text:p>LandskapsElement_Naturtype_InnlandsLandskap_InnlandsSletteLandskap_Åpen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</text:p>
          </table:table-cell>
          <table:table-cell office:value-type="string" table:style-name="ce1">
            <text:p>LandskapsElement_Naturtype_InnlandsLandskap_InnlandsSletteLandskap_Åpen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BebygdeOmråder</text:p>
          </table:table-cell>
          <table:table-cell office:value-type="string" table:style-name="ce1">
            <text:p>LandskapsElement_Naturtype_InnlandsLandskap_InnlandsSletteLandskap_Åpen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Åpen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Tettbebyggelse</text:p>
          </table:table-cell>
          <table:table-cell office:value-type="string" table:style-name="ce1">
            <text:p>LandskapsElement_Naturtype_InnlandsLandskap_InnlandsSletteLandskap_ÅpentDallandskap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MedTettbebyggelseOgJordbruksdominans</text:p>
          </table:table-cell>
          <table:table-cell office:value-type="string" table:style-name="ce1">
            <text:p>LandskapsElement_Naturtype_InnlandsLandskap_InnlandsSletteLandskap_ÅpentDallandskapUnderSkoggrensenMedStørreInnsjø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UnderSkoggrensenMedStørreInnsjøOgBy</text:p>
          </table:table-cell>
          <table:table-cell office:value-type="string" table:style-name="ce1">
            <text:p>LandskapsElement_Naturtype_InnlandsLandskap_InnlandsSletteLandskap_ÅpentDallandskapUnderSkoggrensenMedStørreInnsjøOg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</text:p>
          </table:table-cell>
          <table:table-cell office:value-type="string" table:style-name="ce1">
            <text:p>LandskapsElement_Naturtype_InnlandsLandskap_InnlandsSletteLandskap_Åpen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OgBebygdeOmråder</text:p>
          </table:table-cell>
          <table:table-cell office:value-type="string" table:style-name="ce1">
            <text:p>LandskapsElement_Naturtype_InnlandsLandskap_InnlandsSletteLandskap_ÅpentDallandskapMedHei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UnderSkoggrensenMedStørreInnsjøOgTettbebyggelse</text:p>
          </table:table-cell>
          <table:table-cell office:value-type="string" table:style-name="ce1">
            <text:p>LandskapsElement_Naturtype_InnlandsLandskap_InnlandsSletteLandskap_ÅpentDallandskapMedHei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HeiOverSkoggrensenMedStørreInnsjø</text:p>
          </table:table-cell>
          <table:table-cell office:value-type="string" table:style-name="ce1">
            <text:p>LandskapsElement_Naturtype_InnlandsLandskap_InnlandsSletteLandskap_Åpen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ÅpentDallandskapMedBartFjellOverSkoggrensenMedStørreInnsjø</text:p>
          </table:table-cell>
          <table:table-cell office:value-type="string" table:style-name="ce1">
            <text:p>LandskapsElement_Naturtype_InnlandsLandskap_InnlandsSletteLandskap_Åpen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</text:p>
          </table:table-cell>
          <table:table-cell office:value-type="string" table:style-name="ce1">
            <text:p>LandskapsElement_Naturtype_InnlandsLandskap_InnlandsSletteLandskap_RelativtÅpen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Jordbruksdominans</text:p>
          </table:table-cell>
          <table:table-cell office:value-type="string" table:style-name="ce1">
            <text:p>LandskapsElement_Naturtype_InnlandsLandskap_InnlandsSletteLandskap_RelativtÅpen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BebygdeOmråder</text:p>
          </table:table-cell>
          <table:table-cell office:value-type="string" table:style-name="ce1">
            <text:p>LandskapsElement_Naturtype_InnlandsLandskap_InnlandsSletteLandskap_RelativtÅpen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Tettbebyggelse</text:p>
          </table:table-cell>
          <table:table-cell office:value-type="string" table:style-name="ce1">
            <text:p>LandskapsElement_Naturtype_InnlandsLandskap_InnlandsSletteLandskap_RelativtÅpen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TettbebyggelseOgJordbruksdominans</text:p>
          </table:table-cell>
          <table:table-cell office:value-type="string" table:style-name="ce1">
            <text:p>LandskapsElement_Naturtype_InnlandsLandskap_InnlandsSletteLandskap_RelativtÅpentDa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</text:p>
          </table:table-cell>
          <table:table-cell office:value-type="string" table:style-name="ce1">
            <text:p>LandskapsElement_Naturtype_InnlandsLandskap_InnlandsSletteLandskap_RelativtÅpen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BebygdeOmråder</text:p>
          </table:table-cell>
          <table:table-cell office:value-type="string" table:style-name="ce1">
            <text:p>LandskapsElement_Naturtype_InnlandsLandskap_InnlandsSletteLandskap_RelativtÅpen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Tettbebyggelse</text:p>
          </table:table-cell>
          <table:table-cell office:value-type="string" table:style-name="ce1">
            <text:p>LandskapsElement_Naturtype_InnlandsLandskap_InnlandsSletteLandskap_RelativtÅpentDallandskapMedHei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</text:p>
          </table:table-cell>
          <table:table-cell office:value-type="string" table:style-name="ce1">
            <text:p>LandskapsElement_Naturtype_InnlandsLandskap_InnlandsSletteLandskap_RelativtÅpen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BebygdeOmråder</text:p>
          </table:table-cell>
          <table:table-cell office:value-type="string" table:style-name="ce1">
            <text:p>LandskapsElement_Naturtype_InnlandsLandskap_InnlandsSletteLandskap_RelativtÅpentDa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</text:p>
          </table:table-cell>
          <table:table-cell office:value-type="string" table:style-name="ce1">
            <text:p>LandskapsElement_Naturtype_InnlandsLandskap_InnlandsSletteLandskap_RelativtÅpen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DominertAvIsbre</text:p>
          </table:table-cell>
          <table:table-cell office:value-type="string" table:style-name="ce1">
            <text:p>LandskapsElement_Naturtype_InnlandsLandskap_InnlandsSletteLandskap_RelativtÅpen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</text:p>
          </table:table-cell>
          <table:table-cell office:value-type="string" table:style-name="ce1">
            <text:p>LandskapsElement_Naturtype_InnlandsLandskap_InnlandsSletteLandskap_RelativtÅpen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OgBebygdeOmråder</text:p>
          </table:table-cell>
          <table:table-cell office:value-type="string" table:style-name="ce1">
            <text:p>LandskapsElement_Naturtype_InnlandsLandskap_InnlandsSletteLandskap_RelativtÅpen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InnsjøOgTettbebyggelse</text:p>
          </table:table-cell>
          <table:table-cell office:value-type="string" table:style-name="ce1">
            <text:p>LandskapsElement_Naturtype_InnlandsLandskap_InnlandsSletteLandskap_RelativtÅpen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Innsjø</text:p>
          </table:table-cell>
          <table:table-cell office:value-type="string" table:style-name="ce1">
            <text:p>LandskapsElement_Naturtype_InnlandsLandskap_InnlandsSletteLandskap_RelativtÅpen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InnsjøOgBebygdeOmråder</text:p>
          </table:table-cell>
          <table:table-cell office:value-type="string" table:style-name="ce1">
            <text:p>LandskapsElement_Naturtype_InnlandsLandskap_InnlandsSletteLandskap_RelativtÅpen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Innsjø</text:p>
          </table:table-cell>
          <table:table-cell office:value-type="string" table:style-name="ce1">
            <text:p>LandskapsElement_Naturtype_InnlandsLandskap_InnlandsSletteLandskap_RelativtÅpen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</text:p>
          </table:table-cell>
          <table:table-cell office:value-type="string" table:style-name="ce1">
            <text:p>LandskapsElement_Naturtype_InnlandsLandskap_InnlandsSletteLandskap_RelativtÅpen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OgBebygdeOmråder</text:p>
          </table:table-cell>
          <table:table-cell office:value-type="string" table:style-name="ce1">
            <text:p>LandskapsElement_Naturtype_InnlandsLandskap_InnlandsSletteLandskap_RelativtÅpentDallandskapMedBartFjellOv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InnsjøDominertAvIsbre</text:p>
          </table:table-cell>
          <table:table-cell office:value-type="string" table:style-name="ce1">
            <text:p>LandskapsElement_Naturtype_InnlandsLandskap_InnlandsSletteLandskap_RelativtÅpentDallandskapMedBartFjellOverSkoggrensenMed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</text:p>
          </table:table-cell>
          <table:table-cell office:value-type="string" table:style-name="ce1">
            <text:p>LandskapsElement_Naturtype_InnlandsLandskap_InnlandsSletteLandskap_RelativtÅpen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OgBebygdeOmråder</text:p>
          </table:table-cell>
          <table:table-cell office:value-type="string" table:style-name="ce1">
            <text:p>LandskapsElement_Naturtype_InnlandsLandskap_InnlandsSletteLandskap_RelativtÅpen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RelativtÅpen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UnderSkoggrensenMedStørreInnsjøOgTettbebyggelse</text:p>
          </table:table-cell>
          <table:table-cell office:value-type="string" table:style-name="ce1">
            <text:p>LandskapsElement_Naturtype_InnlandsLandskap_InnlandsSletteLandskap_RelativtÅpentDallandskapUnderSkoggrensenMedStørre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StørreInnsjø</text:p>
          </table:table-cell>
          <table:table-cell office:value-type="string" table:style-name="ce1">
            <text:p>LandskapsElement_Naturtype_InnlandsLandskap_InnlandsSletteLandskap_RelativtÅpen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UnderSkoggrensenMedStørreInnsjøOgBebygdeOmråder</text:p>
          </table:table-cell>
          <table:table-cell office:value-type="string" table:style-name="ce1">
            <text:p>LandskapsElement_Naturtype_InnlandsLandskap_InnlandsSletteLandskap_RelativtÅpentDallandskapMedHei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StørreInnsjø</text:p>
          </table:table-cell>
          <table:table-cell office:value-type="string" table:style-name="ce1">
            <text:p>LandskapsElement_Naturtype_InnlandsLandskap_InnlandsSletteLandskap_RelativtÅpen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HeiOverSkoggrensenMedStørreInnsjøOgBebygdeOmråder</text:p>
          </table:table-cell>
          <table:table-cell office:value-type="string" table:style-name="ce1">
            <text:p>LandskapsElement_Naturtype_InnlandsLandskap_InnlandsSletteLandskap_RelativtÅpentDallandskapMedHeiOv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StørreInnsjø</text:p>
          </table:table-cell>
          <table:table-cell office:value-type="string" table:style-name="ce1">
            <text:p>LandskapsElement_Naturtype_InnlandsLandskap_InnlandsSletteLandskap_RelativtÅpen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RelativtÅpentDallandskapMedBartFjellOverSkoggrensenMedStørreInnsjøDominertAvIsbre</text:p>
          </table:table-cell>
          <table:table-cell office:value-type="string" table:style-name="ce1">
            <text:p>LandskapsElement_Naturtype_InnlandsLandskap_InnlandsSletteLandskap_RelativtÅpentDallandskapMedBartFjellOverSkoggrensenMedStørre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</text:p>
          </table:table-cell>
          <table:table-cell office:value-type="string" table:style-name="ce1">
            <text:p>LandskapsElement_Naturtype_InnlandsLandskap_InnlandsSletteLandskap_Nedskåre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Jordbruksdominans</text:p>
          </table:table-cell>
          <table:table-cell office:value-type="string" table:style-name="ce1">
            <text:p>LandskapsElement_Naturtype_InnlandsLandskap_InnlandsSletteLandskap_NedskåretDa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BebygdeOmråder</text:p>
          </table:table-cell>
          <table:table-cell office:value-type="string" table:style-name="ce1">
            <text:p>LandskapsElement_Naturtype_InnlandsLandskap_InnlandsSletteLandskap_Nedskåre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BebygdeOmråderOgJordbruksdominans</text:p>
          </table:table-cell>
          <table:table-cell office:value-type="string" table:style-name="ce1">
            <text:p>LandskapsElement_Naturtype_InnlandsLandskap_InnlandsSletteLandskap_NedskåretDa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Tettbebyggelse</text:p>
          </table:table-cell>
          <table:table-cell office:value-type="string" table:style-name="ce1">
            <text:p>LandskapsElement_Naturtype_InnlandsLandskap_InnlandsSletteLandskap_Nedskåre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</text:p>
          </table:table-cell>
          <table:table-cell office:value-type="string" table:style-name="ce1">
            <text:p>LandskapsElement_Naturtype_InnlandsLandskap_InnlandsSletteLandskap_Nedskåre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BebygdeOmråder</text:p>
          </table:table-cell>
          <table:table-cell office:value-type="string" table:style-name="ce1">
            <text:p>LandskapsElement_Naturtype_InnlandsLandskap_InnlandsSletteLandskap_Nedskåre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</text:p>
          </table:table-cell>
          <table:table-cell office:value-type="string" table:style-name="ce1">
            <text:p>LandskapsElement_Naturtype_InnlandsLandskap_InnlandsSletteLandskap_Nedskåre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</text:p>
          </table:table-cell>
          <table:table-cell office:value-type="string" table:style-name="ce1">
            <text:p>LandskapsElement_Naturtype_InnlandsLandskap_InnlandsSletteLandskap_Nedskåre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BebygdeOmråder</text:p>
          </table:table-cell>
          <table:table-cell office:value-type="string" table:style-name="ce1">
            <text:p>LandskapsElement_Naturtype_InnlandsLandskap_InnlandsSletteLandskap_NedskåretDallandskapMedBartFjell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DominertAvIsbre</text:p>
          </table:table-cell>
          <table:table-cell office:value-type="string" table:style-name="ce1">
            <text:p>LandskapsElement_Naturtype_InnlandsLandskap_InnlandsSletteLandskap_Nedskåre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</text:p>
          </table:table-cell>
          <table:table-cell office:value-type="string" table:style-name="ce1">
            <text:p>LandskapsElement_Naturtype_InnlandsLandskap_InnlandsSletteLandskap_Nedskåre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OgBebygdeOmråder</text:p>
          </table:table-cell>
          <table:table-cell office:value-type="string" table:style-name="ce1">
            <text:p>LandskapsElement_Naturtype_InnlandsLandskap_InnlandsSletteLandskap_Nedskåre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InnsjøOgTettbebyggelse</text:p>
          </table:table-cell>
          <table:table-cell office:value-type="string" table:style-name="ce1">
            <text:p>LandskapsElement_Naturtype_InnlandsLandskap_InnlandsSletteLandskap_NedskåretDallandskapUnderSkoggrensenMedInnsjø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Innsjø</text:p>
          </table:table-cell>
          <table:table-cell office:value-type="string" table:style-name="ce1">
            <text:p>LandskapsElement_Naturtype_InnlandsLandskap_InnlandsSletteLandskap_NedskåretDallandskapMedHei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InnsjøOgBebygdeOmråder</text:p>
          </table:table-cell>
          <table:table-cell office:value-type="string" table:style-name="ce1">
            <text:p>LandskapsElement_Naturtype_InnlandsLandskap_InnlandsSletteLandskap_NedskåretDallandskapMedHei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MedInnsjø</text:p>
          </table:table-cell>
          <table:table-cell office:value-type="string" table:style-name="ce1">
            <text:p>LandskapsElement_Naturtype_InnlandsLandskap_InnlandsSletteLandskap_NedskåretDallandskapMedHei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Innsjø</text:p>
          </table:table-cell>
          <table:table-cell office:value-type="string" table:style-name="ce1">
            <text:p>LandskapsElement_Naturtype_InnlandsLandskap_InnlandsSletteLandskap_Nedskåre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InnsjøDominertAvIsbre</text:p>
          </table:table-cell>
          <table:table-cell office:value-type="string" table:style-name="ce1">
            <text:p>LandskapsElement_Naturtype_InnlandsLandskap_InnlandsSletteLandskap_NedskåretDallandskapMedBartFjellOverSkoggrensenMedInnsjø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</text:p>
          </table:table-cell>
          <table:table-cell office:value-type="string" table:style-name="ce1">
            <text:p>LandskapsElement_Naturtype_InnlandsLandskap_InnlandsSletteLandskap_Nedskåre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OgBebygdeOmråder</text:p>
          </table:table-cell>
          <table:table-cell office:value-type="string" table:style-name="ce1">
            <text:p>LandskapsElement_Naturtype_InnlandsLandskap_InnlandsSletteLandskap_Nedskåre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UnderSkoggrensenMedStørreInnsjøMedBebygdeOmråderOgJordbruksdominans</text:p>
          </table:table-cell>
          <table:table-cell office:value-type="string" table:style-name="ce1">
            <text:p>LandskapsElement_Naturtype_InnlandsLandskap_InnlandsSletteLandskap_NedskåretDallandskapUnderSkoggrensenMedStørreInnsjø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UnderSkoggrensenMedStørreInnsjø</text:p>
          </table:table-cell>
          <table:table-cell office:value-type="string" table:style-name="ce1">
            <text:p>LandskapsElement_Naturtype_InnlandsLandskap_InnlandsSletteLandskap_Nedskåre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HeiOverSkoggrensenMedStørreInnsjø</text:p>
          </table:table-cell>
          <table:table-cell office:value-type="string" table:style-name="ce1">
            <text:p>LandskapsElement_Naturtype_InnlandsLandskap_InnlandsSletteLandskap_NedskåretDallandskapMedHei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NedskåretDallandskapMedBartFjellOverSkoggrensenMedStørreInnsjø</text:p>
          </table:table-cell>
          <table:table-cell office:value-type="string" table:style-name="ce1">
            <text:p>LandskapsElement_Naturtype_InnlandsLandskap_InnlandsSletteLandskap_Nedskåre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</text:p>
          </table:table-cell>
          <table:table-cell office:value-type="string" table:style-name="ce1">
            <text:p>LandskapsElement_Naturtype_InnlandsLandskap_InnlandsSletteLandskap_DyptNedskåretDa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BebygdeOmråder</text:p>
          </table:table-cell>
          <table:table-cell office:value-type="string" table:style-name="ce1">
            <text:p>LandskapsElement_Naturtype_InnlandsLandskap_InnlandsSletteLandskap_DyptNedskåretDa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Tettbebyggelse</text:p>
          </table:table-cell>
          <table:table-cell office:value-type="string" table:style-name="ce1">
            <text:p>LandskapsElement_Naturtype_InnlandsLandskap_InnlandsSletteLandskap_DyptNedskåretDa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</text:p>
          </table:table-cell>
          <table:table-cell office:value-type="string" table:style-name="ce1">
            <text:p>LandskapsElement_Naturtype_InnlandsLandskap_InnlandsSletteLandskap_DyptNedskåretDa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MedBebygdeOmråder</text:p>
          </table:table-cell>
          <table:table-cell office:value-type="string" table:style-name="ce1">
            <text:p>LandskapsElement_Naturtype_InnlandsLandskap_InnlandsSletteLandskap_DyptNedskåretDa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OverSkoggrensen</text:p>
          </table:table-cell>
          <table:table-cell office:value-type="string" table:style-name="ce1">
            <text:p>LandskapsElement_Naturtype_InnlandsLandskap_InnlandsSletteLandskap_DyptNedskåretDa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</text:p>
          </table:table-cell>
          <table:table-cell office:value-type="string" table:style-name="ce1">
            <text:p>LandskapsElement_Naturtype_InnlandsLandskap_InnlandsSletteLandskap_DyptNedskåretDa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DominertAvIsbre</text:p>
          </table:table-cell>
          <table:table-cell office:value-type="string" table:style-name="ce1">
            <text:p>LandskapsElement_Naturtype_InnlandsLandskap_InnlandsSletteLandskap_DyptNedskåretDallandskapMedBartFjellOverSkoggrensenDominertAvIsb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Innsjø</text:p>
          </table:table-cell>
          <table:table-cell office:value-type="string" table:style-name="ce1">
            <text:p>LandskapsElement_Naturtype_InnlandsLandskap_InnlandsSletteLandskap_DyptNedskåretDallandskapUnd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InnsjøOgBebygdeOmråder</text:p>
          </table:table-cell>
          <table:table-cell office:value-type="string" table:style-name="ce1">
            <text:p>LandskapsElement_Naturtype_InnlandsLandskap_InnlandsSletteLandskap_DyptNedskåretDallandskapUnderSkoggrensenMed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MedInnsjø</text:p>
          </table:table-cell>
          <table:table-cell office:value-type="string" table:style-name="ce1">
            <text:p>LandskapsElement_Naturtype_InnlandsLandskap_InnlandsSletteLandskap_DyptNedskåretDallandskapMedBartFjellOverSkoggrensenMed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StørreInnsjø</text:p>
          </table:table-cell>
          <table:table-cell office:value-type="string" table:style-name="ce1">
            <text:p>LandskapsElement_Naturtype_InnlandsLandskap_InnlandsSletteLandskap_DyptNedskåretDallandskap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UnderSkoggrensenMedStørreInnsjøOgBebygdeOmråder</text:p>
          </table:table-cell>
          <table:table-cell office:value-type="string" table:style-name="ce1">
            <text:p>LandskapsElement_Naturtype_InnlandsLandskap_InnlandsSletteLandskap_DyptNedskåretDallandskapUnderSkoggrensenMedStørreInnsjø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HeiUnderSkoggrensenMedStørreInnsjø</text:p>
          </table:table-cell>
          <table:table-cell office:value-type="string" table:style-name="ce1">
            <text:p>LandskapsElement_Naturtype_InnlandsLandskap_InnlandsSletteLandskap_DyptNedskåretDallandskapMedHeiUnd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SletteLandskap_</text:p>
          </table:table-cell>
          <table:table-cell office:value-type="string" table:style-name="ce1">
            <text:p>DyptNedskåretDallandskapMedBartFjellOverSkoggrensenMedStørreInnsjø</text:p>
          </table:table-cell>
          <table:table-cell office:value-type="string" table:style-name="ce1">
            <text:p>LandskapsElement_Naturtype_InnlandsLandskap_InnlandsSletteLandskap_DyptNedskåretDallandskapMedBartFjellOverSkoggrensenMedStørreInnsjø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</text:p>
          </table:table-cell>
          <table:table-cell office:value-type="string" table:style-name="ce1">
            <text:p>LandskapsElement_Naturtype_InnlandsLandskap_InnlandsÅsOgFjellandskap_Dalforme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Jordbruksdominans</text:p>
          </table:table-cell>
          <table:table-cell office:value-type="string" table:style-name="ce1">
            <text:p>LandskapsElement_Naturtype_InnlandsLandskap_InnlandsÅsOgFjellandskap_Dalforme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ebygdeOmråder</text:p>
          </table:table-cell>
          <table:table-cell office:value-type="string" table:style-name="ce1">
            <text:p>LandskapsElement_Naturtype_InnlandsLandskap_InnlandsÅsOgFjellandskap_Dalforme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Dalforme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Tettbebyggelse</text:p>
          </table:table-cell>
          <table:table-cell office:value-type="string" table:style-name="ce1">
            <text:p>LandskapsElement_Naturtype_InnlandsLandskap_InnlandsÅsOgFjellandskap_Dalforme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Dalforme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UnderSkoggrensenMedBy</text:p>
          </table:table-cell>
          <table:table-cell office:value-type="string" table:style-name="ce1">
            <text:p>LandskapsElement_Naturtype_InnlandsLandskap_InnlandsÅsOgFjellandskap_DalformetÅs-OgFjel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</text:p>
          </table:table-cell>
          <table:table-cell office:value-type="string" table:style-name="ce1">
            <text:p>LandskapsElement_Naturtype_InnlandsLandskap_InnlandsÅsOgFjellandskap_Dalforme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MedJordbruksdominans</text:p>
          </table:table-cell>
          <table:table-cell office:value-type="string" table:style-name="ce1">
            <text:p>LandskapsElement_Naturtype_InnlandsLandskap_InnlandsÅsOgFjellandskap_DalformetÅs-OgFjellandskapMedHei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UnderSkoggrensenMedBebygdeOmråder</text:p>
          </table:table-cell>
          <table:table-cell office:value-type="string" table:style-name="ce1">
            <text:p>LandskapsElement_Naturtype_InnlandsLandskap_InnlandsÅsOgFjellandskap_Dalforme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HeiOverSkoggrensen</text:p>
          </table:table-cell>
          <table:table-cell office:value-type="string" table:style-name="ce1">
            <text:p>LandskapsElement_Naturtype_InnlandsLandskap_InnlandsÅsOgFjellandskap_Dalforme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MedBartFjellOverSkoggrensen</text:p>
          </table:table-cell>
          <table:table-cell office:value-type="string" table:style-name="ce1">
            <text:p>LandskapsElement_Naturtype_InnlandsLandskap_InnlandsÅsOgFjellandskap_Dalforme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DalformetÅs-OgFjellandskapDominertAvIsbreMedBartFjellOverSkoggrensen</text:p>
          </table:table-cell>
          <table:table-cell office:value-type="string" table:style-name="ce1">
            <text:p>LandskapsElement_Naturtype_InnlandsLandskap_InnlandsÅsOgFjellandskap_Dalforme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</text:p>
          </table:table-cell>
          <table:table-cell office:value-type="string" table:style-name="ce1">
            <text:p>LandskapsElement_Naturtype_InnlandsLandskap_InnlandsÅsOgFjellandskap_SlaktTilSmå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ebygdeOmråder</text:p>
          </table:table-cell>
          <table:table-cell office:value-type="string" table:style-name="ce1">
            <text:p>LandskapsElement_Naturtype_InnlandsLandskap_InnlandsÅsOgFjellandskap_SlaktTilSmå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Tettbebyggelse</text:p>
          </table:table-cell>
          <table:table-cell office:value-type="string" table:style-name="ce1">
            <text:p>LandskapsElement_Naturtype_InnlandsLandskap_InnlandsÅsOgFjellandskap_SlaktTilSmå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SlaktTilSmåkuper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UnderSkoggrensenMedBy</text:p>
          </table:table-cell>
          <table:table-cell office:value-type="string" table:style-name="ce1">
            <text:p>LandskapsElement_Naturtype_InnlandsLandskap_InnlandsÅsOgFjellandskap_SlaktTilSmåkupertÅs-OgFjellandskapUnderSkoggrensen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UnderSkoggrensen</text:p>
          </table:table-cell>
          <table:table-cell office:value-type="string" table:style-name="ce1">
            <text:p>LandskapsElement_Naturtype_InnlandsLandskap_InnlandsÅsOgFjellandskap_SlaktTilSmå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UnderSkoggrensenMedBebygdeOmråder</text:p>
          </table:table-cell>
          <table:table-cell office:value-type="string" table:style-name="ce1">
            <text:p>LandskapsElement_Naturtype_InnlandsLandskap_InnlandsÅsOgFjellandskap_SlaktTilSmåkuper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OverSkoggrensen</text:p>
          </table:table-cell>
          <table:table-cell office:value-type="string" table:style-name="ce1">
            <text:p>LandskapsElement_Naturtype_InnlandsLandskap_InnlandsÅsOgFjellandskap_SlaktTilSmå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HeiOverSkoggrensenMedBebygdeOmråder</text:p>
          </table:table-cell>
          <table:table-cell office:value-type="string" table:style-name="ce1">
            <text:p>LandskapsElement_Naturtype_InnlandsLandskap_InnlandsÅsOgFjellandskap_SlaktTilSmåkupertÅs-OgFje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MedBartFjellOverSkoggrensen</text:p>
          </table:table-cell>
          <table:table-cell office:value-type="string" table:style-name="ce1">
            <text:p>LandskapsElement_Naturtype_InnlandsLandskap_InnlandsÅsOgFjellandskap_SlaktTilSmå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SlaktTilSmåkupertÅs-OgFjellandskapDominertAvIsbreMedBartFjellOverSkoggrensen</text:p>
          </table:table-cell>
          <table:table-cell office:value-type="string" table:style-name="ce1">
            <text:p>LandskapsElement_Naturtype_InnlandsLandskap_InnlandsÅsOgFjellandskap_SlaktTilSmå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</text:p>
          </table:table-cell>
          <table:table-cell office:value-type="string" table:style-name="ce1">
            <text:p>LandskapsElement_Naturtype_InnlandsLandskap_InnlandsÅsOgFjellandskap_Middels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Jordbruksdominans</text:p>
          </table:table-cell>
          <table:table-cell office:value-type="string" table:style-name="ce1">
            <text:p>LandskapsElement_Naturtype_InnlandsLandskap_InnlandsÅsOgFjellandskap_MiddelsKupertÅs-OgFjellandskap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BebygdeOmråder</text:p>
          </table:table-cell>
          <table:table-cell office:value-type="string" table:style-name="ce1">
            <text:p>LandskapsElement_Naturtype_InnlandsLandskap_InnlandsÅsOgFjellandskap_Middels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Middels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Tettbebyggelse</text:p>
          </table:table-cell>
          <table:table-cell office:value-type="string" table:style-name="ce1">
            <text:p>LandskapsElement_Naturtype_InnlandsLandskap_InnlandsÅsOgFjellandskap_Middels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UnderSkoggrensenMedTettbebyggelseOgJordbruksdominans</text:p>
          </table:table-cell>
          <table:table-cell office:value-type="string" table:style-name="ce1">
            <text:p>LandskapsElement_Naturtype_InnlandsLandskap_InnlandsÅsOgFjellandskap_MiddelsKupertÅs-OgFjellandskapUnderSkoggrensen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</text:p>
          </table:table-cell>
          <table:table-cell office:value-type="string" table:style-name="ce1">
            <text:p>LandskapsElement_Naturtype_InnlandsLandskap_InnlandsÅsOgFjellandskap_Middels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MedJordbruksdominans</text:p>
          </table:table-cell>
          <table:table-cell office:value-type="string" table:style-name="ce1">
            <text:p>LandskapsElement_Naturtype_InnlandsLandskap_InnlandsÅsOgFjellandskap_MiddelsKupertÅs-OgFjellandskapMedHeiUnderSkoggrensen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UnderSkoggrensenMedBebygdeOmråder</text:p>
          </table:table-cell>
          <table:table-cell office:value-type="string" table:style-name="ce1">
            <text:p>LandskapsElement_Naturtype_InnlandsLandskap_InnlandsÅsOgFjellandskap_MiddelsKupertÅs-OgFjellandskapMedHei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OverSkoggrensen</text:p>
          </table:table-cell>
          <table:table-cell office:value-type="string" table:style-name="ce1">
            <text:p>LandskapsElement_Naturtype_InnlandsLandskap_InnlandsÅsOgFjellandskap_Middels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HeiOverSkoggrensenMedBebygdeOmråder</text:p>
          </table:table-cell>
          <table:table-cell office:value-type="string" table:style-name="ce1">
            <text:p>LandskapsElement_Naturtype_InnlandsLandskap_InnlandsÅsOgFjellandskap_MiddelsKupertÅs-OgFjellandskapMedHeiOv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MedBartFjellOverSkoggrensen</text:p>
          </table:table-cell>
          <table:table-cell office:value-type="string" table:style-name="ce1">
            <text:p>LandskapsElement_Naturtype_InnlandsLandskap_InnlandsÅsOgFjellandskap_Middels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MiddelsKupertÅs-OgFjellandskapDominertAvIsbreMedBartFjellOverSkoggrensen</text:p>
          </table:table-cell>
          <table:table-cell office:value-type="string" table:style-name="ce1">
            <text:p>LandskapsElement_Naturtype_InnlandsLandskap_InnlandsÅsOgFjellandskap_Middels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</text:p>
          </table:table-cell>
          <table:table-cell office:value-type="string" table:style-name="ce1">
            <text:p>LandskapsElement_Naturtype_InnlandsLandskap_InnlandsÅsOgFjellandskap_Kuper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BebygdeOmråder</text:p>
          </table:table-cell>
          <table:table-cell office:value-type="string" table:style-name="ce1">
            <text:p>LandskapsElement_Naturtype_InnlandsLandskap_InnlandsÅsOgFjellandskap_Kuper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BebygdeOmråderOgJordbruksdominans</text:p>
          </table:table-cell>
          <table:table-cell office:value-type="string" table:style-name="ce1">
            <text:p>LandskapsElement_Naturtype_InnlandsLandskap_InnlandsÅsOgFjellandskap_KupertÅs-OgFjellandskapUnderSkoggrensenMedBebygdeOmråder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UnderSkoggrensenMedTettbebyggelse</text:p>
          </table:table-cell>
          <table:table-cell office:value-type="string" table:style-name="ce1">
            <text:p>LandskapsElement_Naturtype_InnlandsLandskap_InnlandsÅsOgFjellandskap_Kuper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HeiUnderSkoggrensen</text:p>
          </table:table-cell>
          <table:table-cell office:value-type="string" table:style-name="ce1">
            <text:p>LandskapsElement_Naturtype_InnlandsLandskap_InnlandsÅsOgFjellandskap_Kuper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HeiOverSkoggrensen</text:p>
          </table:table-cell>
          <table:table-cell office:value-type="string" table:style-name="ce1">
            <text:p>LandskapsElement_Naturtype_InnlandsLandskap_InnlandsÅsOgFjellandskap_Kuper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MedBartFjellOverSkoggrensen</text:p>
          </table:table-cell>
          <table:table-cell office:value-type="string" table:style-name="ce1">
            <text:p>LandskapsElement_Naturtype_InnlandsLandskap_InnlandsÅsOgFjellandskap_Kuper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KupertÅs-OgFjellandskapDominertAvIsbreMedBartFjellOverSkoggrensen</text:p>
          </table:table-cell>
          <table:table-cell office:value-type="string" table:style-name="ce1">
            <text:p>LandskapsElement_Naturtype_InnlandsLandskap_InnlandsÅsOgFjellandskap_Kuper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</text:p>
          </table:table-cell>
          <table:table-cell office:value-type="string" table:style-name="ce1">
            <text:p>LandskapsElement_Naturtype_InnlandsLandskap_InnlandsÅsOgFjellandskap_TindepregetÅs-OgFjellandskap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MedBebygdeOmråder</text:p>
          </table:table-cell>
          <table:table-cell office:value-type="string" table:style-name="ce1">
            <text:p>LandskapsElement_Naturtype_InnlandsLandskap_InnlandsÅsOgFjellandskap_TindepregetÅs-OgFjellandskapUnderSkoggrensen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UnderSkoggrensenMedTettbebyggelse</text:p>
          </table:table-cell>
          <table:table-cell office:value-type="string" table:style-name="ce1">
            <text:p>LandskapsElement_Naturtype_InnlandsLandskap_InnlandsÅsOgFjellandskap_TindepregetÅs-OgFjellandskapUnderSkoggrensen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HeiUnderSkoggrensen</text:p>
          </table:table-cell>
          <table:table-cell office:value-type="string" table:style-name="ce1">
            <text:p>LandskapsElement_Naturtype_InnlandsLandskap_InnlandsÅsOgFjellandskap_TindepregetÅs-OgFjellandskapMedHeiUnd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HeiOverSkoggrensen</text:p>
          </table:table-cell>
          <table:table-cell office:value-type="string" table:style-name="ce1">
            <text:p>LandskapsElement_Naturtype_InnlandsLandskap_InnlandsÅsOgFjellandskap_TindepregetÅs-OgFjellandskapMedHei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MedBartFjellOverSkoggrensen</text:p>
          </table:table-cell>
          <table:table-cell office:value-type="string" table:style-name="ce1">
            <text:p>LandskapsElement_Naturtype_InnlandsLandskap_InnlandsÅsOgFjellandskap_TindepregetÅs-OgFjellandskap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InnlandsLandskap_InnlandsÅsOgFjellandskap_</text:p>
          </table:table-cell>
          <table:table-cell office:value-type="string" table:style-name="ce1">
            <text:p>TindepregetÅs-OgFjellandskapDominertAvIsbreMedBartFjellOverSkoggrensen</text:p>
          </table:table-cell>
          <table:table-cell office:value-type="string" table:style-name="ce1">
            <text:p>LandskapsElement_Naturtype_InnlandsLandskap_InnlandsÅsOgFjellandskap_TindepregetÅs-OgFjellandskapDominertAvIsbreMedBartFjellOverSkoggrense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</text:p>
          </table:table-cell>
          <table:table-cell office:value-type="string" table:style-name="ce1">
            <text:p>LandskapsElement_Naturtype_KystLandskap_Fjordlandskap_Åpen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ebygdeOmråder</text:p>
          </table:table-cell>
          <table:table-cell office:value-type="string" table:style-name="ce1">
            <text:p>LandskapsElement_Naturtype_KystLandskap_Fjordlandskap_Åpen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ebygdeOmråderOgJorbruksdominans</text:p>
          </table:table-cell>
          <table:table-cell office:value-type="string" table:style-name="ce1">
            <text:p>LandskapsElement_Naturtype_KystLandskap_Fjordlandskap_Åpen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Tettbebyggelse</text:p>
          </table:table-cell>
          <table:table-cell office:value-type="string" table:style-name="ce1">
            <text:p>LandskapsElement_Naturtype_KystLandskap_Fjordlandskap_Åpen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By</text:p>
          </table:table-cell>
          <table:table-cell office:value-type="string" table:style-name="ce1">
            <text:p>LandskapsElement_Naturtype_KystLandskap_Fjordlandskap_ÅpentFjord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HøytVåtmarkspreg</text:p>
          </table:table-cell>
          <table:table-cell office:value-type="string" table:style-name="ce1">
            <text:p>LandskapsElement_Naturtype_KystLandskap_Fjordlandskap_Åpen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ÅpentFjordlandskapMedHøytVåtmarkspregOgBebygdeOmråder</text:p>
          </table:table-cell>
          <table:table-cell office:value-type="string" table:style-name="ce1">
            <text:p>LandskapsElement_Naturtype_KystLandskap_Fjordlandskap_Åpen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</text:p>
          </table:table-cell>
          <table:table-cell office:value-type="string" table:style-name="ce1">
            <text:p>LandskapsElement_Naturtype_KystLandskap_Fjordlandskap_RelativetÅpen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ebygdeOmråder</text:p>
          </table:table-cell>
          <table:table-cell office:value-type="string" table:style-name="ce1">
            <text:p>LandskapsElement_Naturtype_KystLandskap_Fjordlandskap_RelativetÅpen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ebygdeOmråderOgJorbruksdominans</text:p>
          </table:table-cell>
          <table:table-cell office:value-type="string" table:style-name="ce1">
            <text:p>LandskapsElement_Naturtype_KystLandskap_Fjordlandskap_RelativetÅpen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Tettbebyggelse</text:p>
          </table:table-cell>
          <table:table-cell office:value-type="string" table:style-name="ce1">
            <text:p>LandskapsElement_Naturtype_KystLandskap_Fjordlandskap_RelativetÅpen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TettbebyggelseOgJorbruksdominans</text:p>
          </table:table-cell>
          <table:table-cell office:value-type="string" table:style-name="ce1">
            <text:p>LandskapsElement_Naturtype_KystLandskap_Fjordlandskap_RelativetÅpentFjordlandskapMedTettbebyggelse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By</text:p>
          </table:table-cell>
          <table:table-cell office:value-type="string" table:style-name="ce1">
            <text:p>LandskapsElement_Naturtype_KystLandskap_Fjordlandskap_RelativetÅpentFjord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</text:p>
          </table:table-cell>
          <table:table-cell office:value-type="string" table:style-name="ce1">
            <text:p>LandskapsElement_Naturtype_KystLandskap_Fjordlandskap_RelativetÅpen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OgBebygdeOmråder</text:p>
          </table:table-cell>
          <table:table-cell office:value-type="string" table:style-name="ce1">
            <text:p>LandskapsElement_Naturtype_KystLandskap_Fjordlandskap_RelativetÅpen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RelativetÅpentFjordlandskapMedHøytVåtmarkspregOgTettbebyggelse</text:p>
          </table:table-cell>
          <table:table-cell office:value-type="string" table:style-name="ce1">
            <text:p>LandskapsElement_Naturtype_KystLandskap_Fjordlandskap_RelativetÅpentFjordlandskapMedHøytVåtmarkspregOg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</text:p>
          </table:table-cell>
          <table:table-cell office:value-type="string" table:style-name="ce1">
            <text:p>LandskapsElement_Naturtype_KystLandskap_Fjordlandskap_Nedskåre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BebygdeOmråder</text:p>
          </table:table-cell>
          <table:table-cell office:value-type="string" table:style-name="ce1">
            <text:p>LandskapsElement_Naturtype_KystLandskap_Fjordlandskap_Nedskåre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BebygdeOmråderOgJorbruksdominans</text:p>
          </table:table-cell>
          <table:table-cell office:value-type="string" table:style-name="ce1">
            <text:p>LandskapsElement_Naturtype_KystLandskap_Fjordlandskap_NedskåretFjordlandskapMedBebygdeOmråder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Tettbebyggelse</text:p>
          </table:table-cell>
          <table:table-cell office:value-type="string" table:style-name="ce1">
            <text:p>LandskapsElement_Naturtype_KystLandskap_Fjordlandskap_Nedskåre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TettbebyggelseOgJorbruksdominans</text:p>
          </table:table-cell>
          <table:table-cell office:value-type="string" table:style-name="ce1">
            <text:p>LandskapsElement_Naturtype_KystLandskap_Fjordlandskap_NedskåretFjordlandskapMedTettbebyggelseOgJor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HøytVåtmarkspreg</text:p>
          </table:table-cell>
          <table:table-cell office:value-type="string" table:style-name="ce1">
            <text:p>LandskapsElement_Naturtype_KystLandskap_Fjordlandskap_NedskåretFjord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NedskåretFjordlandskapMedHøytVåtmarkspregOgBebygdeOmråder</text:p>
          </table:table-cell>
          <table:table-cell office:value-type="string" table:style-name="ce1">
            <text:p>LandskapsElement_Naturtype_KystLandskap_Fjordlandskap_NedskåretFjordlandskapMedHøytVåtmarkspregOg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</text:p>
          </table:table-cell>
          <table:table-cell office:value-type="string" table:style-name="ce1">
            <text:p>LandskapsElement_Naturtype_KystLandskap_Fjordlandskap_DyptNedskåretFjord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MedBebygdeOmråder</text:p>
          </table:table-cell>
          <table:table-cell office:value-type="string" table:style-name="ce1">
            <text:p>LandskapsElement_Naturtype_KystLandskap_Fjordlandskap_DyptNedskåretFjordlandskapMedBebygde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Fjordlandskap_</text:p>
          </table:table-cell>
          <table:table-cell office:value-type="string" table:style-name="ce1">
            <text:p>DyptNedskåretFjordlandskapMedTettbebyggelse</text:p>
          </table:table-cell>
          <table:table-cell office:value-type="string" table:style-name="ce1">
            <text:p>LandskapsElement_Naturtype_KystLandskap_Fjordlandskap_DyptNedskåretFjord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</text:p>
          </table:table-cell>
          <table:table-cell office:value-type="string" table:style-name="ce1">
            <text:p>LandskapsElement_Naturtype_KystLandskap_Kystslettelandskap_SkjermetInd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Jordbruksdominans</text:p>
          </table:table-cell>
          <table:table-cell office:value-type="string" table:style-name="ce1">
            <text:p>LandskapsElement_Naturtype_KystLandskap_Kystslettelandskap_SkjermetInd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Tettbebyggelse</text:p>
          </table:table-cell>
          <table:table-cell office:value-type="string" table:style-name="ce1">
            <text:p>LandskapsElement_Naturtype_KystLandskap_Kystslettelandskap_SkjermetInd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TettbebyggelseOgJordbruksdominans</text:p>
          </table:table-cell>
          <table:table-cell office:value-type="string" table:style-name="ce1">
            <text:p>LandskapsElement_Naturtype_KystLandskap_Kystslettelandskap_SkjermetInd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y</text:p>
          </table:table-cell>
          <table:table-cell office:value-type="string" table:style-name="ce1">
            <text:p>LandskapsElement_Naturtype_KystLandskap_Kystslettelandskap_SkjermetIndre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</text:p>
          </table:table-cell>
          <table:table-cell office:value-type="string" table:style-name="ce1">
            <text:p>LandskapsElement_Naturtype_KystLandskap_Kystslettelandskap_SkjermetInd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OgJordbruksdominans</text:p>
          </table:table-cell>
          <table:table-cell office:value-type="string" table:style-name="ce1">
            <text:p>LandskapsElement_Naturtype_KystLandskap_Kystslettelandskap_SkjermetIndreKystslettelandska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HøytVåtmarkspregMedTettbebyggelse</text:p>
          </table:table-cell>
          <table:table-cell office:value-type="string" table:style-name="ce1">
            <text:p>LandskapsElement_Naturtype_KystLandskap_Kystslettelandskap_SkjermetInd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</text:p>
          </table:table-cell>
          <table:table-cell office:value-type="string" table:style-name="ce1">
            <text:p>LandskapsElement_Naturtype_KystLandskap_Kystslettelandskap_SkjermetInd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Jordbruksdominans</text:p>
          </table:table-cell>
          <table:table-cell office:value-type="string" table:style-name="ce1">
            <text:p>LandskapsElement_Naturtype_KystLandskap_Kystslettelandskap_SkjermetInd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Tettbebyggelse</text:p>
          </table:table-cell>
          <table:table-cell office:value-type="string" table:style-name="ce1">
            <text:p>LandskapsElement_Naturtype_KystLandskap_Kystslettelandskap_SkjermetInd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TettbebyggelseOgJordbruksdominans</text:p>
          </table:table-cell>
          <table:table-cell office:value-type="string" table:style-name="ce1">
            <text:p>LandskapsElement_Naturtype_KystLandskap_Kystslettelandskap_SkjermetInd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By</text:p>
          </table:table-cell>
          <table:table-cell office:value-type="string" table:style-name="ce1">
            <text:p>LandskapsElement_Naturtype_KystLandskap_Kystslettelandskap_SkjermetInd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ByOgJordbruksdominans</text:p>
          </table:table-cell>
          <table:table-cell office:value-type="string" table:style-name="ce1">
            <text:p>LandskapsElement_Naturtype_KystLandskap_Kystslettelandskap_SkjermetIndreSlaktTilSmåkupertKystslettelandskapMedBy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HøytVåtmarkspreg</text:p>
          </table:table-cell>
          <table:table-cell office:value-type="string" table:style-name="ce1">
            <text:p>LandskapsElement_Naturtype_KystLandskap_Kystslettelandskap_SkjermetInd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SlaktTilSmåkupertKystslettelandskapMedHøytVåtmarkspregOgJordbruksdominans</text:p>
          </table:table-cell>
          <table:table-cell office:value-type="string" table:style-name="ce1">
            <text:p>LandskapsElement_Naturtype_KystLandskap_Kystslettelandskap_SkjermetIndreSlaktTilSmåkupertKystslettelandska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</text:p>
          </table:table-cell>
          <table:table-cell office:value-type="string" table:style-name="ce1">
            <text:p>LandskapsElement_Naturtype_KystLandskap_Kystslettelandskap_SkjermetInd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Jordbruksdominans</text:p>
          </table:table-cell>
          <table:table-cell office:value-type="string" table:style-name="ce1">
            <text:p>LandskapsElement_Naturtype_KystLandskap_Kystslettelandskap_SkjermetIndreKystslettelandskapMedBratteÅserRestfjellKlipperOgStu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Tettbebyggelse</text:p>
          </table:table-cell>
          <table:table-cell office:value-type="string" table:style-name="ce1">
            <text:p>LandskapsElement_Naturtype_KystLandskap_Kystslettelandskap_SkjermetInd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kjermetIndreKystslettelandskapMedBratteÅserRestfjellKlipperOgStupMedHøytVåtmarkspreg</text:p>
          </table:table-cell>
          <table:table-cell office:value-type="string" table:style-name="ce1">
            <text:p>LandskapsElement_Naturtype_KystLandskap_Kystslettelandskap_SkjermetIndreKystslettelandskapMedBratteÅserRestfjellKlipperOgStu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</text:p>
          </table:table-cell>
          <table:table-cell office:value-type="string" table:style-name="ce1">
            <text:p>LandskapsElement_Naturtype_KystLandskap_Kystslettelandskap_Middels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Jordbruksdominans</text:p>
          </table:table-cell>
          <table:table-cell office:value-type="string" table:style-name="ce1">
            <text:p>LandskapsElement_Naturtype_KystLandskap_Kystslettelandskap_Middels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Tettbebyggelse</text:p>
          </table:table-cell>
          <table:table-cell office:value-type="string" table:style-name="ce1">
            <text:p>LandskapsElement_Naturtype_KystLandskap_Kystslettelandskap_Middels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TettbebyggelseOgJordbruksdominans</text:p>
          </table:table-cell>
          <table:table-cell office:value-type="string" table:style-name="ce1">
            <text:p>LandskapsElement_Naturtype_KystLandskap_Kystslettelandskap_MiddelsEksponertYt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y</text:p>
          </table:table-cell>
          <table:table-cell office:value-type="string" table:style-name="ce1">
            <text:p>LandskapsElement_Naturtype_KystLandskap_Kystslettelandskap_MiddelsEksponertYtre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HøytVåtmarkspreg</text:p>
          </table:table-cell>
          <table:table-cell office:value-type="string" table:style-name="ce1">
            <text:p>LandskapsElement_Naturtype_KystLandskap_Kystslettelandskap_Middels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</text:p>
          </table:table-cell>
          <table:table-cell office:value-type="string" table:style-name="ce1">
            <text:p>LandskapsElement_Naturtype_KystLandskap_Kystslettelandskap_Middels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Jordbruksdominans</text:p>
          </table:table-cell>
          <table:table-cell office:value-type="string" table:style-name="ce1">
            <text:p>LandskapsElement_Naturtype_KystLandskap_Kystslettelandskap_MiddelsEksponertYt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Tettbebyggelse</text:p>
          </table:table-cell>
          <table:table-cell office:value-type="string" table:style-name="ce1">
            <text:p>LandskapsElement_Naturtype_KystLandskap_Kystslettelandskap_Middels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Middels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By</text:p>
          </table:table-cell>
          <table:table-cell office:value-type="string" table:style-name="ce1">
            <text:p>LandskapsElement_Naturtype_KystLandskap_Kystslettelandskap_Middels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HøytVåtmarkspreg</text:p>
          </table:table-cell>
          <table:table-cell office:value-type="string" table:style-name="ce1">
            <text:p>LandskapsElement_Naturtype_KystLandskap_Kystslettelandskap_Middels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SlaktTilSmåkupertKystslettelandskapMedHøytVåtmarkspregMedTettbebyggelse</text:p>
          </table:table-cell>
          <table:table-cell office:value-type="string" table:style-name="ce1">
            <text:p>LandskapsElement_Naturtype_KystLandskap_Kystslettelandskap_MiddelsEksponertYtreSlaktTilSmåkupert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</text:p>
          </table:table-cell>
          <table:table-cell office:value-type="string" table:style-name="ce1">
            <text:p>LandskapsElement_Naturtype_KystLandskap_Kystslettelandskap_Middels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Jordbruksdominans</text:p>
          </table:table-cell>
          <table:table-cell office:value-type="string" table:style-name="ce1">
            <text:p>LandskapsElement_Naturtype_KystLandskap_Kystslettelandskap_MiddelsEksponertYtreKystslettelandskapMedBratteÅserRestfjellKlipperOgStu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Tettbebyggelse</text:p>
          </table:table-cell>
          <table:table-cell office:value-type="string" table:style-name="ce1">
            <text:p>LandskapsElement_Naturtype_KystLandskap_Kystslettelandskap_MiddelsEksponertYt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MiddelsEksponertYtreKystslettelandskapMedBratteÅserRestfjellKlipperOgStupMedHøytVåtmarkspregOgJordbruksdominans</text:p>
          </table:table-cell>
          <table:table-cell office:value-type="string" table:style-name="ce1">
            <text:p>LandskapsElement_Naturtype_KystLandskap_Kystslettelandskap_MiddelsEksponertYtreKystslettelandskapMedBratteÅserRestfjellKlipperOgStupMedHøytVåtmarkspreg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</text:p>
          </table:table-cell>
          <table:table-cell office:value-type="string" table:style-name="ce1">
            <text:p>LandskapsElement_Naturtype_KystLandskap_Kystslettelandskap_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Jordbruksdominans</text:p>
          </table:table-cell>
          <table:table-cell office:value-type="string" table:style-name="ce1">
            <text:p>LandskapsElement_Naturtype_KystLandskap_Kystslettelandskap_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Tettbebyggelse</text:p>
          </table:table-cell>
          <table:table-cell office:value-type="string" table:style-name="ce1">
            <text:p>LandskapsElement_Naturtype_KystLandskap_Kystslettelandskap_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TettbebyggelseOgJordbruksdominans</text:p>
          </table:table-cell>
          <table:table-cell office:value-type="string" table:style-name="ce1">
            <text:p>LandskapsElement_Naturtype_KystLandskap_Kystslettelandskap_EksponertYtre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HøytVåtmarkspreg</text:p>
          </table:table-cell>
          <table:table-cell office:value-type="string" table:style-name="ce1">
            <text:p>LandskapsElement_Naturtype_KystLandskap_Kystslettelandskap_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HøytVåtmarkspregMedTettbebyggelse</text:p>
          </table:table-cell>
          <table:table-cell office:value-type="string" table:style-name="ce1">
            <text:p>LandskapsElement_Naturtype_KystLandskap_Kystslettelandskap_EksponertYt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</text:p>
          </table:table-cell>
          <table:table-cell office:value-type="string" table:style-name="ce1">
            <text:p>LandskapsElement_Naturtype_KystLandskap_Kystslettelandskap_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Jordbruksdominans</text:p>
          </table:table-cell>
          <table:table-cell office:value-type="string" table:style-name="ce1">
            <text:p>LandskapsElement_Naturtype_KystLandskap_Kystslettelandskap_EksponertYtreSlaktTilSmåkupert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Tettbebyggelse</text:p>
          </table:table-cell>
          <table:table-cell office:value-type="string" table:style-name="ce1">
            <text:p>LandskapsElement_Naturtype_KystLandskap_Kystslettelandskap_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By</text:p>
          </table:table-cell>
          <table:table-cell office:value-type="string" table:style-name="ce1">
            <text:p>LandskapsElement_Naturtype_KystLandskap_Kystslettelandskap_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SlaktTilSmåkupertKystslettelandskapMedHøytVåtmarkspreg</text:p>
          </table:table-cell>
          <table:table-cell office:value-type="string" table:style-name="ce1">
            <text:p>LandskapsElement_Naturtype_KystLandskap_Kystslettelandskap_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BratteÅserRestfjellKlipperOgStup</text:p>
          </table:table-cell>
          <table:table-cell office:value-type="string" table:style-name="ce1">
            <text:p>LandskapsElement_Naturtype_KystLandskap_Kystslettelandskap_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EksponertYtreKystslettelandskapMedBratteÅserRestfjellKlipperOgStupMedTettbebyggelse</text:p>
          </table:table-cell>
          <table:table-cell office:value-type="string" table:style-name="ce1">
            <text:p>LandskapsElement_Naturtype_KystLandskap_Kystslettelandskap_EksponertYtreKystslettelandskapMedBratteÅserRestfjellKlipperOgStu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</text:p>
          </table:table-cell>
          <table:table-cell office:value-type="string" table:style-name="ce1">
            <text:p>LandskapsElement_Naturtype_KystLandskap_Kystslettelandskap_SværtEksponertYtre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Jordbruksdominans</text:p>
          </table:table-cell>
          <table:table-cell office:value-type="string" table:style-name="ce1">
            <text:p>LandskapsElement_Naturtype_KystLandskap_Kystslettelandskap_SværtEksponertYtreKystslettelandskapMed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Tettbebyggelse</text:p>
          </table:table-cell>
          <table:table-cell office:value-type="string" table:style-name="ce1">
            <text:p>LandskapsElement_Naturtype_KystLandskap_Kystslettelandskap_SværtEksponertYtre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HøytVåtmarkspreg</text:p>
          </table:table-cell>
          <table:table-cell office:value-type="string" table:style-name="ce1">
            <text:p>LandskapsElement_Naturtype_KystLandskap_Kystslettelandskap_SværtEksponertYtre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HøytVåtmarkspregMedTettbebyggelse</text:p>
          </table:table-cell>
          <table:table-cell office:value-type="string" table:style-name="ce1">
            <text:p>LandskapsElement_Naturtype_KystLandskap_Kystslettelandskap_SværtEksponertYtreKystslettelandskapMedHøytVåtmarkspreg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</text:p>
          </table:table-cell>
          <table:table-cell office:value-type="string" table:style-name="ce1">
            <text:p>LandskapsElement_Naturtype_KystLandskap_Kystslettelandskap_SværtEksponertYtreSlaktTilSmåkupertKystslette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Tettbebyggelse</text:p>
          </table:table-cell>
          <table:table-cell office:value-type="string" table:style-name="ce1">
            <text:p>LandskapsElement_Naturtype_KystLandskap_Kystslettelandskap_SværtEksponertYtreSlaktTilSmåkupertKystslettelandskapMedTettbebygge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TettbebyggelseOgJordbruksdominans</text:p>
          </table:table-cell>
          <table:table-cell office:value-type="string" table:style-name="ce1">
            <text:p>LandskapsElement_Naturtype_KystLandskap_Kystslettelandskap_SværtEksponertYtreSlaktTilSmåkupertKystslettelandskapMedTettbebyggelseOgJordbruksdominan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By</text:p>
          </table:table-cell>
          <table:table-cell office:value-type="string" table:style-name="ce1">
            <text:p>LandskapsElement_Naturtype_KystLandskap_Kystslettelandskap_SværtEksponertYtreSlaktTilSmåkupertKystslettelandskapMed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SlaktTilSmåkupertKystslettelandskapMedHøytVåtmarkspreg</text:p>
          </table:table-cell>
          <table:table-cell office:value-type="string" table:style-name="ce1">
            <text:p>LandskapsElement_Naturtype_KystLandskap_Kystslettelandskap_SværtEksponertYtreSlaktTilSmåkupertKystslettelandska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BratteÅserRestfjellKlipperOgStup</text:p>
          </table:table-cell>
          <table:table-cell office:value-type="string" table:style-name="ce1">
            <text:p>LandskapsElement_Naturtype_KystLandskap_Kystslettelandskap_SværtEksponertYtreKystslettelandskapMedBratteÅserRestfjellKlipperOgSt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slettelandskap_</text:p>
          </table:table-cell>
          <table:table-cell office:value-type="string" table:style-name="ce1">
            <text:p>SværtEksponertYtreKystslettelandskapMedBratteÅserRestfjellKlipperOgStupMedHøytVåtmarkspreg</text:p>
          </table:table-cell>
          <table:table-cell office:value-type="string" table:style-name="ce1">
            <text:p>LandskapsElement_Naturtype_KystLandskap_Kystslettelandskap_SværtEksponertYtreKystslettelandskapMedBratteÅserRestfjellKlipperOgStupMedHøytVåtmarkspr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KystLandskap_Kystås-OgKystfjellandskap_</text:p>
          </table:table-cell>
          <table:table-cell office:value-type="string" table:style-name="ce1">
            <text:p>Kystås-OgKystfjellandskap</text:p>
          </table:table-cell>
          <table:table-cell office:value-type="string" table:style-name="ce1">
            <text:p>LandskapsElement_Naturtype_KystLandskap_Kystås-OgKystfjellandskap_Kystås-OgKystfje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MarineLandskap_</text:p>
          </table:table-cell>
          <table:table-cell office:value-type="string" table:style-name="ce1">
            <text:p>MarineSletter</text:p>
          </table:table-cell>
          <table:table-cell office:value-type="string" table:style-name="ce1">
            <text:p>LandskapsElement_Naturtype_MarineLandskap_MarineSlet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Naturtype_MarineLandskap_</text:p>
          </table:table-cell>
          <table:table-cell office:value-type="string" table:style-name="ce1">
            <text:p>MarineDallandskap</text:p>
          </table:table-cell>
          <table:table-cell office:value-type="string" table:style-name="ce1">
            <text:p>LandskapsElement_Naturtype_MarineLandskap_MarineDa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MarineÅs-OgFjellandskap</text:p>
          </table:table-cell>
          <table:table-cell office:value-type="string" table:style-name="ce1">
            <text:p>LandskapsElement_MarineÅs-OgFjel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Jordbruksregion</text:p>
          </table:table-cell>
          <table:table-cell office:value-type="string" table:style-name="ce1">
            <text:p>LandskapsElement_Jordbruks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Landskapsunderregion</text:p>
          </table:table-cell>
          <table:table-cell office:value-type="string" table:style-name="ce1">
            <text:p>LandskapsElement_Landskapsunder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Landskapsregion</text:p>
          </table:table-cell>
          <table:table-cell office:value-type="string" table:style-name="ce1">
            <text:p>LandskapsElement_Landskapsreg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KulturLandskap</text:p>
          </table:table-cell>
          <table:table-cell office:value-type="string" table:style-name="ce1">
            <text:p>LandskapsElement_KulturLandska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Landskap</text:p>
          </table:table-cell>
          <table:table-cell office:value-type="string" table:style-name="ce1">
            <text:p>LandskapsElement_</text:p>
          </table:table-cell>
          <table:table-cell office:value-type="string" table:style-name="ce1">
            <text:p>InngrepsfrieNaturområder</text:p>
          </table:table-cell>
          <table:table-cell office:value-type="string" table:style-name="ce1">
            <text:p>LandskapsElement_InngrepsfrieNaturområd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Luftrute_</text:p>
          </table:table-cell>
          <table:table-cell office:value-type="string" table:style-name="ce1">
            <text:p>Flyrute</text:p>
          </table:table-cell>
          <table:table-cell office:value-type="string" table:style-name="ce1">
            <text:p>RuteElement_Luftrute_Fly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Luftrute_</text:p>
          </table:table-cell>
          <table:table-cell office:value-type="string" table:style-name="ce1">
            <text:p>Helikoptertrase</text:p>
          </table:table-cell>
          <table:table-cell office:value-type="string" table:style-name="ce1">
            <text:p>RuteElement_Luftrute_Helikoptertra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anerute</text:p>
          </table:table-cell>
          <table:table-cell office:value-type="string" table:style-name="ce1">
            <text:p>RuteElement_Bane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åtrute</text:p>
          </table:table-cell>
          <table:table-cell office:value-type="string" table:style-name="ce1">
            <text:p>RuteElement_Båtru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Lysløype</text:p>
          </table:table-cell>
          <table:table-cell office:value-type="string" table:style-name="ce1">
            <text:p>RuteElement_Lys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Snøscooterløype</text:p>
          </table:table-cell>
          <table:table-cell office:value-type="string" table:style-name="ce1">
            <text:p>RuteElement_Snøscooter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RuteElement_</text:p>
          </table:table-cell>
          <table:table-cell office:value-type="string" table:style-name="ce1">
            <text:p>Barmarksløype</text:p>
          </table:table-cell>
          <table:table-cell office:value-type="string" table:style-name="ce1">
            <text:p>RuteElement_Barmarksløyp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FrittståendeElement</text:p>
          </table:table-cell>
          <table:table-cell office:value-type="string" table:style-name="ce1">
            <text:p>InfrastrukturElement_Bane-4_Frittstående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Jernbanelenke</text:p>
          </table:table-cell>
          <table:table-cell office:value-type="string" table:style-name="ce1">
            <text:p>InfrastrukturElement_Bane-4_Jernbanelenk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Bane-4_</text:p>
          </table:table-cell>
          <table:table-cell office:value-type="string" table:style-name="ce1">
            <text:p>Jernbanenode</text:p>
          </table:table-cell>
          <table:table-cell office:value-type="string" table:style-name="ce1">
            <text:p>InfrastrukturElement_Bane-4_Jernbanen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</text:p>
          </table:table-cell>
          <table:table-cell office:value-type="string" table:style-name="ce1">
            <text:p>Ferjekai</text:p>
          </table:table-cell>
          <table:table-cell office:value-type="string" table:style-name="ce1">
            <text:p>InfrastrukturElement_Ferjek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Samferdsel</text:p>
          </table:table-cell>
          <table:table-cell office:value-type="string" table:style-name="ce1">
            <text:p>InfrastrukturElement_</text:p>
          </table:table-cell>
          <table:table-cell office:value-type="string" table:style-name="ce1">
            <text:p>Lufthavn</text:p>
          </table:table-cell>
          <table:table-cell office:value-type="string" table:style-name="ce1">
            <text:p>InfrastrukturElement_Lufthav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Overflate</text:p>
          </table:table-cell>
          <table:table-cell office:value-type="string" table:style-name="ce1">
            <text:p>TerrengElementSamling_TerrengElement_TerrengOverfl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Høydekurve</text:p>
          </table:table-cell>
          <table:table-cell office:value-type="string" table:style-name="ce1">
            <text:p>TerrengElementSamling_TerrengElement_Høyde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Hjelpekurve</text:p>
          </table:table-cell>
          <table:table-cell office:value-type="string" table:style-name="ce1">
            <text:p>TerrengElementSamling_TerrengElement_Hjelpe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Forsenkningskurve</text:p>
          </table:table-cell>
          <table:table-cell office:value-type="string" table:style-name="ce1">
            <text:p>TerrengElementSamling_TerrengElement_Forsenkningskur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</text:p>
          </table:table-cell>
          <table:table-cell office:value-type="string" table:style-name="ce1">
            <text:p>TerrengElementSamling_TerrengElement_Terreng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Bygg</text:p>
          </table:table-cell>
          <table:table-cell office:value-type="string" table:style-name="ce1">
            <text:p>TerrengElementSamling_TerrengElement_TerrenglinjeByg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linjeVeg</text:p>
          </table:table-cell>
          <table:table-cell office:value-type="string" table:style-name="ce1">
            <text:p>TerrengElementSamling_TerrengElement_TerrenglinjeV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Bruddlinje</text:p>
          </table:table-cell>
          <table:table-cell office:value-type="string" table:style-name="ce1">
            <text:p>TerrengElementSamling_TerrengElement_Bruddlinj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punkt</text:p>
          </table:table-cell>
          <table:table-cell office:value-type="string" table:style-name="ce1">
            <text:p>TerrengElementSamling_TerrengElement_Terreng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DTMPunkt</text:p>
          </table:table-cell>
          <table:table-cell office:value-type="string" table:style-name="ce1">
            <text:p>TerrengElementSamling_TerrengElement_DTM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oppunkt</text:p>
          </table:table-cell>
          <table:table-cell office:value-type="string" table:style-name="ce1">
            <text:p>TerrengElementSamling_TerrengElement_Top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Dybdepunkt</text:p>
          </table:table-cell>
          <table:table-cell office:value-type="string" table:style-name="ce1">
            <text:p>TerrengElementSamling_TerrengElement_Dybde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Forsenkningspunkt</text:p>
          </table:table-cell>
          <table:table-cell office:value-type="string" table:style-name="ce1">
            <text:p>TerrengElementSamling_TerrengElement_Forsenkningspunk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Element</text:p>
          </table:table-cell>
          <table:table-cell office:value-type="string" table:style-name="ce1">
            <text:p>TerrengElementSamling_TerrengElement_TerrengEl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TerrengElementSamling</text:p>
          </table:table-cell>
          <table:table-cell office:value-type="string" table:style-name="ce1">
            <text:p>TerrengElementSamling_TerrengElement_TerrengElementSaml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Inngrepssone</text:p>
          </table:table-cell>
          <table:table-cell office:value-type="string" table:style-name="ce1">
            <text:p>TerrengElementSamling_TerrengElement_Inngrepsson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unnlagsmodell</text:p>
          </table:table-cell>
          <table:table-cell office:value-type="string" table:style-name="ce1">
            <text:p>Terreng</text:p>
          </table:table-cell>
          <table:table-cell office:value-type="string" table:style-name="ce1">
            <text:p>TerrengElementSamling_TerrengElement_</text:p>
          </table:table-cell>
          <table:table-cell office:value-type="string" table:style-name="ce1">
            <text:p>Visualiseringssone</text:p>
          </table:table-cell>
          <table:table-cell office:value-type="string" table:style-name="ce1">
            <text:p>TerrengElementSamling_TerrengElement_Visualiseringssone</text:p>
          </table:table-cell>
          <table:table-cell table:number-columns-repeated="16379"/>
        </table:table-row>
        <table:table-row table:number-rows-repeated="2" table:style-name="ro1">
          <table:table-cell table:number-columns-repeated="4" table:style-name="ce1"/>
          <table:table-cell office:value-type="string" table:style-name="ce1">
            <text:p/>
          </table:table-cell>
          <table:table-cell table:number-columns-repeated="16379"/>
        </table:table-row>
        <table:table-row table:number-rows-repeated="1047702" table:style-name="ro1">
          <table:table-cell table:number-columns-repeated="16384"/>
        </table:table-row>
      </table:table>
      <table:database-ranges>
        <table:database-range table:target-range-address="Ark1.A1:Ark1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Thor Sigurd Thorsen</meta:initial-creator>
    <dc:creator>Thor Sigurd Thorsen</dc:creator>
    <meta:creation-date>2024-12-22T12:14:35Z</meta:creation-date>
    <dc:date>2024-12-22T12:16:44Z</dc:date>
  </office:meta>
</office:document-meta>
</file>